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8pt" style:font-size-asian="18pt" style:font-size-complex="18pt"/>
    </style:style>
    <style:style style:name="P5" style:family="paragraph" style:parent-style-name="Standard">
      <style:paragraph-properties fo:break-before="auto" fo:line-height="100%" style:writing-mode="lr-tb"/>
      <style:text-properties fo:background-color="#efefef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>
      <style:text-properties fo:background-color="#cfe2f3"/>
    </style:style>
    <style:style style:name="T9_6" style:family="text">
      <style:text-properties fo:background-color="#cfe2f3"/>
    </style:style>
    <style:style style:name="T9_7" style:family="text">
      <style:text-properties fo:background-color="#cfe2f3"/>
    </style:style>
    <style:style style:name="T9_8" style:family="text">
      <style:text-properties fo:background-color="#cfe2f3"/>
    </style:style>
    <style:style style:name="T9_9" style:family="text">
      <style:text-properties fo:background-color="#cfe2f3"/>
    </style:style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P10" style:family="paragraph" style:parent-style-name="Standard">
      <style:paragraph-properties fo:break-before="auto" fo:text-indent="0cm" fo:line-height="100%" fo:margin-left="0cm" style:writing-mode="lr-tb"/>
      <style:text-properties fo:font-size="18pt" style:font-size-asian="18pt" style:font-size-complex="18pt"/>
    </style:style>
    <style:style style:name="P11" style:family="paragraph" style:parent-style-name="Standard">
      <style:paragraph-properties fo:break-before="auto" fo:text-indent="0cm" fo:line-height="100%" fo:margin-left="0cm" style:writing-mode="lr-tb"/>
      <style:text-properties fo:font-size="18pt" style:font-size-asian="18pt" style:font-size-complex="18pt"/>
    </style:style>
    <style:style style:name="P12" style:family="paragraph" style:parent-style-name="Standard">
      <style:paragraph-properties fo:break-before="auto" fo:text-indent="0cm" fo:line-height="100%" fo:margin-left="0cm" style:writing-mode="lr-tb"/>
    </style:style>
    <style:style style:name="T12_1" style:family="text">
      <style:text-properties fo:font-size="18pt" style:font-size-asian="18pt" style:font-size-complex="18pt"/>
    </style:style>
    <style:style style:name="T12_2" style:family="text">
      <style:text-properties fo:font-size="18pt" style:font-size-asian="18pt" style:font-size-complex="18pt"/>
    </style:style>
    <style:style style:name="P13" style:family="paragraph" style:parent-style-name="Standard">
      <style:paragraph-properties fo:break-before="auto" fo:text-indent="0cm" fo:line-height="100%" fo:margin-left="0cm" style:writing-mode="lr-tb"/>
    </style:style>
    <style:style style:name="P14" style:family="paragraph" style:parent-style-name="Standard">
      <style:paragraph-properties fo:break-before="auto" fo:text-indent="0cm" fo:line-height="100%" fo:margin-left="0cm" style:writing-mode="lr-tb"/>
    </style:style>
    <style:style style:name="T14_1" style:family="text">
      <style:text-properties fo:background-color="#cfe2f3"/>
    </style:style>
    <style:style style:name="T14_2" style:family="text">
      <style:text-properties fo:background-color="#cfe2f3"/>
    </style:style>
    <style:style style:name="T14_3" style:family="text">
      <style:text-properties fo:background-color="#cfe2f3"/>
    </style:style>
    <style:style style:name="T14_4" style:family="text">
      <style:text-properties fo:background-color="#cfe2f3"/>
    </style:style>
    <style:style style:name="T14_5" style:family="text">
      <style:text-properties fo:background-color="#cfe2f3"/>
    </style:style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text-indent="0cm" fo:line-height="100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break-before="auto" fo:text-indent="0cm" fo:line-height="100%" fo:margin-left="-0.185cm" style:writing-mode="lr-tb"/>
    </style:style>
    <style:style style:name="P17" style:family="paragraph" style:parent-style-name="Standard">
      <style:paragraph-properties fo:break-before="auto" fo:text-indent="0cm" fo:line-height="100%" fo:margin-left="0cm" style:writing-mode="lr-tb"/>
    </style:style>
    <style:style style:name="T17_1" style:family="text"/>
    <style:style style:name="T17_2" style:family="text">
      <style:text-properties fo:background-color="#fff2cc"/>
    </style:style>
    <style:style style:name="T17_3" style:family="text">
      <style:text-properties fo:background-color="#fff2cc"/>
    </style:style>
    <style:style style:name="T17_4" style:family="text">
      <style:text-properties fo:background-color="#fff2cc"/>
    </style:style>
    <style:style style:name="T17_5" style:family="text">
      <style:text-properties fo:background-color="#fff2cc"/>
    </style:style>
    <style:style style:name="T17_6" style:family="text">
      <style:text-properties fo:background-color="#fff2cc"/>
    </style:style>
    <style:style style:name="T17_7" style:family="text">
      <style:text-properties fo:background-color="#fff2cc"/>
    </style:style>
    <style:style style:name="T17_8" style:family="text">
      <style:text-properties fo:background-color="#fff2cc"/>
    </style:style>
    <style:style style:name="P18" style:family="paragraph" style:parent-style-name="Standard">
      <style:paragraph-properties fo:break-before="auto" fo:text-indent="0cm" fo:line-height="100%" fo:margin-left="0cm" style:writing-mode="lr-tb"/>
    </style:style>
    <style:style style:name="P19" style:family="paragraph" style:parent-style-name="Standard">
      <style:paragraph-properties fo:break-before="auto" fo:text-indent="0cm" fo:line-height="100%" fo:margin-left="0cm" style:writing-mode="lr-tb"/>
    </style:style>
    <style:style style:name="T19_1" style:family="text"/>
    <style:style style:name="T19_2" style:family="text">
      <style:text-properties fo:background-color="#c9daf8"/>
    </style:style>
    <style:style style:name="T19_3" style:family="text">
      <style:text-properties fo:background-color="#c9daf8"/>
    </style:style>
    <style:style style:name="T19_4" style:family="text">
      <style:text-properties fo:background-color="#c9daf8"/>
    </style:style>
    <style:style style:name="T19_5" style:family="text">
      <style:text-properties fo:background-color="#c9daf8"/>
    </style:style>
    <style:style style:name="T19_6" style:family="text">
      <style:text-properties fo:background-color="#c9daf8"/>
    </style:style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P20" style:family="paragraph" style:parent-style-name="Standard">
      <style:paragraph-properties fo:break-before="auto" fo:text-indent="1.27cm" fo:line-height="100%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P21" style:family="paragraph" style:parent-style-name="Standard">
      <style:paragraph-properties fo:break-before="auto" fo:text-indent="0cm" fo:line-height="100%" fo:margin-left="0cm" style:writing-mode="lr-tb"/>
    </style:style>
    <style:style style:name="P22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>
      <style:text-properties fo:font-size="18pt" style:font-size-asian="18pt" style:font-size-complex="18pt"/>
    </style:style>
    <style:style style:name="T23_2" style:family="text">
      <style:text-properties fo:font-size="18pt" style:font-size-asian="18pt" style:font-size-complex="18pt"/>
    </style:style>
    <style:style style:name="P24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T25_19" style:family="text"/>
    <style:style style:name="T25_20" style:family="text">
      <style:text-properties fo:color="#1155cc" style:text-underline-style="solid" style:text-underline-color="font-color"/>
    </style:style>
    <style:style style:name="T25_21" style:family="text"/>
    <style:style style:name="T25_22" style:family="text">
      <style:text-properties fo:color="#1155cc" style:text-underline-style="solid" style:text-underline-color="font-color"/>
    </style:style>
    <style:style style:name="T25_23" style:family="text"/>
    <style:style style:name="T25_24" style:family="text">
      <style:text-properties fo:color="#1155cc" style:text-underline-style="solid" style:text-underline-color="font-color"/>
    </style:style>
    <style:style style:name="T25_25" style:family="text"/>
    <style:style style:name="T25_26" style:family="text">
      <style:text-properties fo:color="#1155cc" style:text-underline-style="solid" style:text-underline-color="font-color"/>
    </style:style>
    <style:style style:name="T25_27" style:family="text"/>
    <style:style style:name="T25_28" style:family="text">
      <style:text-properties fo:color="#1155cc" style:text-underline-style="solid" style:text-underline-color="font-color"/>
    </style:style>
    <style:style style:name="T25_29" style:family="text"/>
    <style:style style:name="T25_30" style:family="text">
      <style:text-properties fo:color="#1155cc" style:text-underline-style="solid" style:text-underline-color="font-color"/>
    </style:style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text-indent="0cm" fo:line-height="100%" fo:margin-left="0.741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text-indent="0cm" fo:line-height="100%" fo:margin-left="0.741cm" style:writing-mode="lr-tb"/>
    </style:style>
    <style:style style:name="T29_1" style:family="text"/>
    <style:style style:name="T29_2" style:family="text"/>
    <style:style style:name="T29_3" style:family="text">
      <style:text-properties fo:color="#1155cc" style:text-underline-style="solid" style:text-underline-color="font-color"/>
    </style:style>
    <style:style style:name="T29_4" style:family="text"/>
    <style:style style:name="T29_5" style:family="text">
      <style:text-properties fo:color="#1155cc" style:text-underline-style="solid" style:text-underline-color="font-color"/>
    </style:style>
    <style:style style:name="T29_6" style:family="text"/>
    <style:style style:name="T29_7" style:family="text">
      <style:text-properties fo:color="#1155cc" style:text-underline-style="solid" style:text-underline-color="font-color"/>
    </style:style>
    <style:style style:name="T29_8" style:family="text"/>
    <style:style style:name="T29_9" style:family="text">
      <style:text-properties fo:color="#1155cc" style:text-underline-style="solid" style:text-underline-color="font-color"/>
    </style:style>
    <style:style style:name="T29_10" style:family="text"/>
    <style:style style:name="T29_11" style:family="text">
      <style:text-properties fo:color="#1155cc" style:text-underline-style="solid" style:text-underline-color="font-color"/>
    </style:style>
    <style:style style:name="T29_12" style:family="text"/>
    <style:style style:name="T29_13" style:family="text">
      <style:text-properties fo:color="#1155cc" style:text-underline-style="solid" style:text-underline-color="font-color"/>
    </style:style>
    <style:style style:name="T29_14" style:family="text"/>
    <style:style style:name="T29_15" style:family="text">
      <style:text-properties fo:color="#1155cc" style:text-underline-style="solid" style:text-underline-color="font-color"/>
    </style:style>
    <style:style style:name="T29_16" style:family="text"/>
    <style:style style:name="T29_17" style:family="text">
      <style:text-properties fo:color="#1155cc" style:text-underline-style="solid" style:text-underline-color="font-color"/>
    </style:style>
    <style:style style:name="T29_18" style:family="text"/>
    <style:style style:name="T29_19" style:family="text">
      <style:text-properties fo:color="#1155cc" style:text-underline-style="solid" style:text-underline-color="font-color"/>
    </style:style>
    <style:style style:name="T29_20" style:family="text"/>
    <style:style style:name="T29_21" style:family="text">
      <style:text-properties fo:color="#1155cc" style:text-underline-style="solid" style:text-underline-color="font-color"/>
    </style:style>
    <style:style style:name="T29_22" style:family="text"/>
    <style:style style:name="T29_23" style:family="text">
      <style:text-properties fo:color="#1155cc" style:text-underline-style="solid" style:text-underline-color="font-color"/>
    </style:style>
    <style:style style:name="T29_24" style:family="text"/>
    <style:style style:name="T29_25" style:family="text">
      <style:text-properties fo:color="#1155cc" style:text-underline-style="solid" style:text-underline-color="font-color"/>
    </style:style>
    <style:style style:name="T29_26" style:family="text"/>
    <style:style style:name="T29_27" style:family="text">
      <style:text-properties fo:color="#1155cc" style:text-underline-style="solid" style:text-underline-color="font-color"/>
    </style:style>
    <style:style style:name="T29_28" style:family="text"/>
    <style:style style:name="T29_29" style:family="text">
      <style:text-properties fo:color="#1155cc" style:text-underline-style="solid" style:text-underline-color="font-color"/>
    </style:style>
    <style:style style:name="T29_30" style:family="text"/>
    <style:style style:name="T29_31" style:family="text">
      <style:text-properties fo:color="#1155cc" style:text-underline-style="solid" style:text-underline-color="font-color"/>
    </style:style>
    <style:style style:name="T29_32" style:family="text"/>
    <style:style style:name="T29_33" style:family="text">
      <style:text-properties fo:color="#1155cc" style:text-underline-style="solid" style:text-underline-color="font-color"/>
    </style:style>
    <style:style style:name="T29_34" style:family="text"/>
    <style:style style:name="T29_35" style:family="text">
      <style:text-properties fo:color="#1155cc" style:text-underline-style="solid" style:text-underline-color="font-color"/>
    </style:style>
    <style:style style:name="T29_36" style:family="text"/>
    <style:style style:name="T29_37" style:family="text">
      <style:text-properties fo:color="#1155cc" style:text-underline-style="solid" style:text-underline-color="font-color"/>
    </style:style>
    <style:style style:name="T29_38" style:family="text"/>
    <style:style style:name="T29_39" style:family="text">
      <style:text-properties fo:color="#1155cc" style:text-underline-style="solid" style:text-underline-color="font-color"/>
    </style:style>
    <style:style style:name="T29_40" style:family="text"/>
    <style:style style:name="T29_41" style:family="text">
      <style:text-properties fo:color="#1155cc" style:text-underline-style="solid" style:text-underline-color="font-color"/>
    </style:style>
    <style:style style:name="T29_42" style:family="text"/>
    <style:style style:name="T29_43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00%" fo:margin-left="0.741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text-indent="0cm" fo:line-height="100%" fo:margin-left="0.741cm" style:writing-mode="lr-tb"/>
    </style:style>
    <style:style style:name="T31_1" style:family="text"/>
    <style:style style:name="T31_2" style:family="text"/>
    <style:style style:name="T31_3" style:family="text">
      <style:text-properties fo:color="#1155cc" style:text-underline-style="solid" style:text-underline-color="font-color"/>
    </style:style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color="#1155cc" style:text-underline-style="solid" style:text-underline-color="font-color"/>
    </style:style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T31_10" style:family="text"/>
    <style:style style:name="T31_11" style:family="text">
      <style:text-properties fo:color="#1155cc" style:text-underline-style="solid" style:text-underline-color="font-color"/>
    </style:style>
    <style:style style:name="T31_12" style:family="text"/>
    <style:style style:name="T31_13" style:family="text">
      <style:text-properties fo:color="#1155cc" style:text-underline-style="solid" style:text-underline-color="font-color"/>
    </style:style>
    <style:style style:name="T31_14" style:family="text"/>
    <style:style style:name="T31_15" style:family="text">
      <style:text-properties fo:color="#1155cc" style:text-underline-style="solid" style:text-underline-color="font-color"/>
    </style:style>
    <style:style style:name="T31_16" style:family="text"/>
    <style:style style:name="T31_17" style:family="text">
      <style:text-properties fo:color="#1155cc" style:text-underline-style="solid" style:text-underline-color="font-color"/>
    </style:style>
    <style:style style:name="T31_18" style:family="text"/>
    <style:style style:name="T31_19" style:family="text">
      <style:text-properties fo:color="#1155cc" style:text-underline-style="solid" style:text-underline-color="font-color"/>
    </style:style>
    <style:style style:name="T31_20" style:family="text"/>
    <style:style style:name="T31_21" style:family="text">
      <style:text-properties fo:color="#1155cc" style:text-underline-style="solid" style:text-underline-color="font-color"/>
    </style:style>
    <style:style style:name="T31_22" style:family="text"/>
    <style:style style:name="T31_23" style:family="text">
      <style:text-properties fo:color="#1155cc" style:text-underline-style="solid" style:text-underline-color="font-color"/>
    </style:style>
    <style:style style:name="T31_24" style:family="text"/>
    <style:style style:name="T31_25" style:family="text">
      <style:text-properties fo:color="#1155cc" style:text-underline-style="solid" style:text-underline-color="font-color"/>
    </style:style>
    <style:style style:name="T31_26" style:family="text"/>
    <style:style style:name="T31_27" style:family="text">
      <style:text-properties fo:color="#1155cc" style:text-underline-style="solid" style:text-underline-color="font-color"/>
    </style:style>
    <style:style style:name="T31_28" style:family="text"/>
    <style:style style:name="T31_29" style:family="text">
      <style:text-properties fo:color="#1155cc" style:text-underline-style="solid" style:text-underline-color="font-color"/>
    </style:style>
    <style:style style:name="T31_30" style:family="text"/>
    <style:style style:name="T31_31" style:family="text">
      <style:text-properties fo:color="#1155cc" style:text-underline-style="solid" style:text-underline-color="font-color"/>
    </style:style>
    <style:style style:name="T31_32" style:family="text"/>
    <style:style style:name="T31_33" style:family="text">
      <style:text-properties fo:color="#1155cc" style:text-underline-style="solid" style:text-underline-color="font-color"/>
    </style:style>
    <style:style style:name="T31_34" style:family="text"/>
    <style:style style:name="T31_35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00%" fo:margin-left="0.741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P33" style:family="paragraph" style:parent-style-name="Standard">
      <style:paragraph-properties fo:break-before="auto" fo:text-indent="0cm" fo:line-height="100%" fo:margin-left="0.741cm" style:writing-mode="lr-tb"/>
    </style:style>
    <style:style style:name="T33_1" style:family="text"/>
    <style:style style:name="T33_2" style:family="text"/>
    <style:style style:name="T33_3" style:family="text">
      <style:text-properties fo:color="#1155cc" style:text-underline-style="solid" style:text-underline-color="font-color"/>
    </style:style>
    <style:style style:name="T33_4" style:family="text"/>
    <style:style style:name="T33_5" style:family="text">
      <style:text-properties fo:color="#1155cc" style:text-underline-style="solid" style:text-underline-color="font-color"/>
    </style:style>
    <style:style style:name="T33_6" style:family="text"/>
    <style:style style:name="T33_7" style:family="text">
      <style:text-properties fo:color="#1155cc" style:text-underline-style="solid" style:text-underline-color="font-color"/>
    </style:style>
    <style:style style:name="T33_8" style:family="text"/>
    <style:style style:name="T33_9" style:family="text">
      <style:text-properties fo:color="#1155cc" style:text-underline-style="solid" style:text-underline-color="font-color"/>
    </style:style>
    <style:style style:name="T33_10" style:family="text"/>
    <style:style style:name="T33_11" style:family="text">
      <style:text-properties fo:color="#1155cc" style:text-underline-style="solid" style:text-underline-color="font-color"/>
    </style:style>
    <style:style style:name="T33_12" style:family="text"/>
    <style:style style:name="T33_13" style:family="text">
      <style:text-properties fo:color="#1155cc" style:text-underline-style="solid" style:text-underline-color="font-color"/>
    </style:style>
    <style:style style:name="T33_14" style:family="text"/>
    <style:style style:name="T33_15" style:family="text">
      <style:text-properties fo:color="#1155cc" style:text-underline-style="solid" style:text-underline-color="font-color"/>
    </style:style>
    <style:style style:name="T33_16" style:family="text"/>
    <style:style style:name="T33_17" style:family="text">
      <style:text-properties fo:color="#1155cc" style:text-underline-style="solid" style:text-underline-color="font-color"/>
    </style:style>
    <style:style style:name="T33_18" style:family="text"/>
    <style:style style:name="T33_19" style:family="text">
      <style:text-properties fo:color="#1155cc" style:text-underline-style="solid" style:text-underline-color="font-color"/>
    </style:style>
    <style:style style:name="T33_20" style:family="text"/>
    <style:style style:name="T33_21" style:family="text">
      <style:text-properties fo:color="#1155cc" style:text-underline-style="solid" style:text-underline-color="font-color"/>
    </style:style>
    <style:style style:name="T33_22" style:family="text"/>
    <style:style style:name="T33_23" style:family="text">
      <style:text-properties fo:color="#1155cc" style:text-underline-style="solid" style:text-underline-color="font-color"/>
    </style:style>
    <style:style style:name="T33_24" style:family="text"/>
    <style:style style:name="T33_25" style:family="text">
      <style:text-properties fo:color="#1155cc" style:text-underline-style="solid" style:text-underline-color="font-color"/>
    </style:style>
    <style:style style:name="T33_26" style:family="text"/>
    <style:style style:name="T33_27" style:family="text">
      <style:text-properties fo:color="#1155cc" style:text-underline-style="solid" style:text-underline-color="font-color"/>
    </style:style>
    <style:style style:name="T33_28" style:family="text"/>
    <style:style style:name="T33_29" style:family="text">
      <style:text-properties fo:color="#1155cc" style:text-underline-style="solid" style:text-underline-color="font-color"/>
    </style:style>
    <style:style style:name="T33_30" style:family="text"/>
    <style:style style:name="T33_31" style:family="text">
      <style:text-properties fo:color="#1155cc" style:text-underline-style="solid" style:text-underline-color="font-color"/>
    </style:style>
    <style:style style:name="T33_32" style:family="text"/>
    <style:style style:name="T33_33" style:family="text">
      <style:text-properties fo:color="#1155cc" style:text-underline-style="solid" style:text-underline-color="font-color"/>
    </style:style>
    <style:style style:name="T33_34" style:family="text"/>
    <style:style style:name="T33_35" style:family="text">
      <style:text-properties fo:color="#1155cc" style:text-underline-style="solid" style:text-underline-color="font-color"/>
    </style:style>
    <style:style style:name="T33_36" style:family="text"/>
    <style:style style:name="T33_37" style:family="text">
      <style:text-properties fo:color="#1155cc" style:text-underline-style="solid" style:text-underline-color="font-color"/>
    </style:style>
    <style:style style:name="T33_38" style:family="text"/>
    <style:style style:name="T33_39" style:family="text">
      <style:text-properties fo:color="#1155cc" style:text-underline-style="solid" style:text-underline-color="font-color"/>
    </style:style>
    <style:style style:name="T33_40" style:family="text"/>
    <style:style style:name="T33_41" style:family="text">
      <style:text-properties fo:color="#1155cc" style:text-underline-style="solid" style:text-underline-color="font-color"/>
    </style:style>
    <style:style style:name="T33_42" style:family="text"/>
    <style:style style:name="T33_43" style:family="text">
      <style:text-properties fo:color="#1155cc" style:text-underline-style="solid" style:text-underline-color="font-color"/>
    </style:style>
    <style:style style:name="T33_44" style:family="text"/>
    <style:style style:name="T33_45" style:family="text">
      <style:text-properties fo:color="#1155cc" style:text-underline-style="solid" style:text-underline-color="font-color"/>
    </style:style>
    <style:style style:name="T33_46" style:family="text"/>
    <style:style style:name="T33_47" style:family="text">
      <style:text-properties fo:color="#1155cc" style:text-underline-style="solid" style:text-underline-color="font-color"/>
    </style:style>
    <style:style style:name="T33_48" style:family="text"/>
    <style:style style:name="T33_49" style:family="text">
      <style:text-properties fo:color="#1155cc" style:text-underline-style="solid" style:text-underline-color="font-color"/>
    </style:style>
    <style:style style:name="T33_50" style:family="text"/>
    <style:style style:name="T33_51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>
      <style:text-properties fo:font-weight="bold" style:font-weight-asian="bold" style:font-weight-complex="bold"/>
    </style:style>
    <style:style style:name="T34_12" style:family="text">
      <style:text-properties fo:font-weight="bold" style:font-weight-asian="bold" style:font-weight-complex="bold"/>
    </style:style>
    <style:style style:name="T34_13" style:family="text">
      <style:text-properties fo:font-weight="bold" style:font-weight-asian="bold" style:font-weight-complex="bold"/>
    </style:style>
    <style:style style:name="T34_14" style:family="text">
      <style:text-properties fo:font-weight="bold" style:font-weight-asian="bold" style:font-weight-complex="bold"/>
    </style:style>
    <style:style style:name="T34_15" style:family="text">
      <style:text-properties fo:font-weight="bold" style:font-weight-asian="bold" style:font-weight-complex="bold"/>
    </style:style>
    <style:style style:name="T34_16" style:family="text">
      <style:text-properties fo:font-weight="bold" style:font-weight-asian="bold" style:font-weight-complex="bold"/>
    </style:style>
    <style:style style:name="T34_17" style:family="text">
      <style:text-properties fo:font-weight="bold" style:font-weight-asian="bold" style:font-weight-complex="bold"/>
    </style:style>
    <style:style style:name="T34_18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>
      <style:text-properties fo:font-weight="bold" style:font-weight-asian="bold" style:font-weight-complex="bold"/>
    </style:style>
    <style:style style:name="T35_23" style:family="text">
      <style:text-properties fo:font-weight="bold" style:font-weight-asian="bold" style:font-weight-complex="bold"/>
    </style:style>
    <style:style style:name="T35_24" style:family="text">
      <style:text-properties fo:font-weight="bold" style:font-weight-asian="bold" style:font-weight-complex="bold"/>
    </style:style>
    <style:style style:name="T35_25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line-height="100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text-indent="0cm" fo:line-height="100%" fo:margin-left="0.741cm" style:writing-mode="lr-tb"/>
    </style:style>
    <style:style style:name="P39" style:family="paragraph" style:parent-style-name="Standard">
      <style:paragraph-properties fo:break-before="auto" fo:text-indent="0cm" fo:line-height="100%" fo:margin-left="0cm" style:writing-mode="lr-tb"/>
    </style:style>
    <style:style style:name="T39_1" style:family="text">
      <style:text-properties fo:background-color="#c9daf8"/>
    </style:style>
    <style:style style:name="T39_2" style:family="text">
      <style:text-properties fo:background-color="#c9daf8"/>
    </style:style>
    <style:style style:name="T39_3" style:family="text">
      <style:text-properties fo:background-color="#c9daf8"/>
    </style:style>
    <style:style style:name="T39_4" style:family="text">
      <style:text-properties fo:background-color="#c9daf8"/>
    </style:style>
    <style:style style:name="T39_5" style:family="text">
      <style:text-properties fo:background-color="#c9daf8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page" fo:line-height="100%" style:writing-mode="lr-tb"/>
      <style:text-properties fo:font-size="18pt" style:font-size-asian="18pt" style:font-size-complex="18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fo:font-size="18pt" style:font-size-asian="18pt" style:font-size-complex="18pt"/>
    </style:style>
    <style:style style:name="T42_2" style:family="text">
      <style:text-properties fo:font-size="18pt" style:font-size-asian="18pt" style:font-size-complex="18pt"/>
    </style:style>
    <style:style style:name="P43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T44_17" style:family="text"/>
    <style:style style:name="T44_18" style:family="text">
      <style:text-properties fo:color="#1155cc" style:text-underline-style="solid" style:text-underline-color="font-color"/>
    </style:style>
    <style:style style:name="T44_19" style:family="text"/>
    <style:style style:name="T44_20" style:family="text">
      <style:text-properties fo:color="#1155cc" style:text-underline-style="solid" style:text-underline-color="font-color"/>
    </style:style>
    <style:style style:name="T44_21" style:family="text"/>
    <style:style style:name="P45" style:family="paragraph" style:parent-style-name="Standard">
      <style:paragraph-properties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P46" style:family="paragraph" style:parent-style-name="Standard">
      <style:paragraph-properties fo:break-before="auto" fo:line-height="100%" style:writing-mode="lr-tb"/>
    </style:style>
    <style:style style:name="T46_1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background-color="#c9daf8"/>
    </style:style>
    <style:style style:name="T47_2" style:family="text">
      <style:text-properties fo:background-color="#c9daf8"/>
    </style:style>
    <style:style style:name="T47_3" style:family="text">
      <style:text-properties fo:background-color="#c9daf8"/>
    </style:style>
    <style:style style:name="T47_4" style:family="text">
      <style:text-properties fo:background-color="#c9daf8"/>
    </style:style>
    <style:style style:name="T47_5" style:family="text">
      <style:text-properties fo:background-color="#c9daf8"/>
    </style:style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fo:font-size="18pt" style:font-size-asian="18pt" style:font-size-complex="18pt"/>
    </style:style>
    <style:style style:name="T49_2" style:family="text">
      <style:text-properties fo:font-size="18pt" style:font-size-asian="18pt" style:font-size-complex="18pt"/>
    </style:style>
    <style:style style:name="T49_3" style:family="text">
      <style:text-properties fo:font-size="18pt" style:font-size-asian="18pt" style:font-size-complex="18pt"/>
    </style:style>
    <style:style style:name="T49_4" style:family="text">
      <style:text-properties fo:font-size="18pt" style:font-size-asian="18pt" style:font-size-complex="18pt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T51_21" style:family="text"/>
    <style:style style:name="T51_22" style:family="text">
      <style:text-properties fo:color="#1155cc" style:text-underline-style="solid" style:text-underline-color="font-color"/>
    </style:style>
    <style:style style:name="T51_23" style:family="text"/>
    <style:style style:name="T51_24" style:family="text">
      <style:text-properties fo:color="#1155cc" style:text-underline-style="solid" style:text-underline-color="font-color"/>
    </style:style>
    <style:style style:name="T51_25" style:family="text"/>
    <style:style style:name="T51_26" style:family="text">
      <style:text-properties fo:color="#1155cc" style:text-underline-style="solid" style:text-underline-color="font-color"/>
    </style:style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1_33" style:family="text"/>
    <style:style style:name="T51_34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35" style:family="text"/>
    <style:style style:name="T51_36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37" style:family="text"/>
    <style:style style:name="T51_38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39" style:family="text"/>
    <style:style style:name="T51_40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41" style:family="text"/>
    <style:style style:name="T51_42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43" style:family="text"/>
    <style:style style:name="T51_44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T51_45" style:family="text"/>
    <style:style style:name="T51_46" style:family="text">
      <style:text-properties fo:background-color="#ffffff" fo:color="#009999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00%" fo:margin-lef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3" style:family="paragraph" style:parent-style-name="Standard">
      <style:paragraph-properties fo:break-before="auto" fo:text-indent="0cm" fo:line-height="100%" fo:margin-left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text-indent="0cm" fo:line-height="100%" fo:margin-left="0cm" style:writing-mode="lr-tb"/>
    </style:style>
    <style:style style:name="P55" style:family="paragraph" style:parent-style-name="Standard">
      <style:paragraph-properties fo:break-before="auto" fo:text-indent="0cm" fo:line-height="100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font-size="18pt" style:font-size-asian="18pt" style:font-size-complex="18pt"/>
    </style:style>
    <style:style style:name="T57_2" style:family="text">
      <style:text-properties fo:font-size="18pt" style:font-size-asian="18pt" style:font-size-complex="18pt"/>
    </style:style>
    <style:style style:name="T57_3" style:family="text">
      <style:text-properties fo:font-size="18pt" style:font-size-asian="18pt" style:font-size-complex="18pt"/>
    </style:style>
    <style:style style:name="T57_4" style:family="text">
      <style:text-properties fo:font-size="18pt" style:font-size-asian="18pt" style:font-size-complex="18pt"/>
    </style:style>
    <style:style style:name="P58" style:family="paragraph" style:parent-style-name="Standard">
      <style:paragraph-properties fo:break-before="auto" fo:line-height="100%" style:writing-mode="lr-tb"/>
    </style:style>
    <style:style style:name="P59" style:family="paragraph" style:parent-style-name="Standard">
      <style:paragraph-properties fo:break-before="auto" fo:text-indent="0cm" fo:line-height="100%" fo:margin-left="0.503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T59_7" style:family="text"/>
    <style:style style:name="T59_8" style:family="text">
      <style:text-properties fo:color="#1155cc" style:text-underline-style="solid" style:text-underline-color="font-color"/>
    </style:style>
    <style:style style:name="T59_9" style:family="text"/>
    <style:style style:name="T59_10" style:family="text">
      <style:text-properties fo:color="#1155cc" style:text-underline-style="solid" style:text-underline-color="font-color"/>
    </style:style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T59_33" style:family="text"/>
    <style:style style:name="T59_34" style:family="text">
      <style:text-properties fo:color="#1155cc" style:text-underline-style="solid" style:text-underline-color="font-color"/>
    </style:style>
    <style:style style:name="T59_35" style:family="text"/>
    <style:style style:name="T59_36" style:family="text">
      <style:text-properties fo:color="#1155cc" style:text-underline-style="solid" style:text-underline-color="font-color"/>
    </style:style>
    <style:style style:name="T59_37" style:family="text"/>
    <style:style style:name="T59_38" style:family="text">
      <style:text-properties fo:color="#1155cc" style:text-underline-style="solid" style:text-underline-color="font-color"/>
    </style:style>
    <style:style style:name="T59_39" style:family="text"/>
    <style:style style:name="T59_40" style:family="text">
      <style:text-properties fo:color="#1155cc" style:text-underline-style="solid" style:text-underline-color="font-color"/>
    </style:style>
    <style:style style:name="T59_41" style:family="text"/>
    <style:style style:name="T59_42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00%" fo:margin-left="0.503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>
      <style:text-properties fo:color="#1155cc" style:text-underline-style="solid" style:text-underline-color="font-color"/>
    </style:style>
    <style:style style:name="T60_10" style:family="text"/>
    <style:style style:name="T60_11" style:family="text">
      <style:text-properties fo:color="#1155cc" style:text-underline-style="solid" style:text-underline-color="font-color"/>
    </style:style>
    <style:style style:name="T60_12" style:family="text"/>
    <style:style style:name="T60_13" style:family="text">
      <style:text-properties fo:color="#1155cc" style:text-underline-style="solid" style:text-underline-color="font-color"/>
    </style:style>
    <style:style style:name="T60_14" style:family="text"/>
    <style:style style:name="T60_15" style:family="text">
      <style:text-properties fo:color="#1155cc" style:text-underline-style="solid" style:text-underline-color="font-color"/>
    </style:style>
    <style:style style:name="T60_16" style:family="text"/>
    <style:style style:name="T60_17" style:family="text">
      <style:text-properties fo:color="#1155cc" style:text-underline-style="solid" style:text-underline-color="font-color"/>
    </style:style>
    <style:style style:name="T60_18" style:family="text"/>
    <style:style style:name="T60_19" style:family="text">
      <style:text-properties fo:color="#1155cc" style:text-underline-style="solid" style:text-underline-color="font-color"/>
    </style:style>
    <style:style style:name="T60_20" style:family="text"/>
    <style:style style:name="T60_21" style:family="text">
      <style:text-properties fo:color="#1155cc" style:text-underline-style="solid" style:text-underline-color="font-color"/>
    </style:style>
    <style:style style:name="T60_22" style:family="text"/>
    <style:style style:name="T60_23" style:family="text">
      <style:text-properties fo:color="#1155cc" style:text-underline-style="solid" style:text-underline-color="font-color"/>
    </style:style>
    <style:style style:name="T60_24" style:family="text"/>
    <style:style style:name="T60_25" style:family="text">
      <style:text-properties fo:color="#1155cc" style:text-underline-style="solid" style:text-underline-color="font-color"/>
    </style:style>
    <style:style style:name="T60_26" style:family="text"/>
    <style:style style:name="T60_27" style:family="text">
      <style:text-properties fo:color="#1155cc" style:text-underline-style="solid" style:text-underline-color="font-color"/>
    </style:style>
    <style:style style:name="T60_28" style:family="text"/>
    <style:style style:name="T60_29" style:family="text">
      <style:text-properties fo:color="#1155cc" style:text-underline-style="solid" style:text-underline-color="font-color"/>
    </style:style>
    <style:style style:name="T60_30" style:family="text"/>
    <style:style style:name="T60_31" style:family="text">
      <style:text-properties fo:color="#1155cc" style:text-underline-style="solid" style:text-underline-color="font-color"/>
    </style:style>
    <style:style style:name="T60_32" style:family="text"/>
    <style:style style:name="T60_33" style:family="text">
      <style:text-properties fo:color="#1155cc" style:text-underline-style="solid" style:text-underline-color="font-color"/>
    </style:style>
    <style:style style:name="T60_34" style:family="text"/>
    <style:style style:name="T60_35" style:family="text">
      <style:text-properties fo:color="#1155cc" style:text-underline-style="solid" style:text-underline-color="font-color"/>
    </style:style>
    <style:style style:name="T60_36" style:family="text"/>
    <style:style style:name="T60_37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00%" fo:margin-left="0.503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00%" fo:margin-left="0.503cm" style:writing-mode="lr-tb"/>
    </style:style>
    <style:style style:name="P63" style:family="paragraph" style:parent-style-name="Standard">
      <style:paragraph-properties fo:break-before="auto" fo:text-indent="0cm" fo:line-height="100%" fo:margin-left="0.503cm" style:writing-mode="lr-tb"/>
    </style:style>
    <style:style style:name="T63_1" style:family="text">
      <style:text-properties fo:background-color="#c9daf8"/>
    </style:style>
    <style:style style:name="T63_2" style:family="text">
      <style:text-properties fo:background-color="#c9daf8"/>
    </style:style>
    <style:style style:name="T63_3" style:family="text">
      <style:text-properties fo:background-color="#c9daf8"/>
    </style:style>
    <style:style style:name="T63_4" style:family="text">
      <style:text-properties fo:background-color="#c9daf8"/>
    </style:style>
    <style:style style:name="T63_5" style:family="text">
      <style:text-properties fo:background-color="#c9daf8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break-before="auto" fo:text-indent="0cm" fo:line-height="100%" fo:margin-left="0.503cm" style:writing-mode="lr-tb"/>
    </style:style>
    <style:style style:name="P65" style:family="paragraph" style:parent-style-name="Standard">
      <style:paragraph-properties fo:break-before="auto" fo:text-indent="0cm" fo:line-height="100%" fo:margin-left="0.503cm" style:writing-mode="lr-tb"/>
    </style:style>
    <style:style style:name="T65_1" style:family="text">
      <style:text-properties fo:background-color="#c9daf8" fo:font-size="9pt" style:font-size-asian="9pt" style:font-size-complex="9pt"/>
    </style:style>
    <style:style style:name="T65_2" style:family="text">
      <style:text-properties fo:background-color="#c9daf8" fo:font-size="9pt" style:font-size-asian="9pt" style:font-size-complex="9pt"/>
    </style:style>
    <style:style style:name="T65_3" style:family="text">
      <style:text-properties fo:background-color="#c9daf8" fo:font-size="9pt" style:font-size-asian="9pt" style:font-size-complex="9pt"/>
    </style:style>
    <style:style style:name="T65_4" style:family="text">
      <style:text-properties fo:font-size="9pt" style:font-size-asian="9pt" style:font-size-complex="9pt"/>
    </style:style>
    <style:style style:name="T65_5" style:family="text">
      <style:text-properties fo:font-size="9pt" style:font-size-asian="9pt" style:font-size-complex="9pt"/>
    </style:style>
    <style:style style:name="T65_6" style:family="text">
      <style:text-properties fo:font-size="9pt" style:font-size-asian="9pt" style:font-size-complex="9pt"/>
    </style:style>
    <style:style style:name="T65_7" style:family="text">
      <style:text-properties fo:font-size="9pt" style:font-size-asian="9pt" style:font-size-complex="9pt"/>
    </style:style>
    <style:style style:name="T65_8" style:family="text">
      <style:text-properties fo:font-size="9pt" style:font-size-asian="9pt" style:font-size-complex="9pt"/>
    </style:style>
    <style:style style:name="T65_9" style:family="text">
      <style:text-properties fo:font-size="9pt" style:font-size-asian="9pt" style:font-size-complex="9pt"/>
    </style:style>
    <style:style style:name="T65_10" style:family="text">
      <style:text-properties fo:font-size="9pt" style:font-size-asian="9pt" style:font-size-complex="9pt"/>
    </style:style>
    <style:style style:name="T65_11" style:family="text">
      <style:text-properties fo:font-size="9pt" style:font-size-asian="9pt" style:font-size-complex="9pt"/>
    </style:style>
    <style:style style:name="T65_12" style:family="text">
      <style:text-properties fo:font-size="9pt" style:font-size-asian="9pt" style:font-size-complex="9pt"/>
    </style:style>
    <style:style style:name="T65_13" style:family="text">
      <style:text-properties fo:font-size="9pt" style:font-size-asian="9pt" style:font-size-complex="9pt"/>
    </style:style>
    <style:style style:name="T65_14" style:family="text">
      <style:text-properties fo:font-size="9pt" style:font-size-asian="9pt" style:font-size-complex="9pt"/>
    </style:style>
    <style:style style:name="T65_15" style:family="text">
      <style:text-properties fo:font-size="9pt" style:font-size-asian="9pt" style:font-size-complex="9pt"/>
    </style:style>
    <style:style style:name="T65_16" style:family="text">
      <style:text-properties fo:font-size="9pt" style:font-size-asian="9pt" style:font-size-complex="9pt"/>
    </style:style>
    <style:style style:name="T65_17" style:family="text">
      <style:text-properties fo:font-size="9pt" style:font-size-asian="9pt" style:font-size-complex="9pt"/>
    </style:style>
    <style:style style:name="T65_18" style:family="text">
      <style:text-properties fo:font-size="9pt" style:font-size-asian="9pt" style:font-size-complex="9pt"/>
    </style:style>
    <style:style style:name="T65_19" style:family="text">
      <style:text-properties fo:font-size="9pt" style:font-size-asian="9pt" style:font-size-complex="9pt"/>
    </style:style>
    <style:style style:name="T65_20" style:family="text">
      <style:text-properties fo:font-size="9pt" style:font-size-asian="9pt" style:font-size-complex="9pt"/>
    </style:style>
    <style:style style:name="T65_21" style:family="text"/>
    <style:style style:name="T65_22" style:family="text">
      <style:text-properties fo:color="#1155cc" fo:font-size="9pt" style:font-size-asian="9pt" style:font-size-complex="9pt" style:text-underline-style="solid" style:text-underline-color="font-color"/>
    </style:style>
    <style:style style:name="T65_23" style:family="text"/>
    <style:style style:name="T65_24" style:family="text">
      <style:text-properties fo:color="#1155cc" fo:font-size="9pt" style:font-size-asian="9pt" style:font-size-complex="9pt" style:text-underline-style="solid" style:text-underline-color="font-color"/>
    </style:style>
    <style:style style:name="T65_25" style:family="text"/>
    <style:style style:name="T65_26" style:family="text">
      <style:text-properties fo:color="#1155cc" fo:font-size="9pt" style:font-size-asian="9pt" style:font-size-complex="9pt" style:text-underline-style="solid" style:text-underline-color="font-color"/>
    </style:style>
    <style:style style:name="T65_27" style:family="text"/>
    <style:style style:name="T65_28" style:family="text">
      <style:text-properties fo:color="#1155cc" fo:font-size="9pt" style:font-size-asian="9pt" style:font-size-complex="9pt" style:text-underline-style="solid" style:text-underline-color="font-color"/>
    </style:style>
    <style:style style:name="T65_29" style:family="text"/>
    <style:style style:name="T65_30" style:family="text">
      <style:text-properties fo:color="#1155cc" fo:font-size="9pt" style:font-size-asian="9pt" style:font-size-complex="9pt" style:text-underline-style="solid" style:text-underline-color="font-color"/>
    </style:style>
    <style:style style:name="T65_31" style:family="text"/>
    <style:style style:name="T65_32" style:family="text">
      <style:text-properties fo:color="#1155cc" fo:font-size="9pt" style:font-size-asian="9pt" style:font-size-complex="9pt" style:text-underline-style="solid" style:text-underline-color="font-color"/>
    </style:style>
    <style:style style:name="T65_33" style:family="text"/>
    <style:style style:name="T65_34" style:family="text">
      <style:text-properties fo:color="#1155cc" fo:font-size="9pt" style:font-size-asian="9pt" style:font-size-complex="9pt" style:text-underline-style="solid" style:text-underline-color="font-color"/>
    </style:style>
    <style:style style:name="T65_35" style:family="text"/>
    <style:style style:name="T65_36" style:family="text">
      <style:text-properties fo:color="#1155cc" fo:font-size="9pt" style:font-size-asian="9pt" style:font-size-complex="9pt" style:text-underline-style="solid" style:text-underline-color="font-color"/>
    </style:style>
    <style:style style:name="T65_37" style:family="text"/>
    <style:style style:name="T65_38" style:family="text">
      <style:text-properties fo:color="#1155cc" fo:font-size="9pt" style:font-size-asian="9pt" style:font-size-complex="9pt" style:text-underline-style="solid" style:text-underline-color="font-color"/>
    </style:style>
    <style:style style:name="T65_39" style:family="text"/>
    <style:style style:name="T65_40" style:family="text">
      <style:text-properties fo:color="#1155cc" fo:font-size="9pt" style:font-size-asian="9pt" style:font-size-complex="9pt" style:text-underline-style="solid" style:text-underline-color="font-color"/>
    </style:style>
    <style:style style:name="T65_41" style:family="text"/>
    <style:style style:name="T65_42" style:family="text">
      <style:text-properties fo:color="#1155cc" fo:font-size="9pt" style:font-size-asian="9pt" style:font-size-complex="9pt" style:text-underline-style="solid" style:text-underline-color="font-color"/>
    </style:style>
    <style:style style:name="T65_43" style:family="text"/>
    <style:style style:name="T65_44" style:family="text">
      <style:text-properties fo:color="#1155cc" fo:font-size="9pt" style:font-size-asian="9pt" style:font-size-complex="9pt" style:text-underline-style="solid" style:text-underline-color="font-color"/>
    </style:style>
    <style:style style:name="T65_45" style:family="text"/>
    <style:style style:name="T65_46" style:family="text">
      <style:text-properties fo:color="#1155cc" fo:font-size="9pt" style:font-size-asian="9pt" style:font-size-complex="9pt" style:text-underline-style="solid" style:text-underline-color="font-color"/>
    </style:style>
    <style:style style:name="T65_47" style:family="text"/>
    <style:style style:name="T65_48" style:family="text">
      <style:text-properties fo:color="#1155cc" fo:font-size="9pt" style:font-size-asian="9pt" style:font-size-complex="9pt" style:text-underline-style="solid" style:text-underline-color="font-color"/>
    </style:style>
    <style:style style:name="T65_49" style:family="text"/>
    <style:style style:name="T65_50" style:family="text">
      <style:text-properties fo:color="#1155cc" fo:font-size="9pt" style:font-size-asian="9pt" style:font-size-complex="9pt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00%" fo:margin-left="0.503cm" style:writing-mode="lr-tb"/>
      <style:text-properties fo:font-size="9pt" style:font-size-asian="9pt" style:font-size-complex="9pt"/>
    </style:style>
    <style:style style:name="P67" style:family="paragraph" style:parent-style-name="Standard">
      <style:paragraph-properties fo:break-before="auto" fo:text-indent="0cm" fo:line-height="100%" fo:margin-left="0.503cm" style:writing-mode="lr-tb"/>
      <style:text-properties fo:font-size="9pt" style:font-size-asian="9pt" style:font-size-complex="9pt"/>
    </style:style>
    <style:style style:name="P68" style:family="paragraph" style:parent-style-name="Standard">
      <style:paragraph-properties fo:break-before="auto" fo:text-indent="0cm" fo:line-height="100%" fo:margin-left="0.503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P69" style:family="paragraph" style:parent-style-name="Standard">
      <style:paragraph-properties fo:break-before="auto" fo:text-indent="0cm" fo:line-height="100%" fo:margin-left="0.503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P70" style:family="paragraph" style:parent-style-name="Standard">
      <style:paragraph-properties fo:break-before="auto" fo:text-indent="0cm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text-indent="0cm" fo:line-height="100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>
      <style:text-properties fo:font-size="9pt" style:font-size-asian="9pt" style:font-size-complex="9pt"/>
    </style:style>
    <style:style style:name="T71_8" style:family="text">
      <style:text-properties fo:font-size="9pt" style:font-size-asian="9pt" style:font-size-complex="9pt"/>
    </style:style>
    <style:style style:name="T71_9" style:family="text">
      <style:text-properties fo:font-size="9pt" style:font-size-asian="9pt" style:font-size-complex="9pt"/>
    </style:style>
    <style:style style:name="T71_10" style:family="text">
      <style:text-properties fo:font-size="9pt" style:font-size-asian="9pt" style:font-size-complex="9pt"/>
    </style:style>
    <style:style style:name="T71_11" style:family="text">
      <style:text-properties fo:font-size="9pt" style:font-size-asian="9pt" style:font-size-complex="9pt"/>
    </style:style>
    <style:style style:name="T71_12" style:family="text">
      <style:text-properties fo:font-size="9pt" style:font-size-asian="9pt" style:font-size-complex="9pt"/>
    </style:style>
    <style:style style:name="T71_13" style:family="text">
      <style:text-properties fo:font-size="9pt" style:font-size-asian="9pt" style:font-size-complex="9pt"/>
    </style:style>
    <style:style style:name="T71_14" style:family="text">
      <style:text-properties fo:font-size="9pt" style:font-size-asian="9pt" style:font-size-complex="9pt"/>
    </style:style>
    <style:style style:name="T71_15" style:family="text">
      <style:text-properties fo:font-size="9pt" style:font-size-asian="9pt" style:font-size-complex="9pt"/>
    </style:style>
    <style:style style:name="T71_16" style:family="text">
      <style:text-properties fo:font-size="9pt" style:font-size-asian="9pt" style:font-size-complex="9pt"/>
    </style:style>
    <style:style style:name="T71_17" style:family="text">
      <style:text-properties fo:font-size="9pt" style:font-size-asian="9pt" style:font-size-complex="9pt"/>
    </style:style>
    <style:style style:name="T71_18" style:family="text">
      <style:text-properties fo:font-size="9pt" style:font-size-asian="9pt" style:font-size-complex="9pt"/>
    </style:style>
    <style:style style:name="T71_19" style:family="text">
      <style:text-properties fo:font-size="9pt" style:font-size-asian="9pt" style:font-size-complex="9pt"/>
    </style:style>
    <style:style style:name="T71_20" style:family="text">
      <style:text-properties fo:font-size="9pt" style:font-size-asian="9pt" style:font-size-complex="9pt"/>
    </style:style>
    <style:style style:name="T71_21" style:family="text">
      <style:text-properties fo:font-size="9pt" style:font-size-asian="9pt" style:font-size-complex="9pt"/>
    </style:style>
    <style:style style:name="T71_22" style:family="text">
      <style:text-properties fo:font-size="9pt" style:font-size-asian="9pt" style:font-size-complex="9pt"/>
    </style:style>
    <style:style style:name="T71_23" style:family="text">
      <style:text-properties fo:font-size="9pt" style:font-size-asian="9pt" style:font-size-complex="9pt"/>
    </style:style>
    <style:style style:name="P72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text-indent="0cm" fo:line-height="100%" fo:margin-left="0.503cm" style:writing-mode="lr-tb"/>
    </style:style>
    <style:style style:name="P74" style:family="paragraph" style:parent-style-name="Standard">
      <style:paragraph-properties fo:break-before="auto" fo:text-indent="0cm" fo:line-height="100%" fo:margin-left="0.503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>
      <style:text-properties style:text-underline-style="solid" style:text-underline-color="font-color"/>
    </style:style>
    <style:style style:name="T74_7" style:family="text">
      <style:text-properties style:text-underline-style="solid" style:text-underline-color="font-color"/>
    </style:style>
    <style:style style:name="T74_8" style:family="text">
      <style:text-properties style:text-underline-style="solid" style:text-underline-color="font-color"/>
    </style:style>
    <style:style style:name="T74_9" style:family="text">
      <style:text-properties style:text-underline-style="solid" style:text-underline-color="font-color"/>
    </style:style>
    <style:style style:name="T74_10" style:family="text">
      <style:text-properties style:text-underline-style="solid" style:text-underline-color="font-color"/>
    </style:style>
    <style:style style:name="T74_11" style:family="text">
      <style:text-properties style:text-underline-style="solid" style:text-underline-color="font-color"/>
    </style:style>
    <style:style style:name="T74_12" style:family="text">
      <style:text-properties fo:font-style="italic" style:font-style-asian="italic" style:font-style-complex="italic" style:text-underline-style="solid" style:text-underline-color="font-color"/>
    </style:style>
    <style:style style:name="T74_13" style:family="text">
      <style:text-properties fo:font-style="italic" style:font-style-asian="italic" style:font-style-complex="italic" style:text-underline-style="solid" style:text-underline-color="font-color"/>
    </style:style>
    <style:style style:name="T74_14" style:family="text">
      <style:text-properties fo:font-style="italic" style:font-style-asian="italic" style:font-style-complex="italic" style:text-underline-style="solid" style:text-underline-color="font-color"/>
    </style:style>
    <style:style style:name="T74_15" style:family="text">
      <style:text-properties style:text-underline-style="solid" style:text-underline-color="font-color"/>
    </style:style>
    <style:style style:name="T74_16" style:family="text">
      <style:text-properties style:text-underline-style="solid" style:text-underline-color="font-color"/>
    </style:style>
    <style:style style:name="T74_17" style:family="text">
      <style:text-properties style:text-underline-style="solid" style:text-underline-color="font-color"/>
    </style:style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P75" style:family="paragraph" style:parent-style-name="Standard">
      <style:paragraph-properties fo:break-before="auto" fo:text-indent="0cm" fo:line-height="100%" fo:margin-left="0.503cm" style:writing-mode="lr-tb"/>
    </style:style>
    <style:style style:name="T75_1" style:family="text"/>
    <style:style style:name="P76" style:family="paragraph" style:parent-style-name="Standard">
      <style:paragraph-properties fo:break-before="auto" fo:text-indent="0cm" fo:line-height="100%" fo:margin-left="0.503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text-indent="0cm" fo:line-height="100%" fo:margin-left="0cm" style:writing-mode="lr-tb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fo:font-size="18pt" style:font-size-asian="18pt" style:font-size-complex="18pt"/>
    </style:style>
    <style:style style:name="T78_2" style:family="text">
      <style:text-properties fo:font-size="18pt" style:font-size-asian="18pt" style:font-size-complex="18pt"/>
    </style:style>
    <style:style style:name="T78_3" style:family="text">
      <style:text-properties fo:font-size="18pt" style:font-size-asian="18pt" style:font-size-complex="18pt"/>
    </style:style>
    <style:style style:name="T78_4" style:family="text">
      <style:text-properties fo:font-size="18pt" style:font-size-asian="18pt" style:font-size-complex="18pt"/>
    </style:style>
    <style:style style:name="T78_5" style:family="text">
      <style:text-properties fo:font-size="18pt" style:font-size-asian="18pt" style:font-size-complex="18pt"/>
    </style:style>
    <style:style style:name="T78_6" style:family="text">
      <style:text-properties fo:font-size="18pt" style:font-size-asian="18pt" style:font-size-complex="18pt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text-indent="0cm" fo:line-height="100%" fo:margin-lef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T80_13" style:family="text"/>
    <style:style style:name="T80_14" style:family="text">
      <style:text-properties fo:color="#1155cc" style:text-underline-style="solid" style:text-underline-color="font-color"/>
    </style:style>
    <style:style style:name="T80_15" style:family="text"/>
    <style:style style:name="T80_16" style:family="text">
      <style:text-properties fo:color="#1155cc" style:text-underline-style="solid" style:text-underline-color="font-color"/>
    </style:style>
    <style:style style:name="T80_17" style:family="text"/>
    <style:style style:name="T80_18" style:family="text">
      <style:text-properties fo:color="#1155cc" style:text-underline-style="solid" style:text-underline-color="font-color"/>
    </style:style>
    <style:style style:name="T80_19" style:family="text"/>
    <style:style style:name="T80_20" style:family="text">
      <style:text-properties fo:color="#1155cc" style:text-underline-style="solid" style:text-underline-color="font-color"/>
    </style:style>
    <style:style style:name="T80_21" style:family="text"/>
    <style:style style:name="T80_22" style:family="text">
      <style:text-properties fo:color="#1155cc" style:text-underline-style="solid" style:text-underline-color="font-color"/>
    </style:style>
    <style:style style:name="T80_23" style:family="text"/>
    <style:style style:name="T80_24" style:family="text">
      <style:text-properties fo:color="#1155cc" style:text-underline-style="solid" style:text-underline-color="font-color"/>
    </style:style>
    <style:style style:name="T80_25" style:family="text"/>
    <style:style style:name="T80_26" style:family="text">
      <style:text-properties fo:color="#1155cc" style:text-underline-style="solid" style:text-underline-color="font-color"/>
    </style:style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P81" style:family="paragraph" style:parent-style-name="Standard">
      <style:paragraph-properties fo:break-before="auto" fo:line-height="100%" style:writing-mode="lr-tb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fo:background-color="#c9daf8"/>
    </style:style>
    <style:style style:name="T84_2" style:family="text">
      <style:text-properties fo:background-color="#c9daf8"/>
    </style:style>
    <style:style style:name="T84_3" style:family="text">
      <style:text-properties fo:background-color="#c9daf8"/>
    </style:style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>
      <style:text-properties fo:font-weight="bold" style:font-weight-asian="bold" style:font-weight-complex="bold"/>
    </style:style>
    <style:style style:name="T84_26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fo:font-size="18pt" style:font-size-asian="18pt" style:font-size-complex="18pt"/>
    </style:style>
    <style:style style:name="T86_2" style:family="text">
      <style:text-properties fo:font-size="18pt" style:font-size-asian="18pt" style:font-size-complex="18pt"/>
    </style:style>
    <style:style style:name="T86_3" style:family="text">
      <style:text-properties fo:font-size="18pt" style:font-size-asian="18pt" style:font-size-complex="18pt"/>
    </style:style>
    <style:style style:name="T86_4" style:family="text">
      <style:text-properties fo:font-size="18pt" style:font-size-asian="18pt" style:font-size-complex="18pt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>
      <style:text-properties fo:background-color="#c9daf8"/>
    </style:style>
    <style:style style:name="T88_2" style:family="text">
      <style:text-properties fo:background-color="#c9daf8"/>
    </style:style>
    <style:style style:name="T88_3" style:family="text">
      <style:text-properties fo:background-color="#c9daf8"/>
    </style:style>
    <style:style style:name="T88_4" style:family="text">
      <style:text-properties fo:background-color="#c9daf8"/>
    </style:style>
    <style:style style:name="T88_5" style:family="text">
      <style:text-properties fo:background-color="#c9daf8"/>
    </style:style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P89" style:family="paragraph" style:parent-style-name="Standard">
      <style:paragraph-properties fo:break-before="auto" fo:text-indent="0cm" fo:line-height="100%" fo:margin-left="0.503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text-indent="0cm" fo:line-height="100%" fo:margin-left="0.503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text-indent="0cm" fo:line-height="100%" fo:margin-left="0.503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P92" style:family="paragraph" style:parent-style-name="Standard">
      <style:paragraph-properties fo:break-before="auto" fo:text-indent="0cm" fo:line-height="100%" fo:margin-lef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text-indent="0cm" fo:line-height="100%" fo:margin-left="0cm" style:writing-mode="lr-tb"/>
    </style:style>
    <style:style style:name="P94" style:family="paragraph" style:parent-style-name="Standard">
      <style:paragraph-properties fo:break-before="auto" fo:text-indent="0cm" fo:line-height="100%" fo:margin-lef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>
      <style:text-properties fo:font-weight="bold" style:font-weight-asian="bold" style:font-weight-complex="bold"/>
    </style:style>
    <style:style style:name="T94_50" style:family="text"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text-indent="0cm" fo:line-height="100%" fo:margin-left="0.503cm" style:writing-mode="lr-tb"/>
    </style:style>
    <style:style style:name="Table1" style:family="table">
      <style:table-properties table:align="left" style:width="19.733cm" fo:margin-left="0.503cm"/>
    </style:style>
    <style:style style:name="Column1" style:family="table-column">
      <style:table-column-properties style:column-width="19.733cm"/>
    </style:style>
    <style:style style:name="Row1" style:family="table-row"/>
    <style:style style:name="Cell1" style:family="table-cell">
      <style:table-cell-properties fo:background-color="#fff2cc" style:vertical-align="top" fo:padding-top="0.176cm" fo:border-top="#666666 0.018cm solid" fo:padding-bottom="0.176cm" fo:border-bottom="#666666 0.018cm solid" fo:padding-left="0.176cm" fo:border-left="#666666 0.018cm solid" fo:padding-right="0.176cm" fo:border-right="#666666 0.018cm solid"/>
    </style:style>
    <style:style style:name="P96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.503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text-indent="0cm" fo:line-height="100%" fo:margin-left="0.503cm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fo:background-color="#c9daf8"/>
    </style:style>
    <style:style style:name="T105_2" style:family="text">
      <style:text-properties fo:background-color="#c9daf8"/>
    </style:style>
    <style:style style:name="T105_3" style:family="text">
      <style:text-properties fo:background-color="#c9daf8"/>
    </style:style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P107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size="18pt" style:font-size-asian="18pt" style:font-size-complex="18pt"/>
    </style:style>
    <style:style style:name="T108_2" style:family="text">
      <style:text-properties fo:font-size="18pt" style:font-size-asian="18pt" style:font-size-complex="18pt"/>
    </style:style>
    <style:style style:name="T108_3" style:family="text">
      <style:text-properties fo:font-size="18pt" style:font-size-asian="18pt" style:font-size-complex="18pt"/>
    </style:style>
    <style:style style:name="T108_4" style:family="text">
      <style:text-properties fo:font-size="18pt" style:font-size-asian="18pt" style:font-size-complex="18pt"/>
    </style:style>
    <style:style style:name="P109" style:family="paragraph" style:parent-style-name="Standard">
      <style:paragraph-properties fo:break-before="auto" fo:text-indent="0cm" fo:line-height="100%" fo:margin-left="0.503cm" style:writing-mode="lr-tb"/>
    </style:style>
    <style:style style:name="T109_1" style:family="text">
      <style:text-properties fo:background-color="#c9daf8"/>
    </style:style>
    <style:style style:name="T109_2" style:family="text">
      <style:text-properties fo:background-color="#c9daf8"/>
    </style:style>
    <style:style style:name="T109_3" style:family="text">
      <style:text-properties fo:background-color="#c9daf8"/>
    </style:style>
    <style:style style:name="T109_4" style:family="text">
      <style:text-properties fo:background-color="#c9daf8"/>
    </style:style>
    <style:style style:name="T109_5" style:family="text">
      <style:text-properties fo:background-color="#c9daf8"/>
    </style:style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P110" style:family="paragraph" style:parent-style-name="Standard">
      <style:paragraph-properties fo:break-before="auto" fo:text-indent="0cm" fo:line-height="100%" fo:margin-left="0.503cm" style:writing-mode="lr-tb"/>
    </style:style>
    <style:style style:name="P111" style:family="paragraph" style:parent-style-name="Standard">
      <style:paragraph-properties fo:break-before="auto" fo:text-indent="0cm" fo:line-height="100%" fo:margin-left="0.503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text-indent="0cm" fo:line-height="100%" fo:margin-left="1.984cm" style:writing-mode="lr-tb"/>
    </style:style>
    <style:style style:name="T112_1" style:family="text">
      <style:text-properties fo:background-color="#fff2cc"/>
    </style:style>
    <style:style style:name="T112_2" style:family="text">
      <style:text-properties fo:background-color="#fff2cc"/>
    </style:style>
    <style:style style:name="T112_3" style:family="text">
      <style:text-properties fo:background-color="#fff2cc"/>
    </style:style>
    <style:style style:name="T112_4" style:family="text">
      <style:text-properties fo:background-color="#fff2cc"/>
    </style:style>
    <style:style style:name="P113" style:family="paragraph" style:parent-style-name="Standard">
      <style:paragraph-properties fo:break-before="auto" fo:text-indent="0cm" fo:line-height="100%" fo:margin-left="1.984cm" style:writing-mode="lr-tb"/>
    </style:style>
    <style:style style:name="T113_1" style:family="text">
      <style:text-properties fo:background-color="#fff2cc"/>
    </style:style>
    <style:style style:name="T113_2" style:family="text">
      <style:text-properties fo:background-color="#fff2cc"/>
    </style:style>
    <style:style style:name="T113_3" style:family="text">
      <style:text-properties fo:background-color="#fff2cc"/>
    </style:style>
    <style:style style:name="T113_4" style:family="text">
      <style:text-properties fo:background-color="#fff2cc"/>
    </style:style>
    <style:style style:name="P114" style:family="paragraph" style:parent-style-name="Standard">
      <style:paragraph-properties fo:break-before="auto" fo:text-indent="0cm" fo:line-height="100%" fo:margin-left="1.984cm" style:writing-mode="lr-tb"/>
    </style:style>
    <style:style style:name="T114_1" style:family="text">
      <style:text-properties fo:background-color="#fff2cc"/>
    </style:style>
    <style:style style:name="T114_2" style:family="text">
      <style:text-properties fo:background-color="#fff2cc"/>
    </style:style>
    <style:style style:name="T114_3" style:family="text">
      <style:text-properties fo:background-color="#fff2cc"/>
    </style:style>
    <style:style style:name="T114_4" style:family="text">
      <style:text-properties fo:background-color="#fff2cc"/>
    </style:style>
    <style:style style:name="P115" style:family="paragraph" style:parent-style-name="Standard">
      <style:paragraph-properties fo:break-before="auto" fo:text-indent="0cm" fo:line-height="100%" fo:margin-left="1.984cm" style:writing-mode="lr-tb"/>
    </style:style>
    <style:style style:name="T115_1" style:family="text">
      <style:text-properties fo:background-color="#fff2cc"/>
    </style:style>
    <style:style style:name="T115_2" style:family="text">
      <style:text-properties fo:background-color="#fff2cc"/>
    </style:style>
    <style:style style:name="T115_3" style:family="text">
      <style:text-properties fo:background-color="#fff2cc"/>
    </style:style>
    <style:style style:name="P116" style:family="paragraph" style:parent-style-name="Standard">
      <style:paragraph-properties fo:break-before="auto" fo:text-indent="0cm" fo:line-height="100%" fo:margin-left="1.984cm" style:writing-mode="lr-tb"/>
      <style:text-properties fo:background-color="#fff2cc"/>
    </style:style>
    <style:style style:name="P117" style:family="paragraph" style:parent-style-name="Standard">
      <style:paragraph-properties fo:break-before="auto" fo:text-indent="0cm" fo:line-height="100%" fo:margin-left="0.503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P118" style:family="paragraph" style:parent-style-name="Standard">
      <style:paragraph-properties fo:break-before="auto" fo:text-indent="0cm" fo:line-height="100%" fo:margin-left="0cm" style:writing-mode="lr-tb"/>
    </style:style>
    <style:style style:name="P119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20" style:family="paragraph" style:parent-style-name="Standard">
      <style:paragraph-properties fo:break-before="page" fo:line-height="100%" style:writing-mode="lr-tb"/>
    </style:style>
    <style:style style:name="T120_1" style:family="text">
      <style:text-properties fo:background-color="#c9daf8"/>
    </style:style>
    <style:style style:name="T120_2" style:family="text">
      <style:text-properties fo:background-color="#c9daf8"/>
    </style:style>
    <style:style style:name="T120_3" style:family="text">
      <style:text-properties fo:background-color="#c9daf8"/>
    </style:style>
    <style:style style:name="T120_4" style:family="text">
      <style:text-properties fo:background-color="#c9daf8"/>
    </style:style>
    <style:style style:name="T120_5" style:family="text">
      <style:text-properties fo:background-color="#c9daf8"/>
    </style:style>
    <style:style style:name="T120_6" style:family="text"/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>
      <style:text-properties fo:font-size="18pt" style:font-size-asian="18pt" style:font-size-complex="18pt"/>
    </style:style>
    <style:style style:name="T121_2" style:family="text">
      <style:text-properties fo:font-size="18pt" style:font-size-asian="18pt" style:font-size-complex="18pt"/>
    </style:style>
    <style:style style:name="T121_3" style:family="text">
      <style:text-properties fo:font-size="18pt" style:font-size-asian="18pt" style:font-size-complex="18pt"/>
    </style:style>
    <style:style style:name="T121_4" style:family="text">
      <style:text-properties fo:font-size="18pt" style:font-size-asian="18pt" style:font-size-complex="18pt"/>
    </style:style>
    <style:style style:name="T121_5" style:family="text">
      <style:text-properties fo:font-size="18pt" style:font-size-asian="18pt" style:font-size-complex="18pt"/>
    </style:style>
    <style:style style:name="T121_6" style:family="text">
      <style:text-properties fo:font-size="18pt" style:font-size-asian="18pt" style:font-size-complex="18pt"/>
    </style:style>
    <style:style style:name="T121_7" style:family="text">
      <style:text-properties fo:font-size="18pt" style:font-size-asian="18pt" style:font-size-complex="18pt"/>
    </style:style>
    <style:style style:name="T121_8" style:family="text">
      <style:text-properties fo:font-size="18pt" style:font-size-asian="18pt" style:font-size-complex="18pt"/>
    </style:style>
    <style:style style:name="T121_9" style:family="text">
      <style:text-properties fo:font-size="18pt" style:font-size-asian="18pt" style:font-size-complex="18pt"/>
    </style:style>
    <style:style style:name="T121_10" style:family="text">
      <style:text-properties fo:font-size="18pt" style:font-size-asian="18pt" style:font-size-complex="18pt"/>
    </style:style>
    <style:style style:name="T121_11" style:family="text">
      <style:text-properties fo:font-size="18pt" style:font-size-asian="18pt" style:font-size-complex="18pt"/>
    </style:style>
    <style:style style:name="T121_12" style:family="text">
      <style:text-properties fo:font-size="18pt" style:font-size-asian="18pt" style:font-size-complex="18pt"/>
    </style:style>
    <style:style style:name="T121_13" style:family="text">
      <style:text-properties fo:font-size="18pt" style:font-size-asian="18pt" style:font-size-complex="18pt"/>
    </style:style>
    <style:style style:name="T121_14" style:family="text">
      <style:text-properties fo:font-size="18pt" style:font-size-asian="18pt" style:font-size-complex="18pt"/>
    </style:style>
    <style:style style:name="T121_15" style:family="text">
      <style:text-properties fo:font-size="18pt" style:font-size-asian="18pt" style:font-size-complex="18pt"/>
    </style:style>
    <style:style style:name="P122" style:family="paragraph" style:parent-style-name="Standard">
      <style:paragraph-properties fo:break-before="auto" fo:text-indent="0cm" fo:line-height="100%" fo:margin-left="0.503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P123" style:family="paragraph" style:parent-style-name="Standard">
      <style:paragraph-properties fo:break-before="auto" fo:text-indent="0cm" fo:line-height="100%" fo:margin-left="0.503cm" style:writing-mode="lr-tb"/>
    </style:style>
    <style:style style:name="P124" style:family="paragraph" style:parent-style-name="Standard">
      <style:paragraph-properties fo:break-before="auto" fo:text-indent="0cm" fo:line-height="100%" fo:margin-left="0.503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P125" style:family="paragraph" style:parent-style-name="Standard">
      <style:paragraph-properties fo:break-before="auto" fo:text-indent="0cm" fo:line-height="100%" fo:margin-left="1.005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T125_7" style:family="text"/>
    <style:style style:name="T125_8" style:family="text">
      <style:text-properties fo:color="#1155cc" style:text-underline-style="solid" style:text-underline-color="font-color"/>
    </style:style>
    <style:style style:name="T125_9" style:family="text"/>
    <style:style style:name="T125_10" style:family="text">
      <style:text-properties fo:color="#1155cc" style:text-underline-style="solid" style:text-underline-color="font-color"/>
    </style:style>
    <style:style style:name="T125_11" style:family="text"/>
    <style:style style:name="T125_12" style:family="text">
      <style:text-properties fo:color="#1155cc" style:text-underline-style="solid" style:text-underline-color="font-color"/>
    </style:style>
    <style:style style:name="T125_13" style:family="text"/>
    <style:style style:name="T125_14" style:family="text">
      <style:text-properties fo:color="#1155cc" style:text-underline-style="solid" style:text-underline-color="font-color"/>
    </style:style>
    <style:style style:name="T125_15" style:family="text"/>
    <style:style style:name="T125_16" style:family="text">
      <style:text-properties fo:color="#1155cc" style:text-underline-style="solid" style:text-underline-color="font-color"/>
    </style:style>
    <style:style style:name="T125_17" style:family="text"/>
    <style:style style:name="T125_18" style:family="text">
      <style:text-properties fo:color="#1155cc" style:text-underline-style="solid" style:text-underline-color="font-color"/>
    </style:style>
    <style:style style:name="T125_19" style:family="text"/>
    <style:style style:name="T125_20" style:family="text">
      <style:text-properties fo:color="#1155cc" style:text-underline-style="solid" style:text-underline-color="font-color"/>
    </style:style>
    <style:style style:name="T125_21" style:family="text"/>
    <style:style style:name="T125_22" style:family="text">
      <style:text-properties fo:color="#1155cc" style:text-underline-style="solid" style:text-underline-color="font-color"/>
    </style:style>
    <style:style style:name="T125_23" style:family="text"/>
    <style:style style:name="T125_24" style:family="text">
      <style:text-properties fo:color="#1155cc" style:text-underline-style="solid" style:text-underline-color="font-color"/>
    </style:style>
    <style:style style:name="T125_25" style:family="text"/>
    <style:style style:name="T125_26" style:family="text">
      <style:text-properties fo:color="#1155cc" style:text-underline-style="solid" style:text-underline-color="font-color"/>
    </style:style>
    <style:style style:name="T125_27" style:family="text"/>
    <style:style style:name="T125_28" style:family="text">
      <style:text-properties fo:color="#1155cc" style:text-underline-style="solid" style:text-underline-color="font-color"/>
    </style:style>
    <style:style style:name="T125_29" style:family="text"/>
    <style:style style:name="T125_30" style:family="text">
      <style:text-properties fo:color="#1155cc" style:text-underline-style="solid" style:text-underline-color="font-color"/>
    </style:style>
    <style:style style:name="T125_31" style:family="text"/>
    <style:style style:name="T125_32" style:family="text">
      <style:text-properties fo:color="#1155cc" style:text-underline-style="solid" style:text-underline-color="font-color"/>
    </style:style>
    <style:style style:name="T125_33" style:family="text"/>
    <style:style style:name="T125_34" style:family="text">
      <style:text-properties fo:color="#1155cc" style:text-underline-style="solid" style:text-underline-color="font-color"/>
    </style:style>
    <style:style style:name="T125_35" style:family="text"/>
    <style:style style:name="T125_36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text-indent="0cm" fo:line-height="100%" fo:margin-left="1.005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>
      <style:text-properties fo:color="#1155cc" style:text-underline-style="solid" style:text-underline-color="font-color"/>
    </style:style>
    <style:style style:name="T126_5" style:family="text"/>
    <style:style style:name="T126_6" style:family="text">
      <style:text-properties fo:color="#1155cc" style:text-underline-style="solid" style:text-underline-color="font-color"/>
    </style:style>
    <style:style style:name="T126_7" style:family="text"/>
    <style:style style:name="T126_8" style:family="text">
      <style:text-properties fo:color="#1155cc" style:text-underline-style="solid" style:text-underline-color="font-color"/>
    </style:style>
    <style:style style:name="T126_9" style:family="text"/>
    <style:style style:name="T126_10" style:family="text">
      <style:text-properties fo:color="#1155cc" style:text-underline-style="solid" style:text-underline-color="font-color"/>
    </style:style>
    <style:style style:name="T126_11" style:family="text"/>
    <style:style style:name="T126_12" style:family="text">
      <style:text-properties fo:color="#1155cc" style:text-underline-style="solid" style:text-underline-color="font-color"/>
    </style:style>
    <style:style style:name="T126_13" style:family="text"/>
    <style:style style:name="T126_14" style:family="text">
      <style:text-properties fo:color="#1155cc" style:text-underline-style="solid" style:text-underline-color="font-color"/>
    </style:style>
    <style:style style:name="T126_15" style:family="text"/>
    <style:style style:name="T126_16" style:family="text">
      <style:text-properties fo:color="#1155cc" style:text-underline-style="solid" style:text-underline-color="font-color"/>
    </style:style>
    <style:style style:name="T126_17" style:family="text"/>
    <style:style style:name="T126_18" style:family="text">
      <style:text-properties fo:color="#1155cc" style:text-underline-style="solid" style:text-underline-color="font-color"/>
    </style:style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T126_21" style:family="text"/>
    <style:style style:name="T126_22" style:family="text">
      <style:text-properties fo:color="#1155cc" style:text-underline-style="solid" style:text-underline-color="font-color"/>
    </style:style>
    <style:style style:name="T126_23" style:family="text"/>
    <style:style style:name="T126_24" style:family="text">
      <style:text-properties fo:color="#1155cc" style:text-underline-style="solid" style:text-underline-color="font-color"/>
    </style:style>
    <style:style style:name="T126_25" style:family="text"/>
    <style:style style:name="T126_26" style:family="text">
      <style:text-properties fo:color="#1155cc" style:text-underline-style="solid" style:text-underline-color="font-color"/>
    </style:style>
    <style:style style:name="T126_27" style:family="text"/>
    <style:style style:name="T126_28" style:family="text">
      <style:text-properties fo:color="#1155cc" style:text-underline-style="solid" style:text-underline-color="font-color"/>
    </style:style>
    <style:style style:name="T126_29" style:family="text"/>
    <style:style style:name="T126_30" style:family="text">
      <style:text-properties fo:color="#1155cc" style:text-underline-style="solid" style:text-underline-color="font-color"/>
    </style:style>
    <style:style style:name="T126_31" style:family="text"/>
    <style:style style:name="T126_32" style:family="text">
      <style:text-properties fo:color="#1155cc" style:text-underline-style="solid" style:text-underline-color="font-color"/>
    </style:style>
    <style:style style:name="T126_33" style:family="text"/>
    <style:style style:name="T126_34" style:family="text">
      <style:text-properties fo:color="#1155cc" style:text-underline-style="solid" style:text-underline-color="font-color"/>
    </style:style>
    <style:style style:name="T126_35" style:family="text"/>
    <style:style style:name="T126_36" style:family="text">
      <style:text-properties fo:color="#1155cc" style:text-underline-style="solid" style:text-underline-color="font-color"/>
    </style:style>
    <style:style style:name="T126_37" style:family="text"/>
    <style:style style:name="T126_38" style:family="text">
      <style:text-properties fo:color="#1155cc" style:text-underline-style="solid" style:text-underline-color="font-color"/>
    </style:style>
    <style:style style:name="T126_39" style:family="text"/>
    <style:style style:name="T126_40" style:family="text">
      <style:text-properties fo:color="#1155cc" style:text-underline-style="solid" style:text-underline-color="font-color"/>
    </style:style>
    <style:style style:name="T126_41" style:family="text"/>
    <style:style style:name="T126_42" style:family="text">
      <style:text-properties fo:color="#1155cc" style:text-underline-style="solid" style:text-underline-color="font-color"/>
    </style:style>
    <style:style style:name="T126_43" style:family="text"/>
    <style:style style:name="P127" style:family="paragraph" style:parent-style-name="Standard">
      <style:paragraph-properties fo:break-before="auto" fo:text-indent="0cm" fo:line-height="100%" fo:margin-left="1.005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T127_42" style:family="text">
      <style:text-properties fo:color="#1155cc" style:text-underline-style="solid" style:text-underline-color="font-color"/>
    </style:style>
    <style:style style:name="T127_43" style:family="text"/>
    <style:style style:name="T127_44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text-indent="0cm" fo:line-height="100%" fo:margin-left="0.503cm" style:writing-mode="lr-tb"/>
    </style:style>
    <style:style style:name="T128_1" style:family="text"/>
    <style:style style:name="T128_2" style:family="text"/>
    <style:style style:name="T128_3" style:family="text"/>
    <style:style style:name="P129" style:family="paragraph" style:parent-style-name="Standard">
      <style:paragraph-properties fo:break-before="auto" fo:text-indent="0cm" fo:line-height="100%" fo:margin-left="1.005cm" style:writing-mode="lr-tb"/>
    </style:style>
    <style:style style:name="T129_1" style:family="text"/>
    <style:style style:name="T129_2" style:family="text">
      <style:text-properties fo:color="#1155cc" style:text-underline-style="solid" style:text-underline-color="font-color"/>
    </style:style>
    <style:style style:name="T129_3" style:family="text"/>
    <style:style style:name="T129_4" style:family="text">
      <style:text-properties fo:color="#1155cc" style:text-underline-style="solid" style:text-underline-color="font-color"/>
    </style:style>
    <style:style style:name="T129_5" style:family="text"/>
    <style:style style:name="T129_6" style:family="text">
      <style:text-properties fo:color="#1155cc" style:text-underline-style="solid" style:text-underline-color="font-color"/>
    </style:style>
    <style:style style:name="T129_7" style:family="text"/>
    <style:style style:name="T129_8" style:family="text">
      <style:text-properties fo:color="#1155cc" style:text-underline-style="solid" style:text-underline-color="font-color"/>
    </style:style>
    <style:style style:name="T129_9" style:family="text"/>
    <style:style style:name="T129_10" style:family="text">
      <style:text-properties fo:color="#1155cc" style:text-underline-style="solid" style:text-underline-color="font-color"/>
    </style:style>
    <style:style style:name="T129_11" style:family="text"/>
    <style:style style:name="T129_12" style:family="text">
      <style:text-properties fo:color="#1155cc" style:text-underline-style="solid" style:text-underline-color="font-color"/>
    </style:style>
    <style:style style:name="T129_13" style:family="text"/>
    <style:style style:name="T129_14" style:family="text">
      <style:text-properties fo:color="#1155cc" style:text-underline-style="solid" style:text-underline-color="font-color"/>
    </style:style>
    <style:style style:name="T129_15" style:family="text"/>
    <style:style style:name="T129_16" style:family="text">
      <style:text-properties fo:color="#1155cc" style:text-underline-style="solid" style:text-underline-color="font-color"/>
    </style:style>
    <style:style style:name="T129_17" style:family="text"/>
    <style:style style:name="T129_18" style:family="text">
      <style:text-properties fo:color="#1155cc" style:text-underline-style="solid" style:text-underline-color="font-color"/>
    </style:style>
    <style:style style:name="T129_19" style:family="text"/>
    <style:style style:name="T129_20" style:family="text">
      <style:text-properties fo:color="#1155cc" style:text-underline-style="solid" style:text-underline-color="font-color"/>
    </style:style>
    <style:style style:name="T129_21" style:family="text"/>
    <style:style style:name="T129_22" style:family="text">
      <style:text-properties fo:color="#1155cc" style:text-underline-style="solid" style:text-underline-color="font-color"/>
    </style:style>
    <style:style style:name="T129_23" style:family="text"/>
    <style:style style:name="T129_24" style:family="text">
      <style:text-properties fo:color="#1155cc" style:text-underline-style="solid" style:text-underline-color="font-color"/>
    </style:style>
    <style:style style:name="T129_25" style:family="text"/>
    <style:style style:name="T129_26" style:family="text">
      <style:text-properties fo:color="#1155cc" style:text-underline-style="solid" style:text-underline-color="font-color"/>
    </style:style>
    <style:style style:name="T129_27" style:family="text"/>
    <style:style style:name="T129_28" style:family="text">
      <style:text-properties fo:color="#1155cc" style:text-underline-style="solid" style:text-underline-color="font-color"/>
    </style:style>
    <style:style style:name="T129_29" style:family="text"/>
    <style:style style:name="T129_30" style:family="text">
      <style:text-properties fo:color="#1155cc" style:text-underline-style="solid" style:text-underline-color="font-color"/>
    </style:style>
    <style:style style:name="T129_31" style:family="text"/>
    <style:style style:name="T129_32" style:family="text">
      <style:text-properties fo:color="#1155cc" style:text-underline-style="solid" style:text-underline-color="font-color"/>
    </style:style>
    <style:style style:name="T129_33" style:family="text"/>
    <style:style style:name="T129_34" style:family="text">
      <style:text-properties fo:color="#1155cc" style:text-underline-style="solid" style:text-underline-color="font-color"/>
    </style:style>
    <style:style style:name="T129_35" style:family="text"/>
    <style:style style:name="T129_36" style:family="text">
      <style:text-properties fo:color="#1155cc" style:text-underline-style="solid" style:text-underline-color="font-color"/>
    </style:style>
    <style:style style:name="T129_37" style:family="text"/>
    <style:style style:name="T129_38" style:family="text">
      <style:text-properties fo:color="#1155cc" style:text-underline-style="solid" style:text-underline-color="font-color"/>
    </style:style>
    <style:style style:name="T129_39" style:family="text"/>
    <style:style style:name="T129_40" style:family="text">
      <style:text-properties fo:color="#1155cc" style:text-underline-style="solid" style:text-underline-color="font-color"/>
    </style:style>
    <style:style style:name="T129_41" style:family="text"/>
    <style:style style:name="T129_42" style:family="text">
      <style:text-properties fo:color="#1155cc" style:text-underline-style="solid" style:text-underline-color="font-color"/>
    </style:style>
    <style:style style:name="T129_43" style:family="text"/>
    <style:style style:name="T129_44" style:family="text">
      <style:text-properties fo:color="#1155cc" style:text-underline-style="solid" style:text-underline-color="font-color"/>
    </style:style>
    <style:style style:name="T129_45" style:family="text"/>
    <style:style style:name="T129_46" style:family="text">
      <style:text-properties fo:color="#1155cc" style:text-underline-style="solid" style:text-underline-color="font-color"/>
    </style:style>
    <style:style style:name="T129_47" style:family="text"/>
    <style:style style:name="T129_48" style:family="text">
      <style:text-properties fo:color="#1155cc" style:text-underline-style="solid" style:text-underline-color="font-color"/>
    </style:style>
    <style:style style:name="T129_49" style:family="text"/>
    <style:style style:name="T129_50" style:family="text">
      <style:text-properties fo:color="#1155cc" style:text-underline-style="solid" style:text-underline-color="font-color"/>
    </style:style>
    <style:style style:name="T129_51" style:family="text"/>
    <style:style style:name="T129_52" style:family="text">
      <style:text-properties fo:color="#1155cc" style:text-underline-style="solid" style:text-underline-color="font-color"/>
    </style:style>
    <style:style style:name="T129_53" style:family="text"/>
    <style:style style:name="T129_54" style:family="text">
      <style:text-properties fo:color="#1155cc" style:text-underline-style="solid" style:text-underline-color="font-color"/>
    </style:style>
    <style:style style:name="T129_55" style:family="text"/>
    <style:style style:name="T129_56" style:family="text">
      <style:text-properties fo:color="#1155cc" style:text-underline-style="solid" style:text-underline-color="font-color"/>
    </style:style>
    <style:style style:name="T129_57" style:family="text"/>
    <style:style style:name="T129_58" style:family="text">
      <style:text-properties fo:color="#1155cc" style:text-underline-style="solid" style:text-underline-color="font-color"/>
    </style:style>
    <style:style style:name="T129_59" style:family="text"/>
    <style:style style:name="T129_60" style:family="text">
      <style:text-properties fo:color="#1155cc" style:text-underline-style="solid" style:text-underline-color="font-color"/>
    </style:style>
    <style:style style:name="T129_61" style:family="text"/>
    <style:style style:name="T129_62" style:family="text">
      <style:text-properties fo:color="#1155cc" style:text-underline-style="solid" style:text-underline-color="font-color"/>
    </style:style>
    <style:style style:name="T129_63" style:family="text"/>
    <style:style style:name="T129_64" style:family="text">
      <style:text-properties fo:color="#1155cc" style:text-underline-style="solid" style:text-underline-color="font-color"/>
    </style:style>
    <style:style style:name="T129_65" style:family="text"/>
    <style:style style:name="T129_66" style:family="text">
      <style:text-properties fo:color="#1155cc" style:text-underline-style="solid" style:text-underline-color="font-color"/>
    </style:style>
    <style:style style:name="T129_67" style:family="text"/>
    <style:style style:name="T129_68" style:family="text">
      <style:text-properties fo:color="#1155cc" style:text-underline-style="solid" style:text-underline-color="font-color"/>
    </style:style>
    <style:style style:name="T129_69" style:family="text"/>
    <style:style style:name="T129_70" style:family="text">
      <style:text-properties fo:color="#1155cc" style:text-underline-style="solid" style:text-underline-color="font-color"/>
    </style:style>
    <style:style style:name="T129_71" style:family="text"/>
    <style:style style:name="T129_72" style:family="text">
      <style:text-properties fo:color="#1155cc" style:text-underline-style="solid" style:text-underline-color="font-color"/>
    </style:style>
    <style:style style:name="T129_73" style:family="text"/>
    <style:style style:name="T129_74" style:family="text">
      <style:text-properties fo:color="#1155cc" style:text-underline-style="solid" style:text-underline-color="font-color"/>
    </style:style>
    <style:style style:name="T129_75" style:family="text"/>
    <style:style style:name="T129_76" style:family="text">
      <style:text-properties fo:color="#1155cc" style:text-underline-style="solid" style:text-underline-color="font-color"/>
    </style:style>
    <style:style style:name="T129_77" style:family="text"/>
    <style:style style:name="T129_78" style:family="text">
      <style:text-properties fo:color="#1155cc" style:text-underline-style="solid" style:text-underline-color="font-color"/>
    </style:style>
    <style:style style:name="T129_79" style:family="text"/>
    <style:style style:name="T129_80" style:family="text">
      <style:text-properties fo:color="#1155cc" style:text-underline-style="solid" style:text-underline-color="font-color"/>
    </style:style>
    <style:style style:name="P130" style:family="paragraph" style:parent-style-name="Standard">
      <style:paragraph-properties fo:break-before="auto" fo:text-indent="0cm" fo:line-height="100%" fo:margin-left="1.005cm" style:writing-mode="lr-tb"/>
    </style:style>
    <style:style style:name="T130_1" style:family="text"/>
    <style:style style:name="P131" style:family="paragraph" style:parent-style-name="Standard">
      <style:paragraph-properties fo:break-before="auto" fo:text-indent="0cm" fo:line-height="100%" fo:margin-left="1.005cm" style:writing-mode="lr-tb"/>
    </style:style>
    <style:style style:name="T131_1" style:family="text"/>
    <style:style style:name="T131_2" style:family="text">
      <style:text-properties fo:color="#1155cc" style:text-underline-style="solid" style:text-underline-color="font-color"/>
    </style:style>
    <style:style style:name="T131_3" style:family="text"/>
    <style:style style:name="T131_4" style:family="text">
      <style:text-properties fo:color="#1155cc" style:text-underline-style="solid" style:text-underline-color="font-color"/>
    </style:style>
    <style:style style:name="T131_5" style:family="text"/>
    <style:style style:name="T131_6" style:family="text">
      <style:text-properties fo:color="#1155cc" style:text-underline-style="solid" style:text-underline-color="font-color"/>
    </style:style>
    <style:style style:name="T131_7" style:family="text"/>
    <style:style style:name="T131_8" style:family="text">
      <style:text-properties fo:color="#1155cc" style:text-underline-style="solid" style:text-underline-color="font-color"/>
    </style:style>
    <style:style style:name="T131_9" style:family="text"/>
    <style:style style:name="T131_10" style:family="text">
      <style:text-properties fo:color="#1155cc" style:text-underline-style="solid" style:text-underline-color="font-color"/>
    </style:style>
    <style:style style:name="T131_11" style:family="text"/>
    <style:style style:name="T131_12" style:family="text">
      <style:text-properties fo:color="#1155cc" style:text-underline-style="solid" style:text-underline-color="font-color"/>
    </style:style>
    <style:style style:name="T131_13" style:family="text"/>
    <style:style style:name="T131_14" style:family="text">
      <style:text-properties fo:color="#1155cc" style:text-underline-style="solid" style:text-underline-color="font-color"/>
    </style:style>
    <style:style style:name="T131_15" style:family="text"/>
    <style:style style:name="T131_16" style:family="text">
      <style:text-properties fo:color="#1155cc" style:text-underline-style="solid" style:text-underline-color="font-color"/>
    </style:style>
    <style:style style:name="T131_17" style:family="text"/>
    <style:style style:name="T131_18" style:family="text">
      <style:text-properties fo:color="#1155cc" style:text-underline-style="solid" style:text-underline-color="font-color"/>
    </style:style>
    <style:style style:name="T131_19" style:family="text"/>
    <style:style style:name="T131_20" style:family="text">
      <style:text-properties fo:color="#1155cc" style:text-underline-style="solid" style:text-underline-color="font-color"/>
    </style:style>
    <style:style style:name="T131_21" style:family="text"/>
    <style:style style:name="T131_22" style:family="text">
      <style:text-properties fo:color="#1155cc" style:text-underline-style="solid" style:text-underline-color="font-color"/>
    </style:style>
    <style:style style:name="T131_23" style:family="text"/>
    <style:style style:name="T131_24" style:family="text">
      <style:text-properties fo:color="#1155cc" style:text-underline-style="solid" style:text-underline-color="font-color"/>
    </style:style>
    <style:style style:name="T131_25" style:family="text"/>
    <style:style style:name="T131_26" style:family="text">
      <style:text-properties fo:color="#1155cc" style:text-underline-style="solid" style:text-underline-color="font-color"/>
    </style:style>
    <style:style style:name="T131_27" style:family="text"/>
    <style:style style:name="T131_28" style:family="text">
      <style:text-properties fo:color="#1155cc" style:text-underline-style="solid" style:text-underline-color="font-color"/>
    </style:style>
    <style:style style:name="T131_29" style:family="text"/>
    <style:style style:name="T131_30" style:family="text">
      <style:text-properties fo:color="#1155cc" style:text-underline-style="solid" style:text-underline-color="font-color"/>
    </style:style>
    <style:style style:name="T131_31" style:family="text"/>
    <style:style style:name="T131_32" style:family="text">
      <style:text-properties fo:color="#1155cc" style:text-underline-style="solid" style:text-underline-color="font-color"/>
    </style:style>
    <style:style style:name="T131_33" style:family="text"/>
    <style:style style:name="T131_34" style:family="text">
      <style:text-properties fo:color="#1155cc" style:text-underline-style="solid" style:text-underline-color="font-color"/>
    </style:style>
    <style:style style:name="T131_35" style:family="text"/>
    <style:style style:name="T131_36" style:family="text">
      <style:text-properties fo:color="#1155cc" style:text-underline-style="solid" style:text-underline-color="font-color"/>
    </style:style>
    <style:style style:name="T131_37" style:family="text"/>
    <style:style style:name="T131_38" style:family="text">
      <style:text-properties fo:color="#1155cc" style:text-underline-style="solid" style:text-underline-color="font-color"/>
    </style:style>
    <style:style style:name="P132" style:family="paragraph" style:parent-style-name="Standard">
      <style:paragraph-properties fo:break-before="auto" fo:text-indent="0cm" fo:line-height="100%" fo:margin-left="0.503cm" style:writing-mode="lr-tb"/>
      <style:text-properties fo:font-size="18pt" style:font-size-asian="18pt" style:font-size-complex="18pt"/>
    </style:style>
    <style:style style:name="P133" style:family="paragraph" style:parent-style-name="Standard">
      <style:paragraph-properties fo:break-before="auto" fo:text-indent="0cm" fo:line-height="100%" fo:margin-left="0.503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>
      <style:text-properties fo:font-size="10pt" style:font-size-asian="10pt" style:font-size-complex="10pt"/>
    </style:style>
    <style:style style:name="T133_22" style:family="text">
      <style:text-properties fo:font-size="10pt" style:font-size-asian="10pt" style:font-size-complex="10pt"/>
    </style:style>
    <style:style style:name="T133_23" style:family="text">
      <style:text-properties fo:font-size="10pt" style:font-size-asian="10pt" style:font-size-complex="10pt"/>
    </style:style>
    <style:style style:name="T133_24" style:family="text">
      <style:text-properties fo:font-size="10pt" style:font-size-asian="10pt" style:font-size-complex="10pt"/>
    </style:style>
    <style:style style:name="T133_25" style:family="text">
      <style:text-properties fo:font-size="10pt" style:font-size-asian="10pt" style:font-size-complex="10pt"/>
    </style:style>
    <style:style style:name="T133_26" style:family="text">
      <style:text-properties fo:font-size="10pt" style:font-size-asian="10pt" style:font-size-complex="10pt"/>
    </style:style>
    <style:style style:name="T133_27" style:family="text">
      <style:text-properties fo:font-size="10pt" style:font-size-asian="10pt" style:font-size-complex="10pt"/>
    </style:style>
    <style:style style:name="T133_28" style:family="text">
      <style:text-properties fo:font-size="10pt" style:font-size-asian="10pt" style:font-size-complex="10pt"/>
    </style:style>
    <style:style style:name="T133_29" style:family="text">
      <style:text-properties fo:font-size="10pt" style:font-size-asian="10pt" style:font-size-complex="10pt"/>
    </style:style>
    <style:style style:name="T133_30" style:family="text">
      <style:text-properties fo:font-size="10pt" style:font-size-asian="10pt" style:font-size-complex="10pt" fo:font-weight="bold" style:font-weight-asian="bold" style:font-weight-complex="bold"/>
    </style:style>
    <style:style style:name="T133_31" style:family="text">
      <style:text-properties fo:font-size="10pt" style:font-size-asian="10pt" style:font-size-complex="10pt" fo:font-weight="bold" style:font-weight-asian="bold" style:font-weight-complex="bold"/>
    </style:style>
    <style:style style:name="T133_32" style:family="text">
      <style:text-properties fo:font-size="10pt" style:font-size-asian="10pt" style:font-size-complex="10pt" fo:font-weight="bold" style:font-weight-asian="bold" style:font-weight-complex="bold"/>
    </style:style>
    <style:style style:name="T133_33" style:family="text">
      <style:text-properties fo:font-size="10pt" style:font-size-asian="10pt" style:font-size-complex="10pt" fo:font-weight="bold" style:font-weight-asian="bold" style:font-weight-complex="bold"/>
    </style:style>
    <style:style style:name="T133_34" style:family="text">
      <style:text-properties fo:font-size="10pt" style:font-size-asian="10pt" style:font-size-complex="10pt" fo:font-weight="bold" style:font-weight-asian="bold" style:font-weight-complex="bold"/>
    </style:style>
    <style:style style:name="T133_35" style:family="text">
      <style:text-properties fo:font-size="10pt" style:font-size-asian="10pt" style:font-size-complex="10pt" fo:font-weight="bold" style:font-weight-asian="bold" style:font-weight-complex="bold"/>
    </style:style>
    <style:style style:name="T133_36" style:family="text">
      <style:text-properties fo:font-size="10pt" style:font-size-asian="10pt" style:font-size-complex="10pt" fo:font-weight="bold" style:font-weight-asian="bold" style:font-weight-complex="bold"/>
    </style:style>
    <style:style style:name="T133_37" style:family="text">
      <style:text-properties fo:font-size="10pt" style:font-size-asian="10pt" style:font-size-complex="10pt" fo:font-weight="bold" style:font-weight-asian="bold" style:font-weight-complex="bold"/>
    </style:style>
    <style:style style:name="T133_38" style:family="text">
      <style:text-properties fo:font-size="10pt" style:font-size-asian="10pt" style:font-size-complex="10pt" fo:font-weight="bold" style:font-weight-asian="bold" style:font-weight-complex="bold"/>
    </style:style>
    <style:style style:name="T133_39" style:family="text">
      <style:text-properties fo:font-size="10pt" style:font-size-asian="10pt" style:font-size-complex="10pt" fo:font-weight="bold" style:font-weight-asian="bold" style:font-weight-complex="bold"/>
    </style:style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>
      <style:text-properties fo:font-weight="bold" style:font-weight-asian="bold" style:font-weight-complex="bold"/>
    </style:style>
    <style:style style:name="T134_56" style:family="text"/>
    <style:style style:name="T134_57" style:family="text"/>
    <style:style style:name="T134_58" style:family="text"/>
    <style:style style:name="T134_59" style:family="text"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/>
    <style:style style:name="T135_2" style:family="text"/>
    <style:style style:name="T135_3" style:family="text">
      <style:text-properties fo:font-weight="bold" style:font-weight-asian="bold" style:font-weight-complex="bold"/>
    </style:style>
    <style:style style:name="T135_4" style:family="text">
      <style:text-properties fo:font-weight="bold" style:font-weight-asian="bold" style:font-weight-complex="bold"/>
    </style:style>
    <style:style style:name="T135_5" style:family="text">
      <style:text-properties fo:font-weight="bold" style:font-weight-asian="bold" style:font-weight-complex="bold"/>
    </style:style>
    <style:style style:name="T135_6" style:family="text">
      <style:text-properties fo:font-weight="bold" style:font-weight-asian="bold" style:font-weight-complex="bold"/>
    </style:style>
    <style:style style:name="T135_7" style:family="text">
      <style:text-properties fo:font-weight="bold" style:font-weight-asian="bold" style:font-weight-complex="bold"/>
    </style:style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>
      <style:text-properties fo:font-size="14pt" style:font-size-asian="14pt" style:font-size-complex="14pt" fo:font-weight="bold" style:font-weight-asian="bold" style:font-weight-complex="bold"/>
    </style:style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>
      <style:text-properties fo:font-weight="bold" style:font-weight-asian="bold" style:font-weight-complex="bold"/>
    </style:style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break-before="auto" fo:line-height="100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P141" style:family="paragraph" style:parent-style-name="Standard">
      <style:paragraph-properties fo:break-before="auto" fo:line-height="100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P142" style:family="paragraph" style:parent-style-name="Standard">
      <style:paragraph-properties fo:break-before="auto" fo:line-height="100%" fo:margin-top="0cm" fo:margin-bottom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>
      <style:text-properties fo:font-weight="bold" style:font-weight-asian="bold" style:font-weight-complex="bold"/>
    </style:style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>
      <style:text-properties fo:background-color="#fff2cc"/>
    </style:style>
    <style:style style:name="T143_34" style:family="text">
      <style:text-properties fo:background-color="#fff2cc"/>
    </style:style>
    <style:style style:name="T143_35" style:family="text">
      <style:text-properties fo:background-color="#fff2cc"/>
    </style:style>
    <style:style style:name="T143_36" style:family="text">
      <style:text-properties fo:background-color="#fff2cc"/>
    </style:style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P145" style:family="paragraph" style:parent-style-name="Standard">
      <style:paragraph-properties fo:break-before="page" fo:line-height="100%" style:writing-mode="lr-tb"/>
    </style:style>
    <style:style style:name="T145_1" style:family="text">
      <style:text-properties fo:font-size="18pt" style:font-size-asian="18pt" style:font-size-complex="18pt"/>
    </style:style>
    <style:style style:name="T145_2" style:family="text">
      <style:text-properties fo:font-size="18pt" style:font-size-asian="18pt" style:font-size-complex="18pt"/>
    </style:style>
    <style:style style:name="T145_3" style:family="text">
      <style:text-properties fo:font-size="18pt" style:font-size-asian="18pt" style:font-size-complex="18pt"/>
    </style:style>
    <style:style style:name="T145_4" style:family="text">
      <style:text-properties fo:font-size="18pt" style:font-size-asian="18pt" style:font-size-complex="18pt"/>
    </style:style>
    <style:style style:name="T145_5" style:family="text">
      <style:text-properties fo:font-size="18pt" style:font-size-asian="18pt" style:font-size-complex="18pt"/>
    </style:style>
    <style:style style:name="T145_6" style:family="text">
      <style:text-properties fo:font-size="18pt" style:font-size-asian="18pt" style:font-size-complex="18pt"/>
    </style:style>
    <style:style style:name="T145_7" style:family="text">
      <style:text-properties fo:font-size="18pt" style:font-size-asian="18pt" style:font-size-complex="18pt"/>
    </style:style>
    <style:style style:name="T145_8" style:family="text">
      <style:text-properties fo:font-size="18pt" style:font-size-asian="18pt" style:font-size-complex="18pt"/>
    </style:style>
    <style:style style:name="T145_9" style:family="text">
      <style:text-properties fo:font-size="18pt" style:font-size-asian="18pt" style:font-size-complex="18pt"/>
    </style:style>
    <style:style style:name="T145_10" style:family="text">
      <style:text-properties fo:font-size="18pt" style:font-size-asian="18pt" style:font-size-complex="18pt"/>
    </style:style>
    <style:style style:name="P146" style:family="paragraph" style:parent-style-name="Standard">
      <style:paragraph-properties fo:break-before="auto" fo:line-height="100%" style:writing-mode="lr-tb"/>
      <style:text-properties fo:font-size="18pt" style:font-size-asian="18pt" style:font-size-complex="18pt"/>
    </style:style>
    <style:style style:name="P147" style:family="paragraph" style:parent-style-name="Standard">
      <style:paragraph-properties fo:break-before="auto" fo:text-indent="0cm" fo:line-height="100%" fo:margin-left="-0.185cm" style:writing-mode="lr-tb"/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fo:margin-top="0cm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P155" style:family="paragraph" style:parent-style-name="Standard">
      <style:paragraph-properties fo:break-before="auto" fo:text-indent="0cm" fo:line-height="100%" fo:margin-left="0.503cm" style:writing-mode="lr-tb"/>
    </style:style>
    <style:style style:name="P156" style:family="paragraph" style:parent-style-name="Standard">
      <style:paragraph-properties fo:break-before="auto" fo:text-indent="0cm" fo:line-height="100%" fo:margin-left="-0.185cm" style:writing-mode="lr-tb"/>
      <style:text-properties style:text-line-through-style="solid"/>
    </style:style>
  </office:automatic-styles>
  <office:body>
    <office:text>
      <text:p text:style-name="P1"><text:span text:style-name="T1_1"><text:a xlink:type="simple" xlink:href="https://docs.google.com/document/d/1MnxaZc4_HAPy4z21w4506eVFxh6fd3hUJYHl-9uWJzM/edit"><text:span text:style-name="T1_2">Version</text:span></text:a></text:span><text:span text:style-name="T1_3"><text:a xlink:type="simple" xlink:href="https://docs.google.com/document/d/1MnxaZc4_HAPy4z21w4506eVFxh6fd3hUJYHl-9uWJzM/edit"><text:span text:style-name="T1_4"><text:s/></text:span></text:a></text:span><text:span text:style-name="T1_5"><text:a xlink:type="simple" xlink:href="https://docs.google.com/document/d/1MnxaZc4_HAPy4z21w4506eVFxh6fd3hUJYHl-9uWJzM/edit"><text:span text:style-name="T1_6">public</text:span></text:a></text:span></text:p>
      <text:p text:style-name="P2"><text:span text:style-name="T2_1">Haxetelier</text:span><text:span text:style-name="T2_2"><text:s/></text:span><text:span text:style-name="T2_3">Cordova</text:span><text:span text:style-name="T2_4"><text:s/>:<text:s/></text:span><text:span text:style-name="T2_5">Installations</text:span></text:p>
      <text:p text:style-name="P3"/>
      <text:p text:style-name="P4"><text:span text:style-name="T4_1">NodeJs</text:span></text:p>
      <text:p text:style-name="P5"/>
      <text:p text:style-name="P6"><text:span text:style-name="T6_1">aller</text:span><text:span text:style-name="T6_2"><text:s/></text:span><text:span text:style-name="T6_3">sur</text:span><text:span text:style-name="T6_4"><text:s/></text:span><text:span text:style-name="T6_5"><text:a xlink:type="simple" xlink:href="http://nodejs.org/"><text:span text:style-name="T6_6">http</text:span></text:a></text:span><text:span text:style-name="T6_7"><text:a xlink:type="simple" xlink:href="http://nodejs.org/"><text:span text:style-name="T6_8">://</text:span></text:a></text:span><text:span text:style-name="T6_9"><text:a xlink:type="simple" xlink:href="http://nodejs.org/"><text:span text:style-name="T6_10">nodejs</text:span></text:a></text:span><text:span text:style-name="T6_11"><text:a xlink:type="simple" xlink:href="http://nodejs.org/"><text:span text:style-name="T6_12">.</text:span></text:a></text:span><text:span text:style-name="T6_13"><text:a xlink:type="simple" xlink:href="http://nodejs.org/"><text:span text:style-name="T6_14">org</text:span></text:a></text:span><text:span text:style-name="T6_15"><text:a xlink:type="simple" xlink:href="http://nodejs.org/"><text:span text:style-name="T6_16">/</text:span></text:a></text:span><text:span text:style-name="T6_17"><text:s/>&gt;<text:s/></text:span><text:span text:style-name="T6_18">install</text:span><text:span text:style-name="T6_19"><text:s/>&gt;<text:s/>“</text:span><text:span text:style-name="T6_20">enreg</text:span><text:span text:style-name="T6_21"><text:s/></text:span><text:span text:style-name="T6_22">sous</text:span><text:span text:style-name="T6_23">”</text:span></text:p>
      <text:p text:style-name="P7"/>
      <text:p text:style-name="P8"><text:span text:style-name="T8_1">lancer</text:span><text:span text:style-name="T8_2"><text:s/></text:span><text:span text:style-name="T8_3">le</text:span><text:span text:style-name="T8_4"><text:s/>“</text:span><text:span text:style-name="T8_5">node</text:span><text:span text:style-name="T8_6">-</text:span><text:span text:style-name="T8_7">v</text:span><text:span text:style-name="T8_8">?.??.?-</text:span><text:span text:style-name="T8_9">x</text:span><text:span text:style-name="T8_10">86.</text:span><text:span text:style-name="T8_11">msi</text:span><text:span text:style-name="T8_12">”<text:s/></text:span><text:span text:style-name="T8_13">téléchargé</text:span><text:span text:style-name="T8_14"><text:s/></text:span></text:p>
      <text:p text:style-name="P9"><text:span text:style-name="T9_1">installer</text:span><text:span text:style-name="T9_2"><text:s/></text:span><text:span text:style-name="T9_3">Nodejs</text:span><text:span text:style-name="T9_4"><text:s/></text:span><text:span text:style-name="T9_5">(</text:span><text:span text:style-name="T9_6">sous</text:span><text:span text:style-name="T9_7"><text:s/></text:span><text:span text:style-name="T9_8">windows</text:span><text:span text:style-name="T9_9">)</text:span><text:span text:style-name="T9_10"><text:s/></text:span><text:span text:style-name="T9_11">dans</text:span><text:span text:style-name="T9_12"><text:s/></text:span><text:span text:style-name="T9_13">le</text:span><text:span text:style-name="T9_14"><text:s/></text:span><text:span text:style-name="T9_15">dossier</text:span><text:span text:style-name="T9_16"><text:s/>“</text:span><text:span text:style-name="T9_17">Program</text:span><text:span text:style-name="T9_18"><text:s/></text:span><text:span text:style-name="T9_19">Files</text:span><text:span text:style-name="T9_20">/</text:span><text:span text:style-name="T9_21">nodejs</text:span><text:span text:style-name="T9_22">/”<text:s/></text:span><text:span text:style-name="T9_23">par</text:span><text:span text:style-name="T9_24"><text:s/></text:span><text:span text:style-name="T9_25">ex</text:span><text:span text:style-name="T9_26">.)</text:span></text:p>
      <text:p text:style-name="P10"/>
      <text:p text:style-name="P11"/>
      <text:p text:style-name="P12"><text:span text:style-name="T12_1">Cordova</text:span><text:span text:style-name="T12_2"><text:s/>:<text:tab/></text:span></text:p>
      <text:p text:style-name="P13"/>
      <text:p text:style-name="P14"><text:span text:style-name="T14_1">(</text:span><text:span text:style-name="T14_2">sous</text:span><text:span text:style-name="T14_3"><text:s/></text:span><text:span text:style-name="T14_4">windows</text:span><text:span text:style-name="T14_5">)</text:span><text:span text:style-name="T14_6"><text:s/></text:span><text:span text:style-name="T14_7">lancer</text:span><text:span text:style-name="T14_8"><text:s/>“</text:span><text:span text:style-name="T14_9">menu</text:span><text:span text:style-name="T14_10"><text:s/></text:span><text:span text:style-name="T14_11">démarrer</text:span><text:span text:style-name="T14_12">&gt;</text:span><text:span text:style-name="T14_13">Programmes</text:span><text:span text:style-name="T14_14">&gt;</text:span><text:span text:style-name="T14_15">Node</text:span><text:span text:style-name="T14_16">.</text:span><text:span text:style-name="T14_17">js</text:span><text:span text:style-name="T14_18"><text:s/></text:span><text:span text:style-name="T14_19">command</text:span><text:span text:style-name="T14_20"><text:s/></text:span><text:span text:style-name="T14_21">prompt</text:span><text:span text:style-name="T14_22">”.</text:span></text:p>
      <text:p text:style-name="P15"><text:span text:style-name="T15_1">Sous</text:span><text:span text:style-name="T15_2"><text:s/></text:span><text:span text:style-name="T15_3">l</text:span><text:span text:style-name="T15_4">’</text:span><text:span text:style-name="T15_5">interpréteur</text:span><text:span text:style-name="T15_6"><text:s/></text:span><text:span text:style-name="T15_7">de</text:span><text:span text:style-name="T15_8"><text:s/></text:span><text:span text:style-name="T15_9">commande</text:span><text:span text:style-name="T15_10"><text:s/>(</text:span><text:span text:style-name="T15_11">shell</text:span><text:span text:style-name="T15_12"><text:s/></text:span><text:span text:style-name="T15_13">linux</text:span><text:span text:style-name="T15_14">,<text:s/></text:span><text:span text:style-name="T15_15">terminal</text:span><text:span text:style-name="T15_16"><text:s/></text:span><text:span text:style-name="T15_17">mac</text:span><text:span text:style-name="T15_18">,<text:s/></text:span><text:span text:style-name="T15_19">cmd</text:span><text:span text:style-name="T15_20"><text:s/></text:span><text:span text:style-name="T15_21">windows</text:span><text:span text:style-name="T15_22">)<text:s/>:</text:span></text:p>
      <text:p text:style-name="P16"/>
      <text:p text:style-name="P17"><text:span text:style-name="T17_1"><text:tab/></text:span><text:span text:style-name="T17_2">npm</text:span><text:span text:style-name="T17_3"><text:s/></text:span><text:span text:style-name="T17_4">install</text:span><text:span text:style-name="T17_5"><text:s/>-</text:span><text:span text:style-name="T17_6">g</text:span><text:span text:style-name="T17_7"><text:s/></text:span><text:span text:style-name="T17_8">cordova</text:span></text:p>
      <text:p text:style-name="P18"/>
      <text:p text:style-name="P19"><text:span text:style-name="T19_1"><text:tab/></text:span><text:span text:style-name="T19_2">(</text:span><text:span text:style-name="T19_3">Info</text:span><text:span text:style-name="T19_4"><text:s/></text:span><text:span text:style-name="T19_5">windows</text:span><text:span text:style-name="T19_6">)</text:span><text:span text:style-name="T19_7"><text:s/></text:span><text:span text:style-name="T19_8">cordova</text:span><text:span text:style-name="T19_9"><text:s/></text:span><text:span text:style-name="T19_10">sera</text:span><text:span text:style-name="T19_11"><text:s/></text:span><text:span text:style-name="T19_12">installé</text:span><text:span text:style-name="T19_13"><text:s/></text:span><text:span text:style-name="T19_14">dans</text:span></text:p>
      <text:p text:style-name="P20"><text:span text:style-name="T20_1"><text:s text:c="3"/>“</text:span><text:span text:style-name="T20_2">Documents</text:span><text:span text:style-name="T20_3"><text:s/></text:span><text:span text:style-name="T20_4">and</text:span><text:span text:style-name="T20_5"><text:s/></text:span><text:span text:style-name="T20_6">Settings</text:span><text:span text:style-name="T20_7">/&lt;</text:span><text:span text:style-name="T20_8">utilisateur</text:span><text:span text:style-name="T20_9">&gt;/</text:span><text:span text:style-name="T20_10">Application</text:span><text:span text:style-name="T20_11"><text:s/></text:span><text:span text:style-name="T20_12">Data</text:span><text:span text:style-name="T20_13">/</text:span><text:span text:style-name="T20_14">npm</text:span><text:span text:style-name="T20_15">/</text:span><text:span text:style-name="T20_16">node</text:span><text:span text:style-name="T20_17">_</text:span><text:span text:style-name="T20_18">modules</text:span><text:span text:style-name="T20_19">/</text:span><text:span text:style-name="T20_20">cordova</text:span><text:span text:style-name="T20_21">/”</text:span></text:p>
      <text:p text:style-name="P21"/>
      <text:p text:style-name="P22"/>
      <text:p text:style-name="P23"><text:span text:style-name="T23_1">Java</text:span><text:span text:style-name="T23_2"><text:s/>:</text:span></text:p>
      <text:p text:style-name="P24"/>
      <text:p text:style-name="P25"><text:span text:style-name="T25_1">aller</text:span><text:span text:style-name="T25_2"><text:s/></text:span><text:span text:style-name="T25_3">sur</text:span><text:span text:style-name="T25_4"><text:s/></text:span><text:span text:style-name="T25_5"><text:a xlink:type="simple" xlink:href="http://www.oracle.com/technetwork/java/javase/downloads/index.html"><text:span text:style-name="T25_6">http</text:span></text:a></text:span><text:span text:style-name="T25_7"><text:a xlink:type="simple" xlink:href="http://www.oracle.com/technetwork/java/javase/downloads/index.html"><text:span text:style-name="T25_8">://</text:span></text:a></text:span><text:span text:style-name="T25_9"><text:a xlink:type="simple" xlink:href="http://www.oracle.com/technetwork/java/javase/downloads/index.html"><text:span text:style-name="T25_10">www</text:span></text:a></text:span><text:span text:style-name="T25_11"><text:a xlink:type="simple" xlink:href="http://www.oracle.com/technetwork/java/javase/downloads/index.html"><text:span text:style-name="T25_12">.</text:span></text:a></text:span><text:span text:style-name="T25_13"><text:a xlink:type="simple" xlink:href="http://www.oracle.com/technetwork/java/javase/downloads/index.html"><text:span text:style-name="T25_14">oracle</text:span></text:a></text:span><text:span text:style-name="T25_15"><text:a xlink:type="simple" xlink:href="http://www.oracle.com/technetwork/java/javase/downloads/index.html"><text:span text:style-name="T25_16">.</text:span></text:a></text:span><text:span text:style-name="T25_17"><text:a xlink:type="simple" xlink:href="http://www.oracle.com/technetwork/java/javase/downloads/index.html"><text:span text:style-name="T25_18">com</text:span></text:a></text:span><text:span text:style-name="T25_19"><text:a xlink:type="simple" xlink:href="http://www.oracle.com/technetwork/java/javase/downloads/index.html"><text:span text:style-name="T25_20">/</text:span></text:a></text:span><text:span text:style-name="T25_21"><text:a xlink:type="simple" xlink:href="http://www.oracle.com/technetwork/java/javase/downloads/index.html"><text:span text:style-name="T25_22">technetwork</text:span></text:a></text:span><text:span text:style-name="T25_23"><text:a xlink:type="simple" xlink:href="http://www.oracle.com/technetwork/java/javase/downloads/index.html"><text:span text:style-name="T25_24">/</text:span></text:a></text:span><text:span text:style-name="T25_25"><text:a xlink:type="simple" xlink:href="http://www.oracle.com/technetwork/java/javase/downloads/index.html"><text:span text:style-name="T25_26">java</text:span></text:a></text:span><text:span text:style-name="T25_27"><text:a xlink:type="simple" xlink:href="http://www.oracle.com/technetwork/java/javase/downloads/index.html"><text:span text:style-name="T25_28">/</text:span></text:a></text:span><text:span text:style-name="T25_29"><text:a xlink:type="simple" xlink:href="http://www.oracle.com/technetwork/java/javase/downloads/index.html"><text:span text:style-name="T25_30">javase</text:span></text:a></text:span><text:span text:style-name="T25_31"><text:a xlink:type="simple" xlink:href="http://www.oracle.com/technetwork/java/javase/downloads/index.html"><text:span text:style-name="T25_32">/</text:span></text:a></text:span><text:span text:style-name="T25_33"><text:a xlink:type="simple" xlink:href="http://www.oracle.com/technetwork/java/javase/downloads/index.html"><text:span text:style-name="T25_34">downloads</text:span></text:a></text:span><text:span text:style-name="T25_35"><text:a xlink:type="simple" xlink:href="http://www.oracle.com/technetwork/java/javase/downloads/index.html"><text:span text:style-name="T25_36">/</text:span></text:a></text:span><text:span text:style-name="T25_37"><text:a xlink:type="simple" xlink:href="http://www.oracle.com/technetwork/java/javase/downloads/index.html"><text:span text:style-name="T25_38">index</text:span></text:a></text:span><text:span text:style-name="T25_39"><text:a xlink:type="simple" xlink:href="http://www.oracle.com/technetwork/java/javase/downloads/index.html"><text:span text:style-name="T25_40">.</text:span></text:a></text:span><text:span text:style-name="T25_41"><text:a xlink:type="simple" xlink:href="http://www.oracle.com/technetwork/java/javase/downloads/index.html"><text:span text:style-name="T25_42">html</text:span></text:a></text:span><text:span text:style-name="T25_43"><text:s/></text:span></text:p>
      <text:p text:style-name="P26"/>
      <text:p text:style-name="P27"><text:span text:style-name="T27_1">Détail</text:span><text:span text:style-name="T27_2"><text:s text:c="2"/>:</text:span></text:p>
      <text:p text:style-name="P28"><text:span text:style-name="T28_1">ex</text:span><text:span text:style-name="T28_2"><text:s/></text:span><text:span text:style-name="T28_3">v</text:span><text:span text:style-name="T28_4">8:</text:span></text:p>
      <text:p text:style-name="P29"><text:span text:style-name="T29_1"><text:s text:c="3"/></text:span><text:span text:style-name="T29_2"><text:a xlink:type="simple" xlink:href="http://www.oracle.com/technetwork/java/javase/downloads/jdk8-downloads-2133151.html"><text:span text:style-name="T29_3">http</text:span></text:a></text:span><text:span text:style-name="T29_4"><text:a xlink:type="simple" xlink:href="http://www.oracle.com/technetwork/java/javase/downloads/jdk8-downloads-2133151.html"><text:span text:style-name="T29_5">://</text:span></text:a></text:span><text:span text:style-name="T29_6"><text:a xlink:type="simple" xlink:href="http://www.oracle.com/technetwork/java/javase/downloads/jdk8-downloads-2133151.html"><text:span text:style-name="T29_7">www</text:span></text:a></text:span><text:span text:style-name="T29_8"><text:a xlink:type="simple" xlink:href="http://www.oracle.com/technetwork/java/javase/downloads/jdk8-downloads-2133151.html"><text:span text:style-name="T29_9">.</text:span></text:a></text:span><text:span text:style-name="T29_10"><text:a xlink:type="simple" xlink:href="http://www.oracle.com/technetwork/java/javase/downloads/jdk8-downloads-2133151.html"><text:span text:style-name="T29_11">oracle</text:span></text:a></text:span><text:span text:style-name="T29_12"><text:a xlink:type="simple" xlink:href="http://www.oracle.com/technetwork/java/javase/downloads/jdk8-downloads-2133151.html"><text:span text:style-name="T29_13">.</text:span></text:a></text:span><text:span text:style-name="T29_14"><text:a xlink:type="simple" xlink:href="http://www.oracle.com/technetwork/java/javase/downloads/jdk8-downloads-2133151.html"><text:span text:style-name="T29_15">com</text:span></text:a></text:span><text:span text:style-name="T29_16"><text:a xlink:type="simple" xlink:href="http://www.oracle.com/technetwork/java/javase/downloads/jdk8-downloads-2133151.html"><text:span text:style-name="T29_17">/</text:span></text:a></text:span><text:span text:style-name="T29_18"><text:a xlink:type="simple" xlink:href="http://www.oracle.com/technetwork/java/javase/downloads/jdk8-downloads-2133151.html"><text:span text:style-name="T29_19">technetwork</text:span></text:a></text:span><text:span text:style-name="T29_20"><text:a xlink:type="simple" xlink:href="http://www.oracle.com/technetwork/java/javase/downloads/jdk8-downloads-2133151.html"><text:span text:style-name="T29_21">/</text:span></text:a></text:span><text:span text:style-name="T29_22"><text:a xlink:type="simple" xlink:href="http://www.oracle.com/technetwork/java/javase/downloads/jdk8-downloads-2133151.html"><text:span text:style-name="T29_23">java</text:span></text:a></text:span><text:span text:style-name="T29_24"><text:a xlink:type="simple" xlink:href="http://www.oracle.com/technetwork/java/javase/downloads/jdk8-downloads-2133151.html"><text:span text:style-name="T29_25">/</text:span></text:a></text:span><text:span text:style-name="T29_26"><text:a xlink:type="simple" xlink:href="http://www.oracle.com/technetwork/java/javase/downloads/jdk8-downloads-2133151.html"><text:span text:style-name="T29_27">javase</text:span></text:a></text:span><text:span text:style-name="T29_28"><text:a xlink:type="simple" xlink:href="http://www.oracle.com/technetwork/java/javase/downloads/jdk8-downloads-2133151.html"><text:span text:style-name="T29_29">/</text:span></text:a></text:span><text:span text:style-name="T29_30"><text:a xlink:type="simple" xlink:href="http://www.oracle.com/technetwork/java/javase/downloads/jdk8-downloads-2133151.html"><text:span text:style-name="T29_31">downloads</text:span></text:a></text:span><text:span text:style-name="T29_32"><text:a xlink:type="simple" xlink:href="http://www.oracle.com/technetwork/java/javase/downloads/jdk8-downloads-2133151.html"><text:span text:style-name="T29_33">/</text:span></text:a></text:span><text:span text:style-name="T29_34"><text:a xlink:type="simple" xlink:href="http://www.oracle.com/technetwork/java/javase/downloads/jdk8-downloads-2133151.html"><text:span text:style-name="T29_35">jdk</text:span></text:a></text:span><text:span text:style-name="T29_36"><text:a xlink:type="simple" xlink:href="http://www.oracle.com/technetwork/java/javase/downloads/jdk8-downloads-2133151.html"><text:span text:style-name="T29_37">8-</text:span></text:a></text:span><text:span text:style-name="T29_38"><text:a xlink:type="simple" xlink:href="http://www.oracle.com/technetwork/java/javase/downloads/jdk8-downloads-2133151.html"><text:span text:style-name="T29_39">downloads</text:span></text:a></text:span><text:span text:style-name="T29_40"><text:a xlink:type="simple" xlink:href="http://www.oracle.com/technetwork/java/javase/downloads/jdk8-downloads-2133151.html"><text:span text:style-name="T29_41">-2133151.</text:span></text:a></text:span><text:span text:style-name="T29_42"><text:a xlink:type="simple" xlink:href="http://www.oracle.com/technetwork/java/javase/downloads/jdk8-downloads-2133151.html"><text:span text:style-name="T29_43">html</text:span></text:a></text:span></text:p>
      <text:p text:style-name="P30"><text:span text:style-name="T30_1">Si</text:span><text:span text:style-name="T30_2"><text:s/></text:span><text:span text:style-name="T30_3">bogue</text:span><text:span text:style-name="T30_4"><text:s/></text:span><text:span text:style-name="T30_5">car</text:span><text:span text:style-name="T30_6"><text:s/></text:span><text:span text:style-name="T30_7">pc</text:span><text:span text:style-name="T30_8"><text:s/></text:span><text:span text:style-name="T30_9">un</text:span><text:span text:style-name="T30_10"><text:s/></text:span><text:span text:style-name="T30_11">peu</text:span><text:span text:style-name="T30_12"><text:s/></text:span><text:span text:style-name="T30_13">vieux</text:span><text:span text:style-name="T30_14"><text:s/>=&gt;<text:s/></text:span><text:span text:style-name="T30_15">anciennes</text:span><text:span text:style-name="T30_16"><text:s/></text:span><text:span text:style-name="T30_17">versions</text:span><text:span text:style-name="T30_18"><text:s/>:<text:s/></text:span></text:p>
      <text:p text:style-name="P31"><text:span text:style-name="T31_1"><text:s text:c="3"/></text:span><text:span text:style-name="T31_2"><text:a xlink:type="simple" xlink:href="http://www.oracle.com/technetwork/java/javase/archive-139210.html"><text:span text:style-name="T31_3">http</text:span></text:a></text:span><text:span text:style-name="T31_4"><text:a xlink:type="simple" xlink:href="http://www.oracle.com/technetwork/java/javase/archive-139210.html"><text:span text:style-name="T31_5">://</text:span></text:a></text:span><text:span text:style-name="T31_6"><text:a xlink:type="simple" xlink:href="http://www.oracle.com/technetwork/java/javase/archive-139210.html"><text:span text:style-name="T31_7">www</text:span></text:a></text:span><text:span text:style-name="T31_8"><text:a xlink:type="simple" xlink:href="http://www.oracle.com/technetwork/java/javase/archive-139210.html"><text:span text:style-name="T31_9">.</text:span></text:a></text:span><text:span text:style-name="T31_10"><text:a xlink:type="simple" xlink:href="http://www.oracle.com/technetwork/java/javase/archive-139210.html"><text:span text:style-name="T31_11">oracle</text:span></text:a></text:span><text:span text:style-name="T31_12"><text:a xlink:type="simple" xlink:href="http://www.oracle.com/technetwork/java/javase/archive-139210.html"><text:span text:style-name="T31_13">.</text:span></text:a></text:span><text:span text:style-name="T31_14"><text:a xlink:type="simple" xlink:href="http://www.oracle.com/technetwork/java/javase/archive-139210.html"><text:span text:style-name="T31_15">com</text:span></text:a></text:span><text:span text:style-name="T31_16"><text:a xlink:type="simple" xlink:href="http://www.oracle.com/technetwork/java/javase/archive-139210.html"><text:span text:style-name="T31_17">/</text:span></text:a></text:span><text:span text:style-name="T31_18"><text:a xlink:type="simple" xlink:href="http://www.oracle.com/technetwork/java/javase/archive-139210.html"><text:span text:style-name="T31_19">technetwork</text:span></text:a></text:span><text:span text:style-name="T31_20"><text:a xlink:type="simple" xlink:href="http://www.oracle.com/technetwork/java/javase/archive-139210.html"><text:span text:style-name="T31_21">/</text:span></text:a></text:span><text:span text:style-name="T31_22"><text:a xlink:type="simple" xlink:href="http://www.oracle.com/technetwork/java/javase/archive-139210.html"><text:span text:style-name="T31_23">java</text:span></text:a></text:span><text:span text:style-name="T31_24"><text:a xlink:type="simple" xlink:href="http://www.oracle.com/technetwork/java/javase/archive-139210.html"><text:span text:style-name="T31_25">/</text:span></text:a></text:span><text:span text:style-name="T31_26"><text:a xlink:type="simple" xlink:href="http://www.oracle.com/technetwork/java/javase/archive-139210.html"><text:span text:style-name="T31_27">javase</text:span></text:a></text:span><text:span text:style-name="T31_28"><text:a xlink:type="simple" xlink:href="http://www.oracle.com/technetwork/java/javase/archive-139210.html"><text:span text:style-name="T31_29">/</text:span></text:a></text:span><text:span text:style-name="T31_30"><text:a xlink:type="simple" xlink:href="http://www.oracle.com/technetwork/java/javase/archive-139210.html"><text:span text:style-name="T31_31">archive</text:span></text:a></text:span><text:span text:style-name="T31_32"><text:a xlink:type="simple" xlink:href="http://www.oracle.com/technetwork/java/javase/archive-139210.html"><text:span text:style-name="T31_33">-139210.</text:span></text:a></text:span><text:span text:style-name="T31_34"><text:a xlink:type="simple" xlink:href="http://www.oracle.com/technetwork/java/javase/archive-139210.html"><text:span text:style-name="T31_35">html</text:span></text:a></text:span></text:p>
      <text:p text:style-name="P32"><text:span text:style-name="T32_1"><text:s text:c="3"/></text:span><text:span text:style-name="T32_2">ex</text:span><text:span text:style-name="T32_3"><text:s/></text:span><text:span text:style-name="T32_4">v</text:span><text:span text:style-name="T32_5">6<text:s/></text:span><text:span text:style-name="T32_6">qui</text:span><text:span text:style-name="T32_7"><text:s/></text:span><text:span text:style-name="T32_8">est</text:span><text:span text:style-name="T32_9"><text:s/></text:span><text:span text:style-name="T32_10">OK</text:span><text:span text:style-name="T32_11"><text:s/></text:span><text:span text:style-name="T32_12">pour</text:span><text:span text:style-name="T32_13"><text:s/></text:span><text:span text:style-name="T32_14">mon</text:span><text:span text:style-name="T32_15"><text:s/></text:span><text:span text:style-name="T32_16">PC</text:span><text:span text:style-name="T32_17"><text:s/></text:span><text:span text:style-name="T32_18">sous</text:span><text:span text:style-name="T32_19"><text:s/></text:span><text:span text:style-name="T32_20">xp</text:span><text:span text:style-name="T32_21"><text:s/>:</text:span></text:p>
      <text:p text:style-name="P33"><text:span text:style-name="T33_1"><text:s text:c="6"/></text:span><text:span text:style-name="T33_2"><text:a xlink:type="simple" xlink:href="http://www.oracle.com/technetwork/java/javase/downloads/java-archive-downloads-javase6-419409.html"><text:span text:style-name="T33_3">http</text:span></text:a></text:span><text:span text:style-name="T33_4"><text:a xlink:type="simple" xlink:href="http://www.oracle.com/technetwork/java/javase/downloads/java-archive-downloads-javase6-419409.html"><text:span text:style-name="T33_5">://</text:span></text:a></text:span><text:span text:style-name="T33_6"><text:a xlink:type="simple" xlink:href="http://www.oracle.com/technetwork/java/javase/downloads/java-archive-downloads-javase6-419409.html"><text:span text:style-name="T33_7">www</text:span></text:a></text:span><text:span text:style-name="T33_8"><text:a xlink:type="simple" xlink:href="http://www.oracle.com/technetwork/java/javase/downloads/java-archive-downloads-javase6-419409.html"><text:span text:style-name="T33_9">.</text:span></text:a></text:span><text:span text:style-name="T33_10"><text:a xlink:type="simple" xlink:href="http://www.oracle.com/technetwork/java/javase/downloads/java-archive-downloads-javase6-419409.html"><text:span text:style-name="T33_11">oracle</text:span></text:a></text:span><text:span text:style-name="T33_12"><text:a xlink:type="simple" xlink:href="http://www.oracle.com/technetwork/java/javase/downloads/java-archive-downloads-javase6-419409.html"><text:span text:style-name="T33_13">.</text:span></text:a></text:span><text:span text:style-name="T33_14"><text:a xlink:type="simple" xlink:href="http://www.oracle.com/technetwork/java/javase/downloads/java-archive-downloads-javase6-419409.html"><text:span text:style-name="T33_15">com</text:span></text:a></text:span><text:span text:style-name="T33_16"><text:a xlink:type="simple" xlink:href="http://www.oracle.com/technetwork/java/javase/downloads/java-archive-downloads-javase6-419409.html"><text:span text:style-name="T33_17">/</text:span></text:a></text:span><text:span text:style-name="T33_18"><text:a xlink:type="simple" xlink:href="http://www.oracle.com/technetwork/java/javase/downloads/java-archive-downloads-javase6-419409.html"><text:span text:style-name="T33_19">technetwork</text:span></text:a></text:span><text:span text:style-name="T33_20"><text:a xlink:type="simple" xlink:href="http://www.oracle.com/technetwork/java/javase/downloads/java-archive-downloads-javase6-419409.html"><text:span text:style-name="T33_21">/</text:span></text:a></text:span><text:span text:style-name="T33_22"><text:a xlink:type="simple" xlink:href="http://www.oracle.com/technetwork/java/javase/downloads/java-archive-downloads-javase6-419409.html"><text:span text:style-name="T33_23">java</text:span></text:a></text:span><text:span text:style-name="T33_24"><text:a xlink:type="simple" xlink:href="http://www.oracle.com/technetwork/java/javase/downloads/java-archive-downloads-javase6-419409.html"><text:span text:style-name="T33_25">/</text:span></text:a></text:span><text:span text:style-name="T33_26"><text:a xlink:type="simple" xlink:href="http://www.oracle.com/technetwork/java/javase/downloads/java-archive-downloads-javase6-419409.html"><text:span text:style-name="T33_27">javase</text:span></text:a></text:span><text:span text:style-name="T33_28"><text:a xlink:type="simple" xlink:href="http://www.oracle.com/technetwork/java/javase/downloads/java-archive-downloads-javase6-419409.html"><text:span text:style-name="T33_29">/</text:span></text:a></text:span><text:span text:style-name="T33_30"><text:a xlink:type="simple" xlink:href="http://www.oracle.com/technetwork/java/javase/downloads/java-archive-downloads-javase6-419409.html"><text:span text:style-name="T33_31">downloads</text:span></text:a></text:span><text:span text:style-name="T33_32"><text:a xlink:type="simple" xlink:href="http://www.oracle.com/technetwork/java/javase/downloads/java-archive-downloads-javase6-419409.html"><text:span text:style-name="T33_33">/</text:span></text:a></text:span><text:span text:style-name="T33_34"><text:a xlink:type="simple" xlink:href="http://www.oracle.com/technetwork/java/javase/downloads/java-archive-downloads-javase6-419409.html"><text:span text:style-name="T33_35">java</text:span></text:a></text:span><text:span text:style-name="T33_36"><text:a xlink:type="simple" xlink:href="http://www.oracle.com/technetwork/java/javase/downloads/java-archive-downloads-javase6-419409.html"><text:span text:style-name="T33_37">-</text:span></text:a></text:span><text:span text:style-name="T33_38"><text:a xlink:type="simple" xlink:href="http://www.oracle.com/technetwork/java/javase/downloads/java-archive-downloads-javase6-419409.html"><text:span text:style-name="T33_39">archive</text:span></text:a></text:span><text:span text:style-name="T33_40"><text:a xlink:type="simple" xlink:href="http://www.oracle.com/technetwork/java/javase/downloads/java-archive-downloads-javase6-419409.html"><text:span text:style-name="T33_41">-</text:span></text:a></text:span><text:span text:style-name="T33_42"><text:a xlink:type="simple" xlink:href="http://www.oracle.com/technetwork/java/javase/downloads/java-archive-downloads-javase6-419409.html"><text:span text:style-name="T33_43">downloads</text:span></text:a></text:span><text:span text:style-name="T33_44"><text:a xlink:type="simple" xlink:href="http://www.oracle.com/technetwork/java/javase/downloads/java-archive-downloads-javase6-419409.html"><text:span text:style-name="T33_45">-</text:span></text:a></text:span><text:span text:style-name="T33_46"><text:a xlink:type="simple" xlink:href="http://www.oracle.com/technetwork/java/javase/downloads/java-archive-downloads-javase6-419409.html"><text:span text:style-name="T33_47">javase</text:span></text:a></text:span><text:span text:style-name="T33_48"><text:a xlink:type="simple" xlink:href="http://www.oracle.com/technetwork/java/javase/downloads/java-archive-downloads-javase6-419409.html"><text:span text:style-name="T33_49">6-419409.</text:span></text:a></text:span><text:span text:style-name="T33_50"><text:a xlink:type="simple" xlink:href="http://www.oracle.com/technetwork/java/javase/downloads/java-archive-downloads-javase6-419409.html"><text:span text:style-name="T33_51">html</text:span></text:a></text:span></text:p>
      <text:list text:style-name="LS1" xml:id="list0">
        <text:list-item>
          <text:p text:style-name="P34"><text:span text:style-name="T34_1">choisir</text:span><text:span text:style-name="T34_2"><text:s/></text:span><text:span text:style-name="T34_3">une</text:span><text:span text:style-name="T34_4"><text:s/></text:span><text:span text:style-name="T34_5">release</text:span><text:span text:style-name="T34_6"><text:s/></text:span><text:span text:style-name="T34_7">parmi</text:span><text:span text:style-name="T34_8"><text:s/></text:span><text:span text:style-name="T34_9">les</text:span><text:span text:style-name="T34_10"><text:s/>:<text:s/></text:span><text:span text:style-name="T34_11">Java</text:span><text:span text:style-name="T34_12"><text:s/></text:span><text:span text:style-name="T34_13">SE</text:span><text:span text:style-name="T34_14"><text:s/></text:span><text:span text:style-name="T34_15">Development</text:span><text:span text:style-name="T34_16"><text:s/></text:span><text:span text:style-name="T34_17">Kit</text:span><text:span text:style-name="T34_18"><text:s/></text:span></text:p>
        </text:list-item>
        <text:list-item>
          <text:p text:style-name="P35"><text:span text:style-name="T35_1">choisir</text:span><text:span text:style-name="T35_2"><text:s/></text:span><text:span text:style-name="T35_3">le</text:span><text:span text:style-name="T35_4"><text:s/></text:span><text:span text:style-name="T35_5">fichier</text:span><text:span text:style-name="T35_6"><text:s/></text:span><text:span text:style-name="T35_7">correspondant</text:span><text:span text:style-name="T35_8"><text:s/></text:span><text:span text:style-name="T35_9">à</text:span><text:span text:style-name="T35_10"><text:s/></text:span><text:span text:style-name="T35_11">sa</text:span><text:span text:style-name="T35_12"><text:s/></text:span><text:span text:style-name="T35_13">machine</text:span><text:span text:style-name="T35_14">.<text:s/></text:span><text:span text:style-name="T35_15">Ex</text:span><text:span text:style-name="T35_16"><text:s/>:<text:s text:c="2"/></text:span><text:span text:style-name="T35_17">jdk</text:span><text:span text:style-name="T35_18">-6</text:span><text:span text:style-name="T35_19">u</text:span><text:span text:style-name="T35_20">45-</text:span><text:span text:style-name="T35_21">windows</text:span><text:span text:style-name="T35_22">-</text:span><text:span text:style-name="T35_23">i</text:span><text:span text:style-name="T35_24">586.</text:span><text:span text:style-name="T35_25">exe</text:span></text:p>
        </text:list-item>
        <text:list-item>
          <text:p text:style-name="P36"><text:span text:style-name="T36_1">créer</text:span><text:span text:style-name="T36_2"><text:s/></text:span><text:span text:style-name="T36_3">un</text:span><text:span text:style-name="T36_4"><text:s/></text:span><text:span text:style-name="T36_5">login</text:span><text:span text:style-name="T36_6"><text:s/></text:span><text:span text:style-name="T36_7">oracle</text:span><text:span text:style-name="T36_8"><text:s/>(</text:span><text:span text:style-name="T36_9">grrrr</text:span><text:span text:style-name="T36_10"><text:s/>!)<text:s/></text:span><text:span text:style-name="T36_11">si</text:span><text:span text:style-name="T36_12"><text:s/></text:span><text:span text:style-name="T36_13">besoin</text:span><text:span text:style-name="T36_14">.<text:s/></text:span></text:p>
        </text:list-item>
        <text:list-item>
          <text:p text:style-name="P37"><text:span text:style-name="T37_1">télécharger</text:span><text:span text:style-name="T37_2"><text:s/></text:span><text:span text:style-name="T37_3">et</text:span><text:span text:style-name="T37_4"><text:s/></text:span><text:span text:style-name="T37_5">exécuter</text:span><text:span text:style-name="T37_6">.</text:span></text:p>
        </text:list-item>
      </text:list>
      <text:p text:style-name="P38"/>
      <text:p text:style-name="P39"><text:span text:style-name="T39_1">(</text:span><text:span text:style-name="T39_2">Info</text:span><text:span text:style-name="T39_3"><text:s/></text:span><text:span text:style-name="T39_4">windows</text:span><text:span text:style-name="T39_5">)</text:span><text:span text:style-name="T39_6"><text:s/></text:span><text:span text:style-name="T39_7">java</text:span><text:span text:style-name="T39_8"><text:s/></text:span><text:span text:style-name="T39_9">sera</text:span><text:span text:style-name="T39_10"><text:s/></text:span><text:span text:style-name="T39_11">installé</text:span><text:span text:style-name="T39_12"><text:s/></text:span><text:span text:style-name="T39_13">dans</text:span><text:span text:style-name="T39_14"><text:s/></text:span><text:span text:style-name="T39_15">C</text:span><text:span text:style-name="T39_16">:/</text:span><text:span text:style-name="T39_17">Program</text:span><text:span text:style-name="T39_18"><text:s/></text:span><text:span text:style-name="T39_19">Files</text:span><text:span text:style-name="T39_20">/</text:span><text:span text:style-name="T39_21">Java</text:span><text:span text:style-name="T39_22">/</text:span><text:span text:style-name="T39_23">jre</text:span><text:span text:style-name="T39_24">?/<text:s/></text:span><text:span text:style-name="T39_25">et</text:span><text:span text:style-name="T39_26"><text:s/></text:span><text:span text:style-name="T39_27">jdk</text:span><text:span text:style-name="T39_28">?.?.?_??<text:s/></text:span><text:span text:style-name="T39_29">selon</text:span><text:span text:style-name="T39_30"><text:s/></text:span><text:span text:style-name="T39_31">n</text:span><text:span text:style-name="T39_32">°<text:s/></text:span><text:span text:style-name="T39_33">version</text:span><text:span text:style-name="T39_34"><text:s/></text:span><text:span text:style-name="T39_35">et</text:span><text:span text:style-name="T39_36"><text:s/></text:span><text:span text:style-name="T39_37">de</text:span><text:span text:style-name="T39_38"><text:s/></text:span><text:span text:style-name="T39_39">release</text:span></text:p>
      <text:p text:style-name="P40"/>
      <text:p text:style-name="P41"/>
      <text:p text:style-name="P42"><text:span text:style-name="T42_1">Haxe</text:span><text:span text:style-name="T42_2"><text:s/>:<text:s/></text:span></text:p>
      <text:p text:style-name="P43"/>
      <text:p text:style-name="P44"><text:span text:style-name="T44_1">aller</text:span><text:span text:style-name="T44_2"><text:s/></text:span><text:span text:style-name="T44_3">sur</text:span><text:span text:style-name="T44_4"><text:s/></text:span><text:span text:style-name="T44_5"><text:a xlink:type="simple" xlink:href="http://haxe.org/download/"><text:span text:style-name="T44_6">http</text:span></text:a></text:span><text:span text:style-name="T44_7"><text:a xlink:type="simple" xlink:href="http://haxe.org/download/"><text:span text:style-name="T44_8">://</text:span></text:a></text:span><text:span text:style-name="T44_9"><text:a xlink:type="simple" xlink:href="http://haxe.org/download/"><text:span text:style-name="T44_10">haxe</text:span></text:a></text:span><text:span text:style-name="T44_11"><text:a xlink:type="simple" xlink:href="http://haxe.org/download/"><text:span text:style-name="T44_12">.</text:span></text:a></text:span><text:span text:style-name="T44_13"><text:a xlink:type="simple" xlink:href="http://haxe.org/download/"><text:span text:style-name="T44_14">org</text:span></text:a></text:span><text:span text:style-name="T44_15"><text:a xlink:type="simple" xlink:href="http://haxe.org/download/"><text:span text:style-name="T44_16">/</text:span></text:a></text:span><text:span text:style-name="T44_17"><text:a xlink:type="simple" xlink:href="http://haxe.org/download/"><text:span text:style-name="T44_18">download</text:span></text:a></text:span><text:span text:style-name="T44_19"><text:a xlink:type="simple" xlink:href="http://haxe.org/download/"><text:span text:style-name="T44_20">/</text:span></text:a></text:span><text:span text:style-name="T44_21"><text:s/></text:span></text:p>
      <text:p text:style-name="P45"><text:span text:style-name="T45_1">utiliser</text:span><text:span text:style-name="T45_2"><text:s/></text:span><text:span text:style-name="T45_3">les</text:span><text:span text:style-name="T45_4"><text:s/>“</text:span><text:span text:style-name="T45_5">installeurs</text:span><text:span text:style-name="T45_6">”<text:s/></text:span><text:span text:style-name="T45_7">windows</text:span><text:span text:style-name="T45_8"><text:s/></text:span><text:span text:style-name="T45_9">ou</text:span><text:span text:style-name="T45_10"><text:s/></text:span><text:span text:style-name="T45_11">mac</text:span><text:span text:style-name="T45_12"><text:s/>;<text:s/></text:span><text:span text:style-name="T45_13">ou</text:span><text:span text:style-name="T45_14"><text:s/></text:span><text:span text:style-name="T45_15">bien</text:span><text:span text:style-name="T45_16"><text:s/></text:span><text:span text:style-name="T45_17">l</text:span><text:span text:style-name="T45_18">’</text:span><text:span text:style-name="T45_19">un</text:span><text:span text:style-name="T45_20"><text:s/></text:span><text:span text:style-name="T45_21">des</text:span><text:span text:style-name="T45_22"><text:s/></text:span><text:span text:style-name="T45_23">tar</text:span><text:span text:style-name="T45_24">.</text:span><text:span text:style-name="T45_25">gz</text:span><text:span text:style-name="T45_26"><text:s/></text:span><text:span text:style-name="T45_27">linux</text:span><text:span text:style-name="T45_28">.</text:span></text:p>
      <text:p text:style-name="P46"><text:span text:style-name="T46_1">Installer</text:span></text:p>
      <text:p text:style-name="P47"><text:span text:style-name="T47_1">(</text:span><text:span text:style-name="T47_2">sous</text:span><text:span text:style-name="T47_3"><text:s/></text:span><text:span text:style-name="T47_4">windows</text:span><text:span text:style-name="T47_5">)</text:span><text:span text:style-name="T47_6"><text:s/></text:span><text:span text:style-name="T47_7">par</text:span><text:span text:style-name="T47_8"><text:s/></text:span><text:span text:style-name="T47_9">exemple</text:span><text:span text:style-name="T47_10"><text:s/></text:span><text:span text:style-name="T47_11">dans</text:span><text:span text:style-name="T47_12"><text:s/>“</text:span><text:span text:style-name="T47_13">Program</text:span><text:span text:style-name="T47_14"><text:s/></text:span><text:span text:style-name="T47_15">Files</text:span><text:span text:style-name="T47_16">/</text:span><text:span text:style-name="T47_17">haxe</text:span><text:span text:style-name="T47_18">/”</text:span></text:p>
      <text:p text:style-name="P48"/>
      <text:p text:style-name="P49"><text:span text:style-name="T49_1">Apache</text:span><text:span text:style-name="T49_2"><text:s/></text:span><text:span text:style-name="T49_3">ant</text:span><text:span text:style-name="T49_4"><text:s/>:<text:tab/></text:span></text:p>
      <text:p text:style-name="P50"/>
      <text:p text:style-name="P51"><text:span text:style-name="T51_1">aller</text:span><text:span text:style-name="T51_2"><text:s/></text:span><text:span text:style-name="T51_3">sur</text:span><text:span text:style-name="T51_4"><text:s/></text:span><text:span text:style-name="T51_5"><text:a xlink:type="simple" xlink:href="http://ant.apache.org/bindownload.cgi"><text:span text:style-name="T51_6">http</text:span></text:a></text:span><text:span text:style-name="T51_7"><text:a xlink:type="simple" xlink:href="http://ant.apache.org/bindownload.cgi"><text:span text:style-name="T51_8">://</text:span></text:a></text:span><text:span text:style-name="T51_9"><text:a xlink:type="simple" xlink:href="http://ant.apache.org/bindownload.cgi"><text:span text:style-name="T51_10">ant</text:span></text:a></text:span><text:span text:style-name="T51_11"><text:a xlink:type="simple" xlink:href="http://ant.apache.org/bindownload.cgi"><text:span text:style-name="T51_12">.</text:span></text:a></text:span><text:span text:style-name="T51_13"><text:a xlink:type="simple" xlink:href="http://ant.apache.org/bindownload.cgi"><text:span text:style-name="T51_14">apache</text:span></text:a></text:span><text:span text:style-name="T51_15"><text:a xlink:type="simple" xlink:href="http://ant.apache.org/bindownload.cgi"><text:span text:style-name="T51_16">.</text:span></text:a></text:span><text:span text:style-name="T51_17"><text:a xlink:type="simple" xlink:href="http://ant.apache.org/bindownload.cgi"><text:span text:style-name="T51_18">org</text:span></text:a></text:span><text:span text:style-name="T51_19"><text:a xlink:type="simple" xlink:href="http://ant.apache.org/bindownload.cgi"><text:span text:style-name="T51_20">/</text:span></text:a></text:span><text:span text:style-name="T51_21"><text:a xlink:type="simple" xlink:href="http://ant.apache.org/bindownload.cgi"><text:span text:style-name="T51_22">bindownload</text:span></text:a></text:span><text:span text:style-name="T51_23"><text:a xlink:type="simple" xlink:href="http://ant.apache.org/bindownload.cgi"><text:span text:style-name="T51_24">.</text:span></text:a></text:span><text:span text:style-name="T51_25"><text:a xlink:type="simple" xlink:href="http://ant.apache.org/bindownload.cgi"><text:span text:style-name="T51_26">cgi</text:span></text:a></text:span><text:span text:style-name="T51_27"><text:s text:c="2"/></text:span><text:span text:style-name="T51_28">et</text:span><text:span text:style-name="T51_29"><text:s/></text:span><text:span text:style-name="T51_30">télécharger</text:span><text:span text:style-name="T51_31"><text:s/></text:span><text:span text:style-name="T51_32"><text:s/></text:span><text:span text:style-name="T51_33"><text:a xlink:type="simple" xlink:href="http://wwwftp.ciril.fr/pub/apache//ant/binaries/apache-ant-1.9.4-bin.zip"><text:span text:style-name="T51_34">apache</text:span></text:a></text:span><text:span text:style-name="T51_35"><text:a xlink:type="simple" xlink:href="http://wwwftp.ciril.fr/pub/apache//ant/binaries/apache-ant-1.9.4-bin.zip"><text:span text:style-name="T51_36">-</text:span></text:a></text:span><text:span text:style-name="T51_37"><text:a xlink:type="simple" xlink:href="http://wwwftp.ciril.fr/pub/apache//ant/binaries/apache-ant-1.9.4-bin.zip"><text:span text:style-name="T51_38">ant</text:span></text:a></text:span><text:span text:style-name="T51_39"><text:a xlink:type="simple" xlink:href="http://wwwftp.ciril.fr/pub/apache//ant/binaries/apache-ant-1.9.4-bin.zip"><text:span text:style-name="T51_40">-1.9.4-</text:span></text:a></text:span><text:span text:style-name="T51_41"><text:a xlink:type="simple" xlink:href="http://wwwftp.ciril.fr/pub/apache//ant/binaries/apache-ant-1.9.4-bin.zip"><text:span text:style-name="T51_42">bin</text:span></text:a></text:span><text:span text:style-name="T51_43"><text:a xlink:type="simple" xlink:href="http://wwwftp.ciril.fr/pub/apache//ant/binaries/apache-ant-1.9.4-bin.zip"><text:span text:style-name="T51_44">.</text:span></text:a></text:span><text:span text:style-name="T51_45"><text:a xlink:type="simple" xlink:href="http://wwwftp.ciril.fr/pub/apache//ant/binaries/apache-ant-1.9.4-bin.zip"><text:span text:style-name="T51_46">zip</text:span></text:a></text:span></text:p>
      <text:p text:style-name="P52"/>
      <text:p text:style-name="P53"><text:span text:style-name="T53_1">dé</text:span><text:span text:style-name="T53_2">-</text:span><text:span text:style-name="T53_3">ziper</text:span></text:p>
      <text:p text:style-name="P54"/>
      <text:p text:style-name="P55"><text:span text:style-name="T55_1">renommer</text:span><text:span text:style-name="T55_2"><text:s/></text:span><text:span text:style-name="T55_3">en</text:span><text:span text:style-name="T55_4"><text:s/>"</text:span><text:span text:style-name="T55_5">ant</text:span><text:span text:style-name="T55_6">"<text:s/></text:span><text:span text:style-name="T55_7">et</text:span><text:span text:style-name="T55_8"><text:s/></text:span><text:span text:style-name="T55_9">mettre</text:span><text:span text:style-name="T55_10"><text:s/></text:span><text:span text:style-name="T55_11">ant</text:span><text:span text:style-name="T55_12">/<text:s/></text:span><text:span text:style-name="T55_13">dans</text:span><text:span text:style-name="T55_14"><text:s/>“</text:span><text:span text:style-name="T55_15">Program</text:span><text:span text:style-name="T55_16"><text:s/></text:span><text:span text:style-name="T55_17">Files</text:span><text:span text:style-name="T55_18">/</text:span><text:span text:style-name="T55_19">wamp</text:span><text:span text:style-name="T55_20">/</text:span><text:span text:style-name="T55_21">bin</text:span><text:span text:style-name="T55_22">/</text:span><text:span text:style-name="T55_23">apache</text:span><text:span text:style-name="T55_24">/”<text:s/></text:span><text:span text:style-name="T55_25">ou</text:span><text:span text:style-name="T55_26"><text:s/></text:span><text:span text:style-name="T55_27">ailleurs</text:span><text:span text:style-name="T55_28">.</text:span></text:p>
      <text:p text:style-name="P56"/>
      <text:p text:style-name="P57"><text:span text:style-name="T57_1">Android</text:span><text:span text:style-name="T57_2"><text:s/></text:span><text:span text:style-name="T57_3">Sdk</text:span><text:span text:style-name="T57_4"><text:s/>:</text:span></text:p>
      <text:p text:style-name="P58"/>
      <text:p text:style-name="P59"><text:span text:style-name="T59_1">aller</text:span><text:span text:style-name="T59_2"><text:s/></text:span><text:span text:style-name="T59_3">sur</text:span><text:span text:style-name="T59_4"><text:s text:c="2"/></text:span><text:span text:style-name="T59_5"><text:a xlink:type="simple" xlink:href="http://developer.android.com/sdk/installing/index.html?pkg=tools"><text:span text:style-name="T59_6">http</text:span></text:a></text:span><text:span text:style-name="T59_7"><text:a xlink:type="simple" xlink:href="http://developer.android.com/sdk/installing/index.html?pkg=tools"><text:span text:style-name="T59_8">://</text:span></text:a></text:span><text:span text:style-name="T59_9"><text:a xlink:type="simple" xlink:href="http://developer.android.com/sdk/installing/index.html?pkg=tools"><text:span text:style-name="T59_10">developer</text:span></text:a></text:span><text:span text:style-name="T59_11"><text:a xlink:type="simple" xlink:href="http://developer.android.com/sdk/installing/index.html?pkg=tools"><text:span text:style-name="T59_12">.</text:span></text:a></text:span><text:span text:style-name="T59_13"><text:a xlink:type="simple" xlink:href="http://developer.android.com/sdk/installing/index.html?pkg=tools"><text:span text:style-name="T59_14">android</text:span></text:a></text:span><text:span text:style-name="T59_15"><text:a xlink:type="simple" xlink:href="http://developer.android.com/sdk/installing/index.html?pkg=tools"><text:span text:style-name="T59_16">.</text:span></text:a></text:span><text:span text:style-name="T59_17"><text:a xlink:type="simple" xlink:href="http://developer.android.com/sdk/installing/index.html?pkg=tools"><text:span text:style-name="T59_18">com</text:span></text:a></text:span><text:span text:style-name="T59_19"><text:a xlink:type="simple" xlink:href="http://developer.android.com/sdk/installing/index.html?pkg=tools"><text:span text:style-name="T59_20">/</text:span></text:a></text:span><text:span text:style-name="T59_21"><text:a xlink:type="simple" xlink:href="http://developer.android.com/sdk/installing/index.html?pkg=tools"><text:span text:style-name="T59_22">sdk</text:span></text:a></text:span><text:span text:style-name="T59_23"><text:a xlink:type="simple" xlink:href="http://developer.android.com/sdk/installing/index.html?pkg=tools"><text:span text:style-name="T59_24">/</text:span></text:a></text:span><text:span text:style-name="T59_25"><text:a xlink:type="simple" xlink:href="http://developer.android.com/sdk/installing/index.html?pkg=tools"><text:span text:style-name="T59_26">installing</text:span></text:a></text:span><text:span text:style-name="T59_27"><text:a xlink:type="simple" xlink:href="http://developer.android.com/sdk/installing/index.html?pkg=tools"><text:span text:style-name="T59_28">/</text:span></text:a></text:span><text:span text:style-name="T59_29"><text:a xlink:type="simple" xlink:href="http://developer.android.com/sdk/installing/index.html?pkg=tools"><text:span text:style-name="T59_30">index</text:span></text:a></text:span><text:span text:style-name="T59_31"><text:a xlink:type="simple" xlink:href="http://developer.android.com/sdk/installing/index.html?pkg=tools"><text:span text:style-name="T59_32">.</text:span></text:a></text:span><text:span text:style-name="T59_33"><text:a xlink:type="simple" xlink:href="http://developer.android.com/sdk/installing/index.html?pkg=tools"><text:span text:style-name="T59_34">html</text:span></text:a></text:span><text:span text:style-name="T59_35"><text:a xlink:type="simple" xlink:href="http://developer.android.com/sdk/installing/index.html?pkg=tools"><text:span text:style-name="T59_36">?</text:span></text:a></text:span><text:span text:style-name="T59_37"><text:a xlink:type="simple" xlink:href="http://developer.android.com/sdk/installing/index.html?pkg=tools"><text:span text:style-name="T59_38">pkg</text:span></text:a></text:span><text:span text:style-name="T59_39"><text:a xlink:type="simple" xlink:href="http://developer.android.com/sdk/installing/index.html?pkg=tools"><text:span text:style-name="T59_40">=</text:span></text:a></text:span><text:span text:style-name="T59_41"><text:a xlink:type="simple" xlink:href="http://developer.android.com/sdk/installing/index.html?pkg=tools"><text:span text:style-name="T59_42">tools</text:span></text:a></text:span></text:p>
      <text:p text:style-name="P60"><text:span text:style-name="T60_1"><text:s text:c="3"/></text:span><text:span text:style-name="T60_2">ou</text:span><text:span text:style-name="T60_3"><text:s/></text:span><text:span text:style-name="T60_4">directement</text:span><text:span text:style-name="T60_5"><text:s/></text:span><text:span text:style-name="T60_6">sur</text:span><text:span text:style-name="T60_7"><text:s/></text:span><text:span text:style-name="T60_8"><text:a xlink:type="simple" xlink:href="http://developer.android.com/sdk/index.html#Other"><text:span text:style-name="T60_9">http</text:span></text:a></text:span><text:span text:style-name="T60_10"><text:a xlink:type="simple" xlink:href="http://developer.android.com/sdk/index.html#Other"><text:span text:style-name="T60_11">://</text:span></text:a></text:span><text:span text:style-name="T60_12"><text:a xlink:type="simple" xlink:href="http://developer.android.com/sdk/index.html#Other"><text:span text:style-name="T60_13">developer</text:span></text:a></text:span><text:span text:style-name="T60_14"><text:a xlink:type="simple" xlink:href="http://developer.android.com/sdk/index.html#Other"><text:span text:style-name="T60_15">.</text:span></text:a></text:span><text:span text:style-name="T60_16"><text:a xlink:type="simple" xlink:href="http://developer.android.com/sdk/index.html#Other"><text:span text:style-name="T60_17">android</text:span></text:a></text:span><text:span text:style-name="T60_18"><text:a xlink:type="simple" xlink:href="http://developer.android.com/sdk/index.html#Other"><text:span text:style-name="T60_19">.</text:span></text:a></text:span><text:span text:style-name="T60_20"><text:a xlink:type="simple" xlink:href="http://developer.android.com/sdk/index.html#Other"><text:span text:style-name="T60_21">com</text:span></text:a></text:span><text:span text:style-name="T60_22"><text:a xlink:type="simple" xlink:href="http://developer.android.com/sdk/index.html#Other"><text:span text:style-name="T60_23">/</text:span></text:a></text:span><text:span text:style-name="T60_24"><text:a xlink:type="simple" xlink:href="http://developer.android.com/sdk/index.html#Other"><text:span text:style-name="T60_25">sdk</text:span></text:a></text:span><text:span text:style-name="T60_26"><text:a xlink:type="simple" xlink:href="http://developer.android.com/sdk/index.html#Other"><text:span text:style-name="T60_27">/</text:span></text:a></text:span><text:span text:style-name="T60_28"><text:a xlink:type="simple" xlink:href="http://developer.android.com/sdk/index.html#Other"><text:span text:style-name="T60_29">index</text:span></text:a></text:span><text:span text:style-name="T60_30"><text:a xlink:type="simple" xlink:href="http://developer.android.com/sdk/index.html#Other"><text:span text:style-name="T60_31">.</text:span></text:a></text:span><text:span text:style-name="T60_32"><text:a xlink:type="simple" xlink:href="http://developer.android.com/sdk/index.html#Other"><text:span text:style-name="T60_33">html</text:span></text:a></text:span><text:span text:style-name="T60_34"><text:a xlink:type="simple" xlink:href="http://developer.android.com/sdk/index.html#Other"><text:span text:style-name="T60_35">#</text:span></text:a></text:span><text:span text:style-name="T60_36"><text:a xlink:type="simple" xlink:href="http://developer.android.com/sdk/index.html#Other"><text:span text:style-name="T60_37">Other</text:span></text:a></text:span></text:p>
      <text:p text:style-name="P61"><text:span text:style-name="T61_1">télécharger</text:span><text:span text:style-name="T61_2"><text:s/></text:span><text:span text:style-name="T61_3">et</text:span><text:span text:style-name="T61_4"><text:s/></text:span><text:span text:style-name="T61_5">lancer</text:span><text:span text:style-name="T61_6"><text:s/></text:span><text:span text:style-name="T61_7"><text:s/></text:span><text:span text:style-name="T61_8">installer</text:span><text:span text:style-name="T61_9">_</text:span><text:span text:style-name="T61_10">r</text:span><text:span text:style-name="T61_11">??.?.?-</text:span><text:span text:style-name="T61_12">windows</text:span><text:span text:style-name="T61_13">.</text:span><text:span text:style-name="T61_14">exe</text:span></text:p>
      <text:p text:style-name="P62"/>
      <text:p text:style-name="P63"><text:span text:style-name="T63_1">(</text:span><text:span text:style-name="T63_2">Info</text:span><text:span text:style-name="T63_3"><text:s/></text:span><text:span text:style-name="T63_4">windows</text:span><text:span text:style-name="T63_5">)</text:span><text:span text:style-name="T63_6"><text:s/></text:span><text:span text:style-name="T63_7">android</text:span><text:span text:style-name="T63_8"><text:s/></text:span><text:span text:style-name="T63_9">sera</text:span><text:span text:style-name="T63_10"><text:s/></text:span><text:span text:style-name="T63_11">installé</text:span><text:span text:style-name="T63_12"><text:s/></text:span><text:span text:style-name="T63_13">dans</text:span><text:span text:style-name="T63_14"><text:s/></text:span><text:span text:style-name="T63_15">C</text:span><text:span text:style-name="T63_16">:/</text:span><text:span text:style-name="T63_17">Program</text:span><text:span text:style-name="T63_18"><text:s/></text:span><text:span text:style-name="T63_19">Files</text:span><text:span text:style-name="T63_20">/</text:span><text:span text:style-name="T63_21">Android</text:span><text:span text:style-name="T63_22">/</text:span><text:span text:style-name="T63_23">android</text:span><text:span text:style-name="T63_24">-</text:span><text:span text:style-name="T63_25">sdk</text:span><text:span text:style-name="T63_26"><text:s/>.</text:span></text:p>
      <text:p text:style-name="P64"/>
      <text:p text:style-name="P65"><text:span text:style-name="T65_1">(</text:span><text:span text:style-name="T65_2">Info</text:span><text:span text:style-name="T65_3">)<text:s/></text:span><text:span text:style-name="T65_4"><text:s/></text:span><text:span text:style-name="T65_5">il</text:span><text:span text:style-name="T65_6"><text:s/></text:span><text:span text:style-name="T65_7">est</text:span><text:span text:style-name="T65_8"><text:s/></text:span><text:span text:style-name="T65_9">aussi</text:span><text:span text:style-name="T65_10"><text:s/></text:span><text:span text:style-name="T65_11">possible</text:span><text:span text:style-name="T65_12"><text:s/></text:span><text:span text:style-name="T65_13">d</text:span><text:span text:style-name="T65_14">’</text:span><text:span text:style-name="T65_15">installer</text:span><text:span text:style-name="T65_16"><text:s/></text:span><text:span text:style-name="T65_17">via</text:span><text:span text:style-name="T65_18"><text:s/></text:span><text:span text:style-name="T65_19">eclipse</text:span><text:span text:style-name="T65_20"><text:s/>:<text:s/><text:tab/></text:span><text:span text:style-name="T65_21"><text:a xlink:type="simple" xlink:href="http://developer.android.com/sdk/index.html#download"><text:span text:style-name="T65_22">http</text:span></text:a></text:span><text:span text:style-name="T65_23"><text:a xlink:type="simple" xlink:href="http://developer.android.com/sdk/index.html#download"><text:span text:style-name="T65_24">://</text:span></text:a></text:span><text:span text:style-name="T65_25"><text:a xlink:type="simple" xlink:href="http://developer.android.com/sdk/index.html#download"><text:span text:style-name="T65_26">developer</text:span></text:a></text:span><text:span text:style-name="T65_27"><text:a xlink:type="simple" xlink:href="http://developer.android.com/sdk/index.html#download"><text:span text:style-name="T65_28">.</text:span></text:a></text:span><text:span text:style-name="T65_29"><text:a xlink:type="simple" xlink:href="http://developer.android.com/sdk/index.html#download"><text:span text:style-name="T65_30">android</text:span></text:a></text:span><text:span text:style-name="T65_31"><text:a xlink:type="simple" xlink:href="http://developer.android.com/sdk/index.html#download"><text:span text:style-name="T65_32">.</text:span></text:a></text:span><text:span text:style-name="T65_33"><text:a xlink:type="simple" xlink:href="http://developer.android.com/sdk/index.html#download"><text:span text:style-name="T65_34">com</text:span></text:a></text:span><text:span text:style-name="T65_35"><text:a xlink:type="simple" xlink:href="http://developer.android.com/sdk/index.html#download"><text:span text:style-name="T65_36">/</text:span></text:a></text:span><text:span text:style-name="T65_37"><text:a xlink:type="simple" xlink:href="http://developer.android.com/sdk/index.html#download"><text:span text:style-name="T65_38">sdk</text:span></text:a></text:span><text:span text:style-name="T65_39"><text:a xlink:type="simple" xlink:href="http://developer.android.com/sdk/index.html#download"><text:span text:style-name="T65_40">/</text:span></text:a></text:span><text:span text:style-name="T65_41"><text:a xlink:type="simple" xlink:href="http://developer.android.com/sdk/index.html#download"><text:span text:style-name="T65_42">index</text:span></text:a></text:span><text:span text:style-name="T65_43"><text:a xlink:type="simple" xlink:href="http://developer.android.com/sdk/index.html#download"><text:span text:style-name="T65_44">.</text:span></text:a></text:span><text:span text:style-name="T65_45"><text:a xlink:type="simple" xlink:href="http://developer.android.com/sdk/index.html#download"><text:span text:style-name="T65_46">html</text:span></text:a></text:span><text:span text:style-name="T65_47"><text:a xlink:type="simple" xlink:href="http://developer.android.com/sdk/index.html#download"><text:span text:style-name="T65_48">#</text:span></text:a></text:span><text:span text:style-name="T65_49"><text:a xlink:type="simple" xlink:href="http://developer.android.com/sdk/index.html#download"><text:span text:style-name="T65_50">download</text:span></text:a></text:span></text:p>
      <text:p text:style-name="P66"/>
      <text:p text:style-name="P67"/>
      <text:p text:style-name="P68"><text:span text:style-name="T68_1">à</text:span><text:span text:style-name="T68_2"><text:s/></text:span><text:span text:style-name="T68_3">la</text:span><text:span text:style-name="T68_4"><text:s/></text:span><text:span text:style-name="T68_5">fin</text:span><text:span text:style-name="T68_6"><text:s/></text:span><text:span text:style-name="T68_7">de</text:span><text:span text:style-name="T68_8"><text:s/></text:span><text:span text:style-name="T68_9">l</text:span><text:span text:style-name="T68_10">’</text:span><text:span text:style-name="T68_11">install</text:span><text:span text:style-name="T68_12">.<text:s/></text:span><text:span text:style-name="T68_13">ou</text:span><text:span text:style-name="T68_14"><text:s/></text:span><text:span text:style-name="T68_15">en</text:span><text:span text:style-name="T68_16"><text:s/></text:span><text:span text:style-name="T68_17">relançant</text:span><text:span text:style-name="T68_18"><text:s/></text:span><text:span text:style-name="T68_19">le</text:span><text:span text:style-name="T68_20"><text:s/></text:span><text:span text:style-name="T68_21">sdk</text:span><text:span text:style-name="T68_22">-</text:span><text:span text:style-name="T68_23">manager</text:span><text:span text:style-name="T68_24"><text:s/>(</text:span><text:span text:style-name="T68_25">Android</text:span><text:span text:style-name="T68_26">/</text:span><text:span text:style-name="T68_27">android</text:span><text:span text:style-name="T68_28">-</text:span><text:span text:style-name="T68_29">sdk</text:span><text:span text:style-name="T68_30">/</text:span><text:span text:style-name="T68_31">SDK</text:span><text:span text:style-name="T68_32"><text:s/></text:span><text:span text:style-name="T68_33">Manager</text:span><text:span text:style-name="T68_34">.</text:span><text:span text:style-name="T68_35">exe</text:span><text:span text:style-name="T68_36">)<text:s/>:</text:span></text:p>
      <text:p text:style-name="P69"><text:span text:style-name="T69_1">sélectionner</text:span><text:span text:style-name="T69_2"><text:s/></text:span><text:span text:style-name="T69_3">les</text:span><text:span text:style-name="T69_4"><text:s/></text:span><text:span text:style-name="T69_5">mises</text:span><text:span text:style-name="T69_6"><text:s/></text:span><text:span text:style-name="T69_7">à</text:span><text:span text:style-name="T69_8"><text:s/></text:span><text:span text:style-name="T69_9">jour</text:span><text:span text:style-name="T69_10"><text:s/></text:span><text:span text:style-name="T69_11">suivantes</text:span><text:span text:style-name="T69_12"><text:s/>:</text:span></text:p>
      <text:list text:style-name="LS2" xml:id="list4">
        <text:list-item>
          <text:p text:style-name="P70"><text:span text:style-name="T70_1">Tools</text:span><text:span text:style-name="T70_2"><text:s/><text:tab/><text:tab/><text:tab/>&gt;<text:s/></text:span><text:span text:style-name="T70_3">tout</text:span></text:p>
        </text:list-item>
        <text:list-item>
          <text:p text:style-name="P71"><text:span text:style-name="T71_1">Android</text:span><text:span text:style-name="T71_2"><text:s/>4.4.2<text:s/>(</text:span><text:span text:style-name="T71_3">API</text:span><text:span text:style-name="T71_4"><text:s/>19)<text:s/><text:tab/>&gt;<text:s/></text:span><text:span text:style-name="T71_5">tout</text:span><text:span text:style-name="T71_6"><text:s/></text:span><text:span text:style-name="T71_7">(</text:span><text:span text:style-name="T71_8">Hélas</text:span><text:span text:style-name="T71_9"><text:s/></text:span><text:span text:style-name="T71_10">les</text:span><text:span text:style-name="T71_11"><text:s/></text:span><text:span text:style-name="T71_12">versions</text:span><text:span text:style-name="T71_13"><text:s/></text:span><text:span text:style-name="T71_14">plus</text:span><text:span text:style-name="T71_15"><text:s/></text:span><text:span text:style-name="T71_16">anciennes</text:span><text:span text:style-name="T71_17"><text:s/></text:span><text:span text:style-name="T71_18">et</text:span><text:span text:style-name="T71_19"><text:s/></text:span><text:span text:style-name="T71_20">compatibles</text:span><text:span text:style-name="T71_21"><text:s text:c="2"/></text:span><text:span text:style-name="T71_22">boguaient</text:span><text:span text:style-name="T71_23"><text:s/>!!??)</text:span></text:p>
        </text:list-item>
        <text:list-item>
          <text:p text:style-name="P72"><text:span text:style-name="T72_1">Extras</text:span><text:span text:style-name="T72_2"><text:s/><text:tab/><text:tab/><text:tab/>&gt;<text:s/></text:span><text:span text:style-name="T72_3">tout</text:span></text:p>
        </text:list-item>
      </text:list>
      <text:p text:style-name="P73"/>
      <text:p text:style-name="P74"><text:span text:style-name="T74_1"><text:tab/></text:span><text:span text:style-name="T74_2">valider</text:span><text:span text:style-name="T74_3"><text:s/></text:span><text:span text:style-name="T74_4">puis</text:span><text:span text:style-name="T74_5"><text:s/></text:span><text:span text:style-name="T74_6">cliquer</text:span><text:span text:style-name="T74_7"><text:s/></text:span><text:span text:style-name="T74_8">sur</text:span><text:span text:style-name="T74_9"><text:s/></text:span><text:span text:style-name="T74_10">les</text:span><text:span text:style-name="T74_11"><text:s/></text:span><text:span text:style-name="T74_12">radio</text:span><text:span text:style-name="T74_13">-</text:span><text:span text:style-name="T74_14">button</text:span><text:span text:style-name="T74_15"><text:s/>“</text:span><text:span text:style-name="T74_16">Accept</text:span><text:span text:style-name="T74_17">”</text:span><text:span text:style-name="T74_18"><text:s/></text:span><text:span text:style-name="T74_19">de</text:span><text:span text:style-name="T74_20"><text:s/></text:span><text:span text:style-name="T74_21">sorte</text:span><text:span text:style-name="T74_22"><text:s/></text:span><text:span text:style-name="T74_23">que</text:span><text:span text:style-name="T74_24"><text:s/></text:span><text:span text:style-name="T74_25">toutes</text:span><text:span text:style-name="T74_26"><text:s/></text:span><text:span text:style-name="T74_27">les</text:span><text:span text:style-name="T74_28"><text:s/></text:span><text:span text:style-name="T74_29">lignes</text:span><text:span text:style-name="T74_30"><text:s/></text:span><text:span text:style-name="T74_31">soient</text:span><text:span text:style-name="T74_32"><text:s/></text:span><text:span text:style-name="T74_33">cochées</text:span><text:span text:style-name="T74_34"><text:s/></text:span><text:span text:style-name="T74_35">en</text:span><text:span text:style-name="T74_36"><text:s/></text:span><text:span text:style-name="T74_37">vert</text:span><text:span text:style-name="T74_38">.</text:span></text:p>
      <text:p text:style-name="P75"><text:span text:style-name="T75_1"><text:tab/><text:tab/></text:span></text:p>
      <text:p text:style-name="P76"><text:span text:style-name="T76_1"><text:tab/></text:span><text:span text:style-name="T76_2">Cliquer</text:span><text:span text:style-name="T76_3"><text:s/>“</text:span><text:span text:style-name="T76_4">Install</text:span><text:span text:style-name="T76_5">”<text:s/></text:span><text:span text:style-name="T76_6">et</text:span><text:span text:style-name="T76_7">…<text:s/></text:span><text:span text:style-name="T76_8">patienter</text:span><text:span text:style-name="T76_9"><text:s/>!</text:span></text:p>
      <text:p text:style-name="P77"/>
      <text:p text:style-name="P78"><text:span text:style-name="T78_1">Haxetelier</text:span><text:span text:style-name="T78_2"><text:s/></text:span><text:span text:style-name="T78_3">sur</text:span><text:span text:style-name="T78_4"><text:s/></text:span><text:span text:style-name="T78_5">github</text:span><text:span text:style-name="T78_6"><text:s/>:<text:tab/></text:span></text:p>
      <text:p text:style-name="P79"/>
      <text:p text:style-name="P80"><text:span text:style-name="T80_1">aller</text:span><text:span text:style-name="T80_2"><text:s/></text:span><text:span text:style-name="T80_3">sur</text:span><text:span text:style-name="T80_4"><text:s/></text:span><text:span text:style-name="T80_5"><text:a xlink:type="simple" xlink:href="https://github.com/flashline/Haxetelier_cordova"><text:span text:style-name="T80_6">https</text:span></text:a></text:span><text:span text:style-name="T80_7"><text:a xlink:type="simple" xlink:href="https://github.com/flashline/Haxetelier_cordova"><text:span text:style-name="T80_8">://</text:span></text:a></text:span><text:span text:style-name="T80_9"><text:a xlink:type="simple" xlink:href="https://github.com/flashline/Haxetelier_cordova"><text:span text:style-name="T80_10">github</text:span></text:a></text:span><text:span text:style-name="T80_11"><text:a xlink:type="simple" xlink:href="https://github.com/flashline/Haxetelier_cordova"><text:span text:style-name="T80_12">.</text:span></text:a></text:span><text:span text:style-name="T80_13"><text:a xlink:type="simple" xlink:href="https://github.com/flashline/Haxetelier_cordova"><text:span text:style-name="T80_14">com</text:span></text:a></text:span><text:span text:style-name="T80_15"><text:a xlink:type="simple" xlink:href="https://github.com/flashline/Haxetelier_cordova"><text:span text:style-name="T80_16">/</text:span></text:a></text:span><text:span text:style-name="T80_17"><text:a xlink:type="simple" xlink:href="https://github.com/flashline/Haxetelier_cordova"><text:span text:style-name="T80_18">flashline</text:span></text:a></text:span><text:span text:style-name="T80_19"><text:a xlink:type="simple" xlink:href="https://github.com/flashline/Haxetelier_cordova"><text:span text:style-name="T80_20">/</text:span></text:a></text:span><text:span text:style-name="T80_21"><text:a xlink:type="simple" xlink:href="https://github.com/flashline/Haxetelier_cordova"><text:span text:style-name="T80_22">Haxetelier</text:span></text:a></text:span><text:span text:style-name="T80_23"><text:a xlink:type="simple" xlink:href="https://github.com/flashline/Haxetelier_cordova"><text:span text:style-name="T80_24">_</text:span></text:a></text:span><text:span text:style-name="T80_25"><text:a xlink:type="simple" xlink:href="https://github.com/flashline/Haxetelier_cordova"><text:span text:style-name="T80_26">cordova</text:span></text:a></text:span><text:span text:style-name="T80_27"><text:s text:c="3"/></text:span><text:span text:style-name="T80_28">et</text:span><text:span text:style-name="T80_29"><text:s/></text:span><text:span text:style-name="T80_30">cliquer</text:span><text:span text:style-name="T80_31"><text:s/></text:span><text:span text:style-name="T80_32">sur</text:span><text:span text:style-name="T80_33"><text:s/>“</text:span><text:span text:style-name="T80_34">Download</text:span><text:span text:style-name="T80_35"><text:s/></text:span><text:span text:style-name="T80_36">ZIP</text:span><text:span text:style-name="T80_37">”</text:span></text:p>
      <text:p text:style-name="P81"/>
      <text:p text:style-name="P82"><text:span text:style-name="T82_1">installer</text:span><text:span text:style-name="T82_2"><text:s/></text:span><text:span text:style-name="T82_3">à</text:span><text:span text:style-name="T82_4"><text:s/></text:span><text:span text:style-name="T82_5">la</text:span><text:span text:style-name="T82_6"><text:s/></text:span><text:span text:style-name="T82_7">racine</text:span><text:span text:style-name="T82_8"><text:s/></text:span><text:span text:style-name="T82_9">du</text:span><text:span text:style-name="T82_10"><text:s/></text:span><text:span text:style-name="T82_11">dossier</text:span><text:span text:style-name="T82_12"><text:s/></text:span><text:span text:style-name="T82_13">de</text:span><text:span text:style-name="T82_14"><text:s/></text:span><text:span text:style-name="T82_15">développement</text:span><text:span text:style-name="T82_16"><text:s/>(</text:span><text:span text:style-name="T82_17">ex</text:span><text:span text:style-name="T82_18"><text:s/></text:span><text:span text:style-name="T82_19">www</text:span><text:span text:style-name="T82_20">/)</text:span></text:p>
      <text:p text:style-name="P83"/>
      <text:p text:style-name="P84"><text:span text:style-name="T84_1">(</text:span><text:span text:style-name="T84_2">Info</text:span><text:span text:style-name="T84_3">)</text:span><text:span text:style-name="T84_4"><text:s/></text:span><text:span text:style-name="T84_5">Il</text:span><text:span text:style-name="T84_6"><text:s/></text:span><text:span text:style-name="T84_7">y</text:span><text:span text:style-name="T84_8"><text:s/></text:span><text:span text:style-name="T84_9">a</text:span><text:span text:style-name="T84_10"><text:s/></text:span><text:span text:style-name="T84_11">entre</text:span><text:span text:style-name="T84_12"><text:s/></text:span><text:span text:style-name="T84_13">autres</text:span><text:span text:style-name="T84_14"><text:s/></text:span><text:span text:style-name="T84_15">un</text:span><text:span text:style-name="T84_16"><text:s/></text:span><text:span text:style-name="T84_17">dossier</text:span><text:span text:style-name="T84_18"><text:s/>./</text:span><text:span text:style-name="T84_19">Haxetelier</text:span><text:span text:style-name="T84_20">_</text:span><text:span text:style-name="T84_21">cordova</text:span><text:span text:style-name="T84_22">/</text:span><text:span text:style-name="T84_23">haxeCordova</text:span><text:span text:style-name="T84_24">/</text:span><text:span text:style-name="T84_25">todo</text:span><text:span text:style-name="T84_26">/</text:span></text:p>
      <text:p text:style-name="P85"/>
      <text:p text:style-name="P86"><text:span text:style-name="T86_1">Les</text:span><text:span text:style-name="T86_2"><text:s/></text:span><text:span text:style-name="T86_3">paths</text:span><text:span text:style-name="T86_4"><text:s text:c="2"/>:</text:span></text:p>
      <text:p text:style-name="P87"/>
      <text:p text:style-name="P88"><text:span text:style-name="T88_1">(</text:span><text:span text:style-name="T88_2">sous</text:span><text:span text:style-name="T88_3"><text:s/></text:span><text:span text:style-name="T88_4">windows</text:span><text:span text:style-name="T88_5">)</text:span><text:span text:style-name="T88_6"><text:s/></text:span><text:span text:style-name="T88_7">Pour</text:span><text:span text:style-name="T88_8"><text:s/></text:span><text:span text:style-name="T88_9">utiliser</text:span><text:span text:style-name="T88_10"><text:s/></text:span><text:span text:style-name="T88_11">Cordova</text:span><text:span text:style-name="T88_12">,<text:s/></text:span><text:span text:style-name="T88_13">la</text:span><text:span text:style-name="T88_14"><text:s/></text:span><text:span text:style-name="T88_15">var</text:span><text:span text:style-name="T88_16"><text:s/></text:span><text:span text:style-name="T88_17">PATH</text:span><text:span text:style-name="T88_18"><text:s/></text:span><text:span text:style-name="T88_19">de</text:span><text:span text:style-name="T88_20"><text:s/></text:span><text:span text:style-name="T88_21">windows</text:span><text:span text:style-name="T88_22"><text:s/></text:span><text:span text:style-name="T88_23">doit</text:span><text:span text:style-name="T88_24"><text:s/></text:span><text:span text:style-name="T88_25">contenir</text:span><text:span text:style-name="T88_26"><text:s text:c="2"/>:</text:span></text:p>
      <text:p text:style-name="P89"><text:span text:style-name="T89_1">2<text:s/></text:span><text:span text:style-name="T89_2">pathnames</text:span><text:span text:style-name="T89_3"><text:s/></text:span><text:span text:style-name="T89_4">java</text:span><text:span text:style-name="T89_5"><text:s/><text:tab/><text:tab/><text:s/>./</text:span><text:span text:style-name="T89_6">Java</text:span><text:span text:style-name="T89_7">/</text:span><text:span text:style-name="T89_8">jre</text:span><text:span text:style-name="T89_9">?/</text:span><text:span text:style-name="T89_10">bin</text:span><text:span text:style-name="T89_11"><text:s/>&amp;<text:s/></text:span></text:p>
      <text:p text:style-name="P90"><text:span text:style-name="T90_1">1<text:s/></text:span><text:span text:style-name="T90_2">pathame</text:span><text:span text:style-name="T90_3"><text:s/></text:span><text:span text:style-name="T90_4">ant</text:span><text:span text:style-name="T90_5"><text:tab/><text:tab/><text:s/>./</text:span><text:span text:style-name="T90_6">ant</text:span><text:span text:style-name="T90_7">/</text:span><text:span text:style-name="T90_8">bin</text:span></text:p>
      <text:p text:style-name="P91"><text:span text:style-name="T91_1">2<text:s/></text:span><text:span text:style-name="T91_2">pathnames</text:span><text:span text:style-name="T91_3"><text:s text:c="2"/></text:span><text:span text:style-name="T91_4">android</text:span><text:span text:style-name="T91_5"><text:tab/><text:s/>./</text:span><text:span text:style-name="T91_6">Android</text:span><text:span text:style-name="T91_7">/</text:span><text:span text:style-name="T91_8">android</text:span><text:span text:style-name="T91_9">-</text:span><text:span text:style-name="T91_10">sdk</text:span><text:span text:style-name="T91_11">/</text:span><text:span text:style-name="T91_12">tools</text:span><text:span text:style-name="T91_13"><text:s text:c="2"/>&amp;<text:s/>./</text:span><text:span text:style-name="T91_14">Android</text:span><text:span text:style-name="T91_15">/</text:span><text:span text:style-name="T91_16">android</text:span><text:span text:style-name="T91_17">-</text:span><text:span text:style-name="T91_18">sdk</text:span><text:span text:style-name="T91_19">/</text:span><text:span text:style-name="T91_20">platform</text:span><text:span text:style-name="T91_21">-</text:span><text:span text:style-name="T91_22">tools</text:span></text:p>
      <text:p text:style-name="P92"><text:span text:style-name="T92_1">dépendants</text:span><text:span text:style-name="T92_2"><text:s/></text:span><text:span text:style-name="T92_3">des</text:span><text:span text:style-name="T92_4"><text:s/></text:span><text:span text:style-name="T92_5">dossiers</text:span><text:span text:style-name="T92_6"><text:s/></text:span><text:span text:style-name="T92_7">d</text:span><text:span text:style-name="T92_8">’</text:span><text:span text:style-name="T92_9">installation</text:span><text:span text:style-name="T92_10"><text:s/></text:span><text:span text:style-name="T92_11">et</text:span><text:span text:style-name="T92_12"><text:s/></text:span><text:span text:style-name="T92_13">n</text:span><text:span text:style-name="T92_14">°<text:s/></text:span><text:span text:style-name="T92_15">version</text:span><text:span text:style-name="T92_16"><text:s/></text:span><text:span text:style-name="T92_17">Java</text:span><text:span text:style-name="T92_18">.</text:span></text:p>
      <text:p text:style-name="P93"/>
      <text:p text:style-name="P94"><text:span text:style-name="T94_1">Je</text:span><text:span text:style-name="T94_2"><text:s/></text:span><text:span text:style-name="T94_3">propose</text:span><text:span text:style-name="T94_4"><text:s/></text:span><text:span text:style-name="T94_5">donc</text:span><text:span text:style-name="T94_6"><text:s/></text:span><text:span text:style-name="T94_7">de</text:span><text:span text:style-name="T94_8"><text:s/></text:span><text:span text:style-name="T94_9">modifier</text:span><text:span text:style-name="T94_10"><text:s/></text:span><text:span text:style-name="T94_11">le</text:span><text:span text:style-name="T94_12"><text:s/></text:span><text:span text:style-name="T94_13">code</text:span><text:span text:style-name="T94_14"><text:s/></text:span><text:span text:style-name="T94_15">suivant</text:span><text:span text:style-name="T94_16"><text:s/></text:span><text:span text:style-name="T94_17">et</text:span><text:span text:style-name="T94_18"><text:s/></text:span><text:span text:style-name="T94_19">de</text:span><text:span text:style-name="T94_20"><text:s/></text:span><text:span text:style-name="T94_21">le</text:span><text:span text:style-name="T94_22"><text:s/></text:span><text:span text:style-name="T94_23">copier</text:span><text:span text:style-name="T94_24">-</text:span><text:span text:style-name="T94_25">coller</text:span><text:span text:style-name="T94_26"><text:s/></text:span><text:span text:style-name="T94_27">dans</text:span><text:span text:style-name="T94_28"><text:s/></text:span><text:span text:style-name="T94_29">le</text:span><text:span text:style-name="T94_30"><text:s/></text:span><text:span text:style-name="T94_31">fichier</text:span><text:span text:style-name="T94_32"><text:s/>“</text:span><text:span text:style-name="T94_33">start</text:span><text:span text:style-name="T94_34">.</text:span><text:span text:style-name="T94_35">bat</text:span><text:span text:style-name="T94_36">”,<text:s/></text:span><text:span text:style-name="T94_37">à</text:span><text:span text:style-name="T94_38"><text:s/></text:span><text:span text:style-name="T94_39">sauver</text:span><text:span text:style-name="T94_40"><text:s/></text:span><text:span text:style-name="T94_41">dans</text:span><text:span text:style-name="T94_42"><text:s/>./</text:span><text:span text:style-name="T94_43">Haxetelier</text:span><text:span text:style-name="T94_44">_</text:span><text:span text:style-name="T94_45">cordova</text:span><text:span text:style-name="T94_46">/</text:span><text:span text:style-name="T94_47">haxeCordova</text:span><text:span text:style-name="T94_48">/</text:span><text:span text:style-name="T94_49">todo</text:span><text:span text:style-name="T94_50">/</text:span></text:p>
      <text:p text:style-name="P95"/>
      <table:table table:style-name="Table1">
        <table:table-column table:style-name="Column1"/>
        <table:table-row table:style-name="Row1">
          <table:table-cell table:style-name="Cell1">
            <text:p text:style-name="P96"/>
            <text:p text:style-name="P97"><text:span text:style-name="T97_1">::<text:s/></text:span><text:span text:style-name="T97_2">change</text:span><text:span text:style-name="T97_3"><text:s/></text:span><text:span text:style-name="T97_4">with</text:span><text:span text:style-name="T97_5"><text:s/></text:span><text:span text:style-name="T97_6">your</text:span><text:span text:style-name="T97_7"><text:s/>&lt;<text:s/></text:span><text:span text:style-name="T97_8">java</text:span><text:span text:style-name="T97_9"><text:s/>,<text:s/></text:span><text:span text:style-name="T97_10">apache</text:span><text:span text:style-name="T97_11"><text:s/></text:span><text:span text:style-name="T97_12">ant</text:span><text:span text:style-name="T97_13"><text:s/>,<text:s/></text:span><text:span text:style-name="T97_14">android</text:span><text:span text:style-name="T97_15"><text:s/></text:span><text:span text:style-name="T97_16">sdk</text:span><text:span text:style-name="T97_17"><text:s/>&gt;<text:s/></text:span><text:span text:style-name="T97_18">install</text:span><text:span text:style-name="T97_19"><text:s/></text:span><text:span text:style-name="T97_20">paths</text:span><text:span text:style-name="T97_21"><text:s/></text:span></text:p>
            <text:p text:style-name="P98"><text:span text:style-name="T98_1">SET</text:span><text:span text:style-name="T98_2"><text:s/></text:span><text:span text:style-name="T98_3">PATH</text:span><text:span text:style-name="T98_4">=%</text:span><text:span text:style-name="T98_5">PATH</text:span><text:span text:style-name="T98_6">%;</text:span><text:span text:style-name="T98_7">C</text:span><text:span text:style-name="T98_8">:/</text:span><text:span text:style-name="T98_9">progra</text:span><text:span text:style-name="T98_10">~1/</text:span><text:span text:style-name="T98_11">Java</text:span><text:span text:style-name="T98_12">/</text:span><text:span text:style-name="T98_13">jdk</text:span><text:span text:style-name="T98_14">1.6.0_24/</text:span><text:span text:style-name="T98_15">bin</text:span><text:span text:style-name="T98_16">;</text:span><text:span text:style-name="T98_17">C</text:span><text:span text:style-name="T98_18">:/</text:span><text:span text:style-name="T98_19">progra</text:span><text:span text:style-name="T98_20">~1/</text:span><text:span text:style-name="T98_21">Java</text:span><text:span text:style-name="T98_22">/</text:span><text:span text:style-name="T98_23">jre</text:span><text:span text:style-name="T98_24">6/</text:span><text:span text:style-name="T98_25">bin</text:span><text:span text:style-name="T98_26">;</text:span><text:span text:style-name="T98_27">C</text:span><text:span text:style-name="T98_28">:/</text:span><text:span text:style-name="T98_29">Progra</text:span><text:span text:style-name="T98_30">~1/</text:span><text:span text:style-name="T98_31">wamp</text:span><text:span text:style-name="T98_32">/</text:span><text:span text:style-name="T98_33">bin</text:span><text:span text:style-name="T98_34">/</text:span><text:span text:style-name="T98_35">apache</text:span><text:span text:style-name="T98_36">/</text:span><text:span text:style-name="T98_37">ant</text:span><text:span text:style-name="T98_38">/</text:span><text:span text:style-name="T98_39">bin</text:span><text:span text:style-name="T98_40">;</text:span><text:span text:style-name="T98_41">C</text:span><text:span text:style-name="T98_42">:/</text:span><text:span text:style-name="T98_43">progra</text:span><text:span text:style-name="T98_44">~1/</text:span><text:span text:style-name="T98_45">Android</text:span><text:span text:style-name="T98_46">/</text:span><text:span text:style-name="T98_47">android</text:span><text:span text:style-name="T98_48">-</text:span><text:span text:style-name="T98_49">sdk</text:span><text:span text:style-name="T98_50">/</text:span><text:span text:style-name="T98_51">tools</text:span><text:span text:style-name="T98_52">;</text:span><text:span text:style-name="T98_53">C</text:span><text:span text:style-name="T98_54">:/</text:span><text:span text:style-name="T98_55">progra</text:span><text:span text:style-name="T98_56">~1/</text:span><text:span text:style-name="T98_57">Android</text:span><text:span text:style-name="T98_58">/</text:span><text:span text:style-name="T98_59">android</text:span><text:span text:style-name="T98_60">-</text:span><text:span text:style-name="T98_61">sdk</text:span><text:span text:style-name="T98_62">/</text:span><text:span text:style-name="T98_63">platform</text:span><text:span text:style-name="T98_64">-</text:span><text:span text:style-name="T98_65">tools</text:span></text:p>
            <text:p text:style-name="P99"><text:span text:style-name="T99_1">::<text:s/></text:span><text:span text:style-name="T99_2">change</text:span><text:span text:style-name="T99_3"><text:s/></text:span><text:span text:style-name="T99_4">with</text:span><text:span text:style-name="T99_5"><text:s/></text:span><text:span text:style-name="T99_6">your</text:span><text:span text:style-name="T99_7"><text:s/></text:span><text:span text:style-name="T99_8">android</text:span><text:span text:style-name="T99_9"><text:s/></text:span><text:span text:style-name="T99_10">sdk</text:span><text:span text:style-name="T99_11"><text:s/></text:span><text:span text:style-name="T99_12">install</text:span><text:span text:style-name="T99_13"><text:s/></text:span><text:span text:style-name="T99_14">path</text:span><text:span text:style-name="T99_15"><text:s/></text:span></text:p>
            <text:p text:style-name="P100"><text:span text:style-name="T100_1">SET</text:span><text:span text:style-name="T100_2"><text:s/></text:span><text:span text:style-name="T100_3">emulPath</text:span><text:span text:style-name="T100_4">=</text:span><text:span text:style-name="T100_5">C</text:span><text:span text:style-name="T100_6">:/</text:span><text:span text:style-name="T100_7">progra</text:span><text:span text:style-name="T100_8">~1/</text:span><text:span text:style-name="T100_9">Android</text:span><text:span text:style-name="T100_10">/</text:span><text:span text:style-name="T100_11">android</text:span><text:span text:style-name="T100_12">-</text:span><text:span text:style-name="T100_13">sdk</text:span><text:span text:style-name="T100_14">/</text:span><text:span text:style-name="T100_15">platform</text:span><text:span text:style-name="T100_16">-</text:span><text:span text:style-name="T100_17">tools</text:span><text:span text:style-name="T100_18">/</text:span><text:span text:style-name="T100_19">adb</text:span><text:span text:style-name="T100_20">.</text:span><text:span text:style-name="T100_21">exe</text:span></text:p>
            <text:p text:style-name="P101"><text:span text:style-name="T101_1">::</text:span><text:span text:style-name="T101_2">start</text:span><text:span text:style-name="T101_3"><text:s/></text:span><text:span text:style-name="T101_4">cmd</text:span><text:span text:style-name="T101_5"><text:s/></text:span><text:span text:style-name="T101_6">mode</text:span><text:span text:style-name="T101_7"><text:s/></text:span><text:span text:style-name="T101_8">with</text:span><text:span text:style-name="T101_9"><text:s/></text:span><text:span text:style-name="T101_10">nodeJs</text:span><text:span text:style-name="T101_11"><text:s/></text:span><text:span text:style-name="T101_12">setup</text:span></text:p>
            <text:p text:style-name="P102"><text:span text:style-name="T102_1">C</text:span><text:span text:style-name="T102_2">:\</text:span><text:span text:style-name="T102_3">WINDOWS</text:span><text:span text:style-name="T102_4">\</text:span><text:span text:style-name="T102_5">system</text:span><text:span text:style-name="T102_6">32\</text:span><text:span text:style-name="T102_7">cmd</text:span><text:span text:style-name="T102_8">.</text:span><text:span text:style-name="T102_9">exe</text:span><text:span text:style-name="T102_10"><text:s/>/</text:span><text:span text:style-name="T102_11">k</text:span><text:span text:style-name="T102_12"><text:s/>"</text:span><text:span text:style-name="T102_13">C</text:span><text:span text:style-name="T102_14">:\</text:span><text:span text:style-name="T102_15">Progra</text:span><text:span text:style-name="T102_16">~1\</text:span><text:span text:style-name="T102_17">nodejs</text:span><text:span text:style-name="T102_18">\</text:span><text:span text:style-name="T102_19">nodevars</text:span><text:span text:style-name="T102_20">.</text:span><text:span text:style-name="T102_21">bat</text:span><text:span text:style-name="T102_22">"<text:s/></text:span></text:p>
            <text:p text:style-name="P103"/>
          </table:table-cell>
        </table:table-row>
      </table:table>
      <text:p text:style-name="P104"/>
      <text:p text:style-name="P105"><text:span text:style-name="T105_1">(</text:span><text:span text:style-name="T105_2">Notes</text:span><text:span text:style-name="T105_3">)</text:span><text:span text:style-name="T105_4"><text:s/>:<text:s/><text:line-break/></text:span><text:span text:style-name="T105_5">Enlever</text:span><text:span text:style-name="T105_6"><text:s/></text:span><text:span text:style-name="T105_7">les</text:span><text:span text:style-name="T105_8"><text:s/></text:span><text:span text:style-name="T105_9">paths</text:span><text:span text:style-name="T105_10"><text:s/></text:span><text:span text:style-name="T105_11">qui</text:span><text:span text:style-name="T105_12"><text:s/></text:span><text:span text:style-name="T105_13">existeraient</text:span><text:span text:style-name="T105_14"><text:s/></text:span><text:span text:style-name="T105_15">déjà</text:span><text:span text:style-name="T105_16"><text:s/></text:span><text:span text:style-name="T105_17">dans</text:span><text:span text:style-name="T105_18"><text:s/></text:span><text:span text:style-name="T105_19">les</text:span><text:span text:style-name="T105_20"><text:s/>“</text:span><text:span text:style-name="T105_21">variables</text:span><text:span text:style-name="T105_22"><text:s/></text:span><text:span text:style-name="T105_23">d</text:span><text:span text:style-name="T105_24">'</text:span><text:span text:style-name="T105_25">environnement</text:span><text:span text:style-name="T105_26">”.</text:span></text:p>
      <text:p text:style-name="P106"><text:span text:style-name="T106_1">La</text:span><text:span text:style-name="T106_2"><text:s/></text:span><text:span text:style-name="T106_3">variable</text:span><text:span text:style-name="T106_4"><text:s/></text:span><text:span text:style-name="T106_5">système</text:span><text:span text:style-name="T106_6"><text:s/></text:span><text:span text:style-name="T106_7">JAVA</text:span><text:span text:style-name="T106_8">_</text:span><text:span text:style-name="T106_9">HOME</text:span><text:span text:style-name="T106_10"><text:s/></text:span><text:span text:style-name="T106_11">peut</text:span><text:span text:style-name="T106_12"><text:s/></text:span><text:span text:style-name="T106_13">aussi</text:span><text:span text:style-name="T106_14"><text:s/></text:span><text:span text:style-name="T106_15">être</text:span><text:span text:style-name="T106_16"><text:s/></text:span><text:span text:style-name="T106_17">créée</text:span><text:span text:style-name="T106_18"><text:s/></text:span><text:span text:style-name="T106_19">avec</text:span><text:span text:style-name="T106_20"><text:s/></text:span><text:span text:style-name="T106_21">le</text:span><text:span text:style-name="T106_22"><text:s/></text:span><text:span text:style-name="T106_23">path</text:span><text:span text:style-name="T106_24"><text:s/></text:span><text:span text:style-name="T106_25">du</text:span><text:span text:style-name="T106_26"><text:s/></text:span><text:span text:style-name="T106_27">jdk</text:span><text:span text:style-name="T106_28"><text:s/>(</text:span><text:span text:style-name="T106_29">C</text:span><text:span text:style-name="T106_30">:/</text:span><text:span text:style-name="T106_31">progra</text:span><text:span text:style-name="T106_32">~1/</text:span><text:span text:style-name="T106_33">Java</text:span><text:span text:style-name="T106_34">/</text:span><text:span text:style-name="T106_35">jdk</text:span><text:span text:style-name="T106_36">1.6.0_24<text:s/></text:span><text:span text:style-name="T106_37">par</text:span><text:span text:style-name="T106_38"><text:s/></text:span><text:span text:style-name="T106_39">ex</text:span><text:span text:style-name="T106_40">.)</text:span></text:p>
      <text:p text:style-name="P107"/>
      <text:p text:style-name="P108"><text:span text:style-name="T108_1">Vérification</text:span><text:span text:style-name="T108_2"><text:s/></text:span><text:span text:style-name="T108_3">basiques</text:span><text:span text:style-name="T108_4"><text:s text:c="2"/>:</text:span></text:p>
      <text:p text:style-name="P109"><text:span text:style-name="T109_1">(</text:span><text:span text:style-name="T109_2">sous</text:span><text:span text:style-name="T109_3"><text:s/></text:span><text:span text:style-name="T109_4">windows</text:span><text:span text:style-name="T109_5">)</text:span><text:span text:style-name="T109_6"><text:s/></text:span><text:span text:style-name="T109_7">lancer</text:span><text:span text:style-name="T109_8"><text:s/>“</text:span><text:span text:style-name="T109_9">start</text:span><text:span text:style-name="T109_10">.</text:span><text:span text:style-name="T109_11">bat</text:span><text:span text:style-name="T109_12">”<text:s/></text:span><text:span text:style-name="T109_13">depuis</text:span><text:span text:style-name="T109_14"><text:s/></text:span><text:span text:style-name="T109_15">le</text:span><text:span text:style-name="T109_16"><text:s/></text:span><text:span text:style-name="T109_17">dossier</text:span><text:span text:style-name="T109_18"><text:s/></text:span><text:span text:style-name="T109_19">racine</text:span><text:span text:style-name="T109_20"><text:s/></text:span><text:span text:style-name="T109_21">de</text:span><text:span text:style-name="T109_22"><text:s/></text:span><text:span text:style-name="T109_23">dév</text:span><text:span text:style-name="T109_24"><text:s text:c="2"/></text:span></text:p>
      <text:p text:style-name="P110"/>
      <text:p text:style-name="P111"><text:span text:style-name="T111_1">Sous</text:span><text:span text:style-name="T111_2"><text:s/></text:span><text:span text:style-name="T111_3">l</text:span><text:span text:style-name="T111_4">’</text:span><text:span text:style-name="T111_5">interpréteur</text:span><text:span text:style-name="T111_6"><text:s/></text:span><text:span text:style-name="T111_7">de</text:span><text:span text:style-name="T111_8"><text:s/></text:span><text:span text:style-name="T111_9">commande</text:span><text:span text:style-name="T111_10"><text:s/></text:span><text:span text:style-name="T111_11">taper</text:span><text:span text:style-name="T111_12"><text:s/></text:span><text:span text:style-name="T111_13">successivement</text:span><text:span text:style-name="T111_14"><text:s/>:</text:span></text:p>
      <text:p text:style-name="P112"><text:span text:style-name="T112_1">cordova</text:span><text:span text:style-name="T112_2"><text:s/></text:span><text:span text:style-name="T112_3">help</text:span><text:span text:style-name="T112_4"><text:line-break/></text:span></text:p>
      <text:p text:style-name="P113"><text:span text:style-name="T113_1">ant</text:span><text:span text:style-name="T113_2"><text:s/>-</text:span><text:span text:style-name="T113_3">help</text:span><text:span text:style-name="T113_4"><text:line-break/></text:span></text:p>
      <text:p text:style-name="P114"><text:span text:style-name="T114_1">java</text:span><text:span text:style-name="T114_2"><text:s/>-</text:span><text:span text:style-name="T114_3">help</text:span><text:span text:style-name="T114_4"><text:line-break/></text:span></text:p>
      <text:p text:style-name="P115"><text:span text:style-name="T115_1">android</text:span><text:span text:style-name="T115_2"><text:s/></text:span><text:span text:style-name="T115_3">help</text:span></text:p>
      <text:p text:style-name="P116"/>
      <text:p text:style-name="P117"><text:span text:style-name="T117_1">si</text:span><text:span text:style-name="T117_2"><text:s/></text:span><text:span text:style-name="T117_3">autre</text:span><text:span text:style-name="T117_4"><text:s/></text:span><text:span text:style-name="T117_5">chose</text:span><text:span text:style-name="T117_6"><text:s/></text:span><text:span text:style-name="T117_7">que</text:span><text:span text:style-name="T117_8"><text:s/></text:span><text:span text:style-name="T117_9">les</text:span><text:span text:style-name="T117_10"><text:s/></text:span><text:span text:style-name="T117_11">aides</text:span><text:span text:style-name="T117_12"><text:s/></text:span><text:span text:style-name="T117_13">respectives</text:span><text:span text:style-name="T117_14"><text:s/></text:span><text:span text:style-name="T117_15">s</text:span><text:span text:style-name="T117_16">’</text:span><text:span text:style-name="T117_17">affiche</text:span><text:span text:style-name="T117_18">,<text:s/></text:span><text:span text:style-name="T117_19">c</text:span><text:span text:style-name="T117_20">’</text:span><text:span text:style-name="T117_21">est</text:span><text:span text:style-name="T117_22">...<text:s/></text:span><text:span text:style-name="T117_23">mauvais</text:span><text:span text:style-name="T117_24"><text:s/></text:span><text:span text:style-name="T117_25">signe</text:span><text:span text:style-name="T117_26"><text:s/>!</text:span></text:p>
      <text:p text:style-name="P118"/>
      <text:p text:style-name="P119"/>
      <text:p text:style-name="P120"><text:span text:style-name="T120_1">(</text:span><text:span text:style-name="T120_2">sous</text:span><text:span text:style-name="T120_3"><text:s/></text:span><text:span text:style-name="T120_4">windows</text:span><text:span text:style-name="T120_5">)</text:span><text:span text:style-name="T120_6"><text:s/></text:span></text:p>
      <text:p text:style-name="P121"><text:span text:style-name="T121_1"><text:s/></text:span><text:span text:style-name="T121_2">Installation</text:span><text:span text:style-name="T121_3"><text:s/></text:span><text:span text:style-name="T121_4">du</text:span><text:span text:style-name="T121_5"><text:s/></text:span><text:span text:style-name="T121_6">driver</text:span><text:span text:style-name="T121_7"><text:s/></text:span><text:span text:style-name="T121_8">ADB</text:span><text:span text:style-name="T121_9"><text:s/></text:span><text:span text:style-name="T121_10">sur</text:span><text:span text:style-name="T121_11"><text:s/></text:span><text:span text:style-name="T121_12">le</text:span><text:span text:style-name="T121_13"><text:s/></text:span><text:span text:style-name="T121_14">mobile</text:span><text:span text:style-name="T121_15"><text:s text:c="2"/>:</text:span></text:p>
      <text:p text:style-name="P122"><text:span text:style-name="T122_1">Même</text:span><text:span text:style-name="T122_2"><text:s/></text:span><text:span text:style-name="T122_3">si</text:span><text:span text:style-name="T122_4"><text:s/></text:span><text:span text:style-name="T122_5">votre</text:span><text:span text:style-name="T122_6"><text:s/></text:span><text:span text:style-name="T122_7">ordinateur</text:span><text:span text:style-name="T122_8"><text:s/></text:span><text:span text:style-name="T122_9">accède</text:span><text:span text:style-name="T122_10"><text:s/></text:span><text:span text:style-name="T122_11">déjà</text:span><text:span text:style-name="T122_12"><text:s/></text:span><text:span text:style-name="T122_13">à</text:span><text:span text:style-name="T122_14"><text:s/></text:span><text:span text:style-name="T122_15">la</text:span><text:span text:style-name="T122_16"><text:s/></text:span><text:span text:style-name="T122_17">mémoire</text:span><text:span text:style-name="T122_18"><text:s/></text:span><text:span text:style-name="T122_19">du</text:span><text:span text:style-name="T122_20"><text:s/></text:span><text:span text:style-name="T122_21">mobile</text:span><text:span text:style-name="T122_22">,<text:s/></text:span><text:span text:style-name="T122_23">vérifier</text:span><text:span text:style-name="T122_24"><text:s/></text:span><text:span text:style-name="T122_25">que</text:span><text:span text:style-name="T122_26"><text:s/></text:span><text:span text:style-name="T122_27">c</text:span><text:span text:style-name="T122_28">’</text:span><text:span text:style-name="T122_29">est</text:span><text:span text:style-name="T122_30"><text:s/></text:span><text:span text:style-name="T122_31">bien</text:span><text:span text:style-name="T122_32"><text:s/></text:span><text:span text:style-name="T122_33">le</text:span><text:span text:style-name="T122_34"><text:s/></text:span><text:span text:style-name="T122_35">driver</text:span><text:span text:style-name="T122_36"><text:s/></text:span><text:span text:style-name="T122_37">ADB</text:span><text:span text:style-name="T122_38"><text:s/>(</text:span><text:span text:style-name="T122_39">Android</text:span><text:span text:style-name="T122_40"><text:s/></text:span><text:span text:style-name="T122_41">Debug</text:span><text:span text:style-name="T122_42"><text:s/></text:span><text:span text:style-name="T122_43">Bridge</text:span><text:span text:style-name="T122_44">)<text:s/></text:span><text:span text:style-name="T122_45">qui</text:span><text:span text:style-name="T122_46"><text:s/></text:span><text:span text:style-name="T122_47">est</text:span><text:span text:style-name="T122_48"><text:s/></text:span><text:span text:style-name="T122_49">installé</text:span><text:span text:style-name="T122_50">.<text:s/></text:span><text:span text:style-name="T122_51">Sinon</text:span><text:span text:style-name="T122_52"><text:s/>:</text:span></text:p>
      <text:p text:style-name="P123"/>
      <text:p text:style-name="P124"><text:span text:style-name="T124_1">le</text:span><text:span text:style-name="T124_2"><text:s/></text:span><text:span text:style-name="T124_3">télécharger</text:span><text:span text:style-name="T124_4"><text:s/></text:span><text:span text:style-name="T124_5">et</text:span><text:span text:style-name="T124_6"><text:s/></text:span><text:span text:style-name="T124_7">remplacer</text:span><text:span text:style-name="T124_8"><text:s/></text:span><text:span text:style-name="T124_9">le</text:span><text:span text:style-name="T124_10"><text:s/></text:span><text:span text:style-name="T124_11">pilote</text:span><text:span text:style-name="T124_12"><text:s/></text:span><text:span text:style-name="T124_13">existant</text:span><text:span text:style-name="T124_14"><text:s/></text:span><text:span text:style-name="T124_15">avec</text:span><text:span text:style-name="T124_16"><text:s/>:<text:s text:c="2"/></text:span></text:p>
      <text:p text:style-name="P125"><text:span text:style-name="T125_1">Acer</text:span><text:span text:style-name="T125_2"><text:tab/><text:s/><text:tab/>:<text:s/></text:span><text:span text:style-name="T125_3"><text:a xlink:type="simple" xlink:href="http://www.acer.fr/ac/fr/FR/content/drivers"><text:span text:style-name="T125_4">http</text:span></text:a></text:span><text:span text:style-name="T125_5"><text:a xlink:type="simple" xlink:href="http://www.acer.fr/ac/fr/FR/content/drivers"><text:span text:style-name="T125_6">://</text:span></text:a></text:span><text:span text:style-name="T125_7"><text:a xlink:type="simple" xlink:href="http://www.acer.fr/ac/fr/FR/content/drivers"><text:span text:style-name="T125_8">www</text:span></text:a></text:span><text:span text:style-name="T125_9"><text:a xlink:type="simple" xlink:href="http://www.acer.fr/ac/fr/FR/content/drivers"><text:span text:style-name="T125_10">.</text:span></text:a></text:span><text:span text:style-name="T125_11"><text:a xlink:type="simple" xlink:href="http://www.acer.fr/ac/fr/FR/content/drivers"><text:span text:style-name="T125_12">acer</text:span></text:a></text:span><text:span text:style-name="T125_13"><text:a xlink:type="simple" xlink:href="http://www.acer.fr/ac/fr/FR/content/drivers"><text:span text:style-name="T125_14">.</text:span></text:a></text:span><text:span text:style-name="T125_15"><text:a xlink:type="simple" xlink:href="http://www.acer.fr/ac/fr/FR/content/drivers"><text:span text:style-name="T125_16">fr</text:span></text:a></text:span><text:span text:style-name="T125_17"><text:a xlink:type="simple" xlink:href="http://www.acer.fr/ac/fr/FR/content/drivers"><text:span text:style-name="T125_18">/</text:span></text:a></text:span><text:span text:style-name="T125_19"><text:a xlink:type="simple" xlink:href="http://www.acer.fr/ac/fr/FR/content/drivers"><text:span text:style-name="T125_20">ac</text:span></text:a></text:span><text:span text:style-name="T125_21"><text:a xlink:type="simple" xlink:href="http://www.acer.fr/ac/fr/FR/content/drivers"><text:span text:style-name="T125_22">/</text:span></text:a></text:span><text:span text:style-name="T125_23"><text:a xlink:type="simple" xlink:href="http://www.acer.fr/ac/fr/FR/content/drivers"><text:span text:style-name="T125_24">fr</text:span></text:a></text:span><text:span text:style-name="T125_25"><text:a xlink:type="simple" xlink:href="http://www.acer.fr/ac/fr/FR/content/drivers"><text:span text:style-name="T125_26">/</text:span></text:a></text:span><text:span text:style-name="T125_27"><text:a xlink:type="simple" xlink:href="http://www.acer.fr/ac/fr/FR/content/drivers"><text:span text:style-name="T125_28">FR</text:span></text:a></text:span><text:span text:style-name="T125_29"><text:a xlink:type="simple" xlink:href="http://www.acer.fr/ac/fr/FR/content/drivers"><text:span text:style-name="T125_30">/</text:span></text:a></text:span><text:span text:style-name="T125_31"><text:a xlink:type="simple" xlink:href="http://www.acer.fr/ac/fr/FR/content/drivers"><text:span text:style-name="T125_32">content</text:span></text:a></text:span><text:span text:style-name="T125_33"><text:a xlink:type="simple" xlink:href="http://www.acer.fr/ac/fr/FR/content/drivers"><text:span text:style-name="T125_34">/</text:span></text:a></text:span><text:span text:style-name="T125_35"><text:a xlink:type="simple" xlink:href="http://www.acer.fr/ac/fr/FR/content/drivers"><text:span text:style-name="T125_36">drivers</text:span></text:a></text:span></text:p>
      <text:p text:style-name="P126"><text:span text:style-name="T126_1">Samsung</text:span><text:span text:style-name="T126_2"><text:s/><text:tab/>:<text:s/></text:span><text:span text:style-name="T126_3"><text:a xlink:type="simple" xlink:href="http://developer.samsung.com/technical-doc/view.do?v=T000000117"><text:span text:style-name="T126_4">http</text:span></text:a></text:span><text:span text:style-name="T126_5"><text:a xlink:type="simple" xlink:href="http://developer.samsung.com/technical-doc/view.do?v=T000000117"><text:span text:style-name="T126_6">://</text:span></text:a></text:span><text:span text:style-name="T126_7"><text:a xlink:type="simple" xlink:href="http://developer.samsung.com/technical-doc/view.do?v=T000000117"><text:span text:style-name="T126_8">developer</text:span></text:a></text:span><text:span text:style-name="T126_9"><text:a xlink:type="simple" xlink:href="http://developer.samsung.com/technical-doc/view.do?v=T000000117"><text:span text:style-name="T126_10">.</text:span></text:a></text:span><text:span text:style-name="T126_11"><text:a xlink:type="simple" xlink:href="http://developer.samsung.com/technical-doc/view.do?v=T000000117"><text:span text:style-name="T126_12">samsung</text:span></text:a></text:span><text:span text:style-name="T126_13"><text:a xlink:type="simple" xlink:href="http://developer.samsung.com/technical-doc/view.do?v=T000000117"><text:span text:style-name="T126_14">.</text:span></text:a></text:span><text:span text:style-name="T126_15"><text:a xlink:type="simple" xlink:href="http://developer.samsung.com/technical-doc/view.do?v=T000000117"><text:span text:style-name="T126_16">com</text:span></text:a></text:span><text:span text:style-name="T126_17"><text:a xlink:type="simple" xlink:href="http://developer.samsung.com/technical-doc/view.do?v=T000000117"><text:span text:style-name="T126_18">/</text:span></text:a></text:span><text:span text:style-name="T126_19"><text:a xlink:type="simple" xlink:href="http://developer.samsung.com/technical-doc/view.do?v=T000000117"><text:span text:style-name="T126_20">technical</text:span></text:a></text:span><text:span text:style-name="T126_21"><text:a xlink:type="simple" xlink:href="http://developer.samsung.com/technical-doc/view.do?v=T000000117"><text:span text:style-name="T126_22">-</text:span></text:a></text:span><text:span text:style-name="T126_23"><text:a xlink:type="simple" xlink:href="http://developer.samsung.com/technical-doc/view.do?v=T000000117"><text:span text:style-name="T126_24">doc</text:span></text:a></text:span><text:span text:style-name="T126_25"><text:a xlink:type="simple" xlink:href="http://developer.samsung.com/technical-doc/view.do?v=T000000117"><text:span text:style-name="T126_26">/</text:span></text:a></text:span><text:span text:style-name="T126_27"><text:a xlink:type="simple" xlink:href="http://developer.samsung.com/technical-doc/view.do?v=T000000117"><text:span text:style-name="T126_28">view</text:span></text:a></text:span><text:span text:style-name="T126_29"><text:a xlink:type="simple" xlink:href="http://developer.samsung.com/technical-doc/view.do?v=T000000117"><text:span text:style-name="T126_30">.</text:span></text:a></text:span><text:span text:style-name="T126_31"><text:a xlink:type="simple" xlink:href="http://developer.samsung.com/technical-doc/view.do?v=T000000117"><text:span text:style-name="T126_32">do</text:span></text:a></text:span><text:span text:style-name="T126_33"><text:a xlink:type="simple" xlink:href="http://developer.samsung.com/technical-doc/view.do?v=T000000117"><text:span text:style-name="T126_34">?</text:span></text:a></text:span><text:span text:style-name="T126_35"><text:a xlink:type="simple" xlink:href="http://developer.samsung.com/technical-doc/view.do?v=T000000117"><text:span text:style-name="T126_36">v</text:span></text:a></text:span><text:span text:style-name="T126_37"><text:a xlink:type="simple" xlink:href="http://developer.samsung.com/technical-doc/view.do?v=T000000117"><text:span text:style-name="T126_38">=</text:span></text:a></text:span><text:span text:style-name="T126_39"><text:a xlink:type="simple" xlink:href="http://developer.samsung.com/technical-doc/view.do?v=T000000117"><text:span text:style-name="T126_40">T</text:span></text:a></text:span><text:span text:style-name="T126_41"><text:a xlink:type="simple" xlink:href="http://developer.samsung.com/technical-doc/view.do?v=T000000117"><text:span text:style-name="T126_42">000000117</text:span></text:a></text:span><text:span text:style-name="T126_43"><text:s/></text:span></text:p>
      <text:p text:style-name="P127"><text:span text:style-name="T127_1">HTC</text:span><text:span text:style-name="T127_2"><text:tab/><text:tab/>:<text:s/></text:span><text:span text:style-name="T127_3"><text:a xlink:type="simple" xlink:href="http://www.mediafire.com/download/eqrqb44r3ot18g1/HTCDriver_4.2.0.001.exe"><text:span text:style-name="T127_4">http</text:span></text:a></text:span><text:span text:style-name="T127_5"><text:a xlink:type="simple" xlink:href="http://www.mediafire.com/download/eqrqb44r3ot18g1/HTCDriver_4.2.0.001.exe"><text:span text:style-name="T127_6">://</text:span></text:a></text:span><text:span text:style-name="T127_7"><text:a xlink:type="simple" xlink:href="http://www.mediafire.com/download/eqrqb44r3ot18g1/HTCDriver_4.2.0.001.exe"><text:span text:style-name="T127_8">www</text:span></text:a></text:span><text:span text:style-name="T127_9"><text:a xlink:type="simple" xlink:href="http://www.mediafire.com/download/eqrqb44r3ot18g1/HTCDriver_4.2.0.001.exe"><text:span text:style-name="T127_10">.</text:span></text:a></text:span><text:span text:style-name="T127_11"><text:a xlink:type="simple" xlink:href="http://www.mediafire.com/download/eqrqb44r3ot18g1/HTCDriver_4.2.0.001.exe"><text:span text:style-name="T127_12">mediafire</text:span></text:a></text:span><text:span text:style-name="T127_13"><text:a xlink:type="simple" xlink:href="http://www.mediafire.com/download/eqrqb44r3ot18g1/HTCDriver_4.2.0.001.exe"><text:span text:style-name="T127_14">.</text:span></text:a></text:span><text:span text:style-name="T127_15"><text:a xlink:type="simple" xlink:href="http://www.mediafire.com/download/eqrqb44r3ot18g1/HTCDriver_4.2.0.001.exe"><text:span text:style-name="T127_16">com</text:span></text:a></text:span><text:span text:style-name="T127_17"><text:a xlink:type="simple" xlink:href="http://www.mediafire.com/download/eqrqb44r3ot18g1/HTCDriver_4.2.0.001.exe"><text:span text:style-name="T127_18">/</text:span></text:a></text:span><text:span text:style-name="T127_19"><text:a xlink:type="simple" xlink:href="http://www.mediafire.com/download/eqrqb44r3ot18g1/HTCDriver_4.2.0.001.exe"><text:span text:style-name="T127_20">download</text:span></text:a></text:span><text:span text:style-name="T127_21"><text:a xlink:type="simple" xlink:href="http://www.mediafire.com/download/eqrqb44r3ot18g1/HTCDriver_4.2.0.001.exe"><text:span text:style-name="T127_22">/</text:span></text:a></text:span><text:span text:style-name="T127_23"><text:a xlink:type="simple" xlink:href="http://www.mediafire.com/download/eqrqb44r3ot18g1/HTCDriver_4.2.0.001.exe"><text:span text:style-name="T127_24">eqrqb</text:span></text:a></text:span><text:span text:style-name="T127_25"><text:a xlink:type="simple" xlink:href="http://www.mediafire.com/download/eqrqb44r3ot18g1/HTCDriver_4.2.0.001.exe"><text:span text:style-name="T127_26">44</text:span></text:a></text:span><text:span text:style-name="T127_27"><text:a xlink:type="simple" xlink:href="http://www.mediafire.com/download/eqrqb44r3ot18g1/HTCDriver_4.2.0.001.exe"><text:span text:style-name="T127_28">r</text:span></text:a></text:span><text:span text:style-name="T127_29"><text:a xlink:type="simple" xlink:href="http://www.mediafire.com/download/eqrqb44r3ot18g1/HTCDriver_4.2.0.001.exe"><text:span text:style-name="T127_30">3</text:span></text:a></text:span><text:span text:style-name="T127_31"><text:a xlink:type="simple" xlink:href="http://www.mediafire.com/download/eqrqb44r3ot18g1/HTCDriver_4.2.0.001.exe"><text:span text:style-name="T127_32">ot</text:span></text:a></text:span><text:span text:style-name="T127_33"><text:a xlink:type="simple" xlink:href="http://www.mediafire.com/download/eqrqb44r3ot18g1/HTCDriver_4.2.0.001.exe"><text:span text:style-name="T127_34">18</text:span></text:a></text:span><text:span text:style-name="T127_35"><text:a xlink:type="simple" xlink:href="http://www.mediafire.com/download/eqrqb44r3ot18g1/HTCDriver_4.2.0.001.exe"><text:span text:style-name="T127_36">g</text:span></text:a></text:span><text:span text:style-name="T127_37"><text:a xlink:type="simple" xlink:href="http://www.mediafire.com/download/eqrqb44r3ot18g1/HTCDriver_4.2.0.001.exe"><text:span text:style-name="T127_38">1/</text:span></text:a></text:span><text:span text:style-name="T127_39"><text:a xlink:type="simple" xlink:href="http://www.mediafire.com/download/eqrqb44r3ot18g1/HTCDriver_4.2.0.001.exe"><text:span text:style-name="T127_40">HTCDriver</text:span></text:a></text:span><text:span text:style-name="T127_41"><text:a xlink:type="simple" xlink:href="http://www.mediafire.com/download/eqrqb44r3ot18g1/HTCDriver_4.2.0.001.exe"><text:span text:style-name="T127_42">_4.2.0.001.</text:span></text:a></text:span><text:span text:style-name="T127_43"><text:a xlink:type="simple" xlink:href="http://www.mediafire.com/download/eqrqb44r3ot18g1/HTCDriver_4.2.0.001.exe"><text:span text:style-name="T127_44">exe</text:span></text:a></text:span></text:p>
      <text:p text:style-name="P128"><text:span text:style-name="T128_1"><text:s text:c="4"/></text:span><text:span text:style-name="T128_2">autres</text:span><text:span text:style-name="T128_3">:</text:span></text:p>
      <text:p text:style-name="P129"><text:span text:style-name="T129_1"><text:a xlink:type="simple" xlink:href="http://techbeasts.com/2013/08/07/android-usb-drivers-for-windows-download-google-nexsus-samsung-htc-hauwei-motorola-lg-usb-drivers-adb-fastboot/"><text:span text:style-name="T129_2">http</text:span></text:a></text:span><text:span text:style-name="T129_3"><text:a xlink:type="simple" xlink:href="http://techbeasts.com/2013/08/07/android-usb-drivers-for-windows-download-google-nexsus-samsung-htc-hauwei-motorola-lg-usb-drivers-adb-fastboot/"><text:span text:style-name="T129_4">://</text:span></text:a></text:span><text:span text:style-name="T129_5"><text:a xlink:type="simple" xlink:href="http://techbeasts.com/2013/08/07/android-usb-drivers-for-windows-download-google-nexsus-samsung-htc-hauwei-motorola-lg-usb-drivers-adb-fastboot/"><text:span text:style-name="T129_6">techbeasts</text:span></text:a></text:span><text:span text:style-name="T129_7"><text:a xlink:type="simple" xlink:href="http://techbeasts.com/2013/08/07/android-usb-drivers-for-windows-download-google-nexsus-samsung-htc-hauwei-motorola-lg-usb-drivers-adb-fastboot/"><text:span text:style-name="T129_8">.</text:span></text:a></text:span><text:span text:style-name="T129_9"><text:a xlink:type="simple" xlink:href="http://techbeasts.com/2013/08/07/android-usb-drivers-for-windows-download-google-nexsus-samsung-htc-hauwei-motorola-lg-usb-drivers-adb-fastboot/"><text:span text:style-name="T129_10">com</text:span></text:a></text:span><text:span text:style-name="T129_11"><text:a xlink:type="simple" xlink:href="http://techbeasts.com/2013/08/07/android-usb-drivers-for-windows-download-google-nexsus-samsung-htc-hauwei-motorola-lg-usb-drivers-adb-fastboot/"><text:span text:style-name="T129_12">/2013/08/07/</text:span></text:a></text:span><text:span text:style-name="T129_13"><text:a xlink:type="simple" xlink:href="http://techbeasts.com/2013/08/07/android-usb-drivers-for-windows-download-google-nexsus-samsung-htc-hauwei-motorola-lg-usb-drivers-adb-fastboot/"><text:span text:style-name="T129_14">android</text:span></text:a></text:span><text:span text:style-name="T129_15"><text:a xlink:type="simple" xlink:href="http://techbeasts.com/2013/08/07/android-usb-drivers-for-windows-download-google-nexsus-samsung-htc-hauwei-motorola-lg-usb-drivers-adb-fastboot/"><text:span text:style-name="T129_16">-</text:span></text:a></text:span><text:span text:style-name="T129_17"><text:a xlink:type="simple" xlink:href="http://techbeasts.com/2013/08/07/android-usb-drivers-for-windows-download-google-nexsus-samsung-htc-hauwei-motorola-lg-usb-drivers-adb-fastboot/"><text:span text:style-name="T129_18">usb</text:span></text:a></text:span><text:span text:style-name="T129_19"><text:a xlink:type="simple" xlink:href="http://techbeasts.com/2013/08/07/android-usb-drivers-for-windows-download-google-nexsus-samsung-htc-hauwei-motorola-lg-usb-drivers-adb-fastboot/"><text:span text:style-name="T129_20">-</text:span></text:a></text:span><text:span text:style-name="T129_21"><text:a xlink:type="simple" xlink:href="http://techbeasts.com/2013/08/07/android-usb-drivers-for-windows-download-google-nexsus-samsung-htc-hauwei-motorola-lg-usb-drivers-adb-fastboot/"><text:span text:style-name="T129_22">drivers</text:span></text:a></text:span><text:span text:style-name="T129_23"><text:a xlink:type="simple" xlink:href="http://techbeasts.com/2013/08/07/android-usb-drivers-for-windows-download-google-nexsus-samsung-htc-hauwei-motorola-lg-usb-drivers-adb-fastboot/"><text:span text:style-name="T129_24">-</text:span></text:a></text:span><text:span text:style-name="T129_25"><text:a xlink:type="simple" xlink:href="http://techbeasts.com/2013/08/07/android-usb-drivers-for-windows-download-google-nexsus-samsung-htc-hauwei-motorola-lg-usb-drivers-adb-fastboot/"><text:span text:style-name="T129_26">for</text:span></text:a></text:span><text:span text:style-name="T129_27"><text:a xlink:type="simple" xlink:href="http://techbeasts.com/2013/08/07/android-usb-drivers-for-windows-download-google-nexsus-samsung-htc-hauwei-motorola-lg-usb-drivers-adb-fastboot/"><text:span text:style-name="T129_28">-</text:span></text:a></text:span><text:span text:style-name="T129_29"><text:a xlink:type="simple" xlink:href="http://techbeasts.com/2013/08/07/android-usb-drivers-for-windows-download-google-nexsus-samsung-htc-hauwei-motorola-lg-usb-drivers-adb-fastboot/"><text:span text:style-name="T129_30">windows</text:span></text:a></text:span><text:span text:style-name="T129_31"><text:a xlink:type="simple" xlink:href="http://techbeasts.com/2013/08/07/android-usb-drivers-for-windows-download-google-nexsus-samsung-htc-hauwei-motorola-lg-usb-drivers-adb-fastboot/"><text:span text:style-name="T129_32">-</text:span></text:a></text:span><text:span text:style-name="T129_33"><text:a xlink:type="simple" xlink:href="http://techbeasts.com/2013/08/07/android-usb-drivers-for-windows-download-google-nexsus-samsung-htc-hauwei-motorola-lg-usb-drivers-adb-fastboot/"><text:span text:style-name="T129_34">download</text:span></text:a></text:span><text:span text:style-name="T129_35"><text:a xlink:type="simple" xlink:href="http://techbeasts.com/2013/08/07/android-usb-drivers-for-windows-download-google-nexsus-samsung-htc-hauwei-motorola-lg-usb-drivers-adb-fastboot/"><text:span text:style-name="T129_36">-</text:span></text:a></text:span><text:span text:style-name="T129_37"><text:a xlink:type="simple" xlink:href="http://techbeasts.com/2013/08/07/android-usb-drivers-for-windows-download-google-nexsus-samsung-htc-hauwei-motorola-lg-usb-drivers-adb-fastboot/"><text:span text:style-name="T129_38">google</text:span></text:a></text:span><text:span text:style-name="T129_39"><text:a xlink:type="simple" xlink:href="http://techbeasts.com/2013/08/07/android-usb-drivers-for-windows-download-google-nexsus-samsung-htc-hauwei-motorola-lg-usb-drivers-adb-fastboot/"><text:span text:style-name="T129_40">-</text:span></text:a></text:span><text:span text:style-name="T129_41"><text:a xlink:type="simple" xlink:href="http://techbeasts.com/2013/08/07/android-usb-drivers-for-windows-download-google-nexsus-samsung-htc-hauwei-motorola-lg-usb-drivers-adb-fastboot/"><text:span text:style-name="T129_42">nexsus</text:span></text:a></text:span><text:span text:style-name="T129_43"><text:a xlink:type="simple" xlink:href="http://techbeasts.com/2013/08/07/android-usb-drivers-for-windows-download-google-nexsus-samsung-htc-hauwei-motorola-lg-usb-drivers-adb-fastboot/"><text:span text:style-name="T129_44">-</text:span></text:a></text:span><text:span text:style-name="T129_45"><text:a xlink:type="simple" xlink:href="http://techbeasts.com/2013/08/07/android-usb-drivers-for-windows-download-google-nexsus-samsung-htc-hauwei-motorola-lg-usb-drivers-adb-fastboot/"><text:span text:style-name="T129_46">samsung</text:span></text:a></text:span><text:span text:style-name="T129_47"><text:a xlink:type="simple" xlink:href="http://techbeasts.com/2013/08/07/android-usb-drivers-for-windows-download-google-nexsus-samsung-htc-hauwei-motorola-lg-usb-drivers-adb-fastboot/"><text:span text:style-name="T129_48">-</text:span></text:a></text:span><text:span text:style-name="T129_49"><text:a xlink:type="simple" xlink:href="http://techbeasts.com/2013/08/07/android-usb-drivers-for-windows-download-google-nexsus-samsung-htc-hauwei-motorola-lg-usb-drivers-adb-fastboot/"><text:span text:style-name="T129_50">htc</text:span></text:a></text:span><text:span text:style-name="T129_51"><text:a xlink:type="simple" xlink:href="http://techbeasts.com/2013/08/07/android-usb-drivers-for-windows-download-google-nexsus-samsung-htc-hauwei-motorola-lg-usb-drivers-adb-fastboot/"><text:span text:style-name="T129_52">-</text:span></text:a></text:span><text:span text:style-name="T129_53"><text:a xlink:type="simple" xlink:href="http://techbeasts.com/2013/08/07/android-usb-drivers-for-windows-download-google-nexsus-samsung-htc-hauwei-motorola-lg-usb-drivers-adb-fastboot/"><text:span text:style-name="T129_54">hauwei</text:span></text:a></text:span><text:span text:style-name="T129_55"><text:a xlink:type="simple" xlink:href="http://techbeasts.com/2013/08/07/android-usb-drivers-for-windows-download-google-nexsus-samsung-htc-hauwei-motorola-lg-usb-drivers-adb-fastboot/"><text:span text:style-name="T129_56">-</text:span></text:a></text:span><text:span text:style-name="T129_57"><text:a xlink:type="simple" xlink:href="http://techbeasts.com/2013/08/07/android-usb-drivers-for-windows-download-google-nexsus-samsung-htc-hauwei-motorola-lg-usb-drivers-adb-fastboot/"><text:span text:style-name="T129_58">motorola</text:span></text:a></text:span><text:span text:style-name="T129_59"><text:a xlink:type="simple" xlink:href="http://techbeasts.com/2013/08/07/android-usb-drivers-for-windows-download-google-nexsus-samsung-htc-hauwei-motorola-lg-usb-drivers-adb-fastboot/"><text:span text:style-name="T129_60">-</text:span></text:a></text:span><text:span text:style-name="T129_61"><text:a xlink:type="simple" xlink:href="http://techbeasts.com/2013/08/07/android-usb-drivers-for-windows-download-google-nexsus-samsung-htc-hauwei-motorola-lg-usb-drivers-adb-fastboot/"><text:span text:style-name="T129_62">lg</text:span></text:a></text:span><text:span text:style-name="T129_63"><text:a xlink:type="simple" xlink:href="http://techbeasts.com/2013/08/07/android-usb-drivers-for-windows-download-google-nexsus-samsung-htc-hauwei-motorola-lg-usb-drivers-adb-fastboot/"><text:span text:style-name="T129_64">-</text:span></text:a></text:span><text:span text:style-name="T129_65"><text:a xlink:type="simple" xlink:href="http://techbeasts.com/2013/08/07/android-usb-drivers-for-windows-download-google-nexsus-samsung-htc-hauwei-motorola-lg-usb-drivers-adb-fastboot/"><text:span text:style-name="T129_66">usb</text:span></text:a></text:span><text:span text:style-name="T129_67"><text:a xlink:type="simple" xlink:href="http://techbeasts.com/2013/08/07/android-usb-drivers-for-windows-download-google-nexsus-samsung-htc-hauwei-motorola-lg-usb-drivers-adb-fastboot/"><text:span text:style-name="T129_68">-</text:span></text:a></text:span><text:span text:style-name="T129_69"><text:a xlink:type="simple" xlink:href="http://techbeasts.com/2013/08/07/android-usb-drivers-for-windows-download-google-nexsus-samsung-htc-hauwei-motorola-lg-usb-drivers-adb-fastboot/"><text:span text:style-name="T129_70">drivers</text:span></text:a></text:span><text:span text:style-name="T129_71"><text:a xlink:type="simple" xlink:href="http://techbeasts.com/2013/08/07/android-usb-drivers-for-windows-download-google-nexsus-samsung-htc-hauwei-motorola-lg-usb-drivers-adb-fastboot/"><text:span text:style-name="T129_72">-</text:span></text:a></text:span><text:span text:style-name="T129_73"><text:a xlink:type="simple" xlink:href="http://techbeasts.com/2013/08/07/android-usb-drivers-for-windows-download-google-nexsus-samsung-htc-hauwei-motorola-lg-usb-drivers-adb-fastboot/"><text:span text:style-name="T129_74">adb</text:span></text:a></text:span><text:span text:style-name="T129_75"><text:a xlink:type="simple" xlink:href="http://techbeasts.com/2013/08/07/android-usb-drivers-for-windows-download-google-nexsus-samsung-htc-hauwei-motorola-lg-usb-drivers-adb-fastboot/"><text:span text:style-name="T129_76">-</text:span></text:a></text:span><text:span text:style-name="T129_77"><text:a xlink:type="simple" xlink:href="http://techbeasts.com/2013/08/07/android-usb-drivers-for-windows-download-google-nexsus-samsung-htc-hauwei-motorola-lg-usb-drivers-adb-fastboot/"><text:span text:style-name="T129_78">fastboot</text:span></text:a></text:span><text:span text:style-name="T129_79"><text:a xlink:type="simple" xlink:href="http://techbeasts.com/2013/08/07/android-usb-drivers-for-windows-download-google-nexsus-samsung-htc-hauwei-motorola-lg-usb-drivers-adb-fastboot/"><text:span text:style-name="T129_80">/</text:span></text:a></text:span></text:p>
      <text:p text:style-name="P130"><text:span text:style-name="T130_1">ou</text:span></text:p>
      <text:p text:style-name="P131"><text:span text:style-name="T131_1"><text:a xlink:type="simple" xlink:href="http://developer.android.com/tools/extras/oem-usb.html#Drivers"><text:span text:style-name="T131_2">http</text:span></text:a></text:span><text:span text:style-name="T131_3"><text:a xlink:type="simple" xlink:href="http://developer.android.com/tools/extras/oem-usb.html#Drivers"><text:span text:style-name="T131_4">://</text:span></text:a></text:span><text:span text:style-name="T131_5"><text:a xlink:type="simple" xlink:href="http://developer.android.com/tools/extras/oem-usb.html#Drivers"><text:span text:style-name="T131_6">developer</text:span></text:a></text:span><text:span text:style-name="T131_7"><text:a xlink:type="simple" xlink:href="http://developer.android.com/tools/extras/oem-usb.html#Drivers"><text:span text:style-name="T131_8">.</text:span></text:a></text:span><text:span text:style-name="T131_9"><text:a xlink:type="simple" xlink:href="http://developer.android.com/tools/extras/oem-usb.html#Drivers"><text:span text:style-name="T131_10">android</text:span></text:a></text:span><text:span text:style-name="T131_11"><text:a xlink:type="simple" xlink:href="http://developer.android.com/tools/extras/oem-usb.html#Drivers"><text:span text:style-name="T131_12">.</text:span></text:a></text:span><text:span text:style-name="T131_13"><text:a xlink:type="simple" xlink:href="http://developer.android.com/tools/extras/oem-usb.html#Drivers"><text:span text:style-name="T131_14">com</text:span></text:a></text:span><text:span text:style-name="T131_15"><text:a xlink:type="simple" xlink:href="http://developer.android.com/tools/extras/oem-usb.html#Drivers"><text:span text:style-name="T131_16">/</text:span></text:a></text:span><text:span text:style-name="T131_17"><text:a xlink:type="simple" xlink:href="http://developer.android.com/tools/extras/oem-usb.html#Drivers"><text:span text:style-name="T131_18">tools</text:span></text:a></text:span><text:span text:style-name="T131_19"><text:a xlink:type="simple" xlink:href="http://developer.android.com/tools/extras/oem-usb.html#Drivers"><text:span text:style-name="T131_20">/</text:span></text:a></text:span><text:span text:style-name="T131_21"><text:a xlink:type="simple" xlink:href="http://developer.android.com/tools/extras/oem-usb.html#Drivers"><text:span text:style-name="T131_22">extras</text:span></text:a></text:span><text:span text:style-name="T131_23"><text:a xlink:type="simple" xlink:href="http://developer.android.com/tools/extras/oem-usb.html#Drivers"><text:span text:style-name="T131_24">/</text:span></text:a></text:span><text:span text:style-name="T131_25"><text:a xlink:type="simple" xlink:href="http://developer.android.com/tools/extras/oem-usb.html#Drivers"><text:span text:style-name="T131_26">oem</text:span></text:a></text:span><text:span text:style-name="T131_27"><text:a xlink:type="simple" xlink:href="http://developer.android.com/tools/extras/oem-usb.html#Drivers"><text:span text:style-name="T131_28">-</text:span></text:a></text:span><text:span text:style-name="T131_29"><text:a xlink:type="simple" xlink:href="http://developer.android.com/tools/extras/oem-usb.html#Drivers"><text:span text:style-name="T131_30">usb</text:span></text:a></text:span><text:span text:style-name="T131_31"><text:a xlink:type="simple" xlink:href="http://developer.android.com/tools/extras/oem-usb.html#Drivers"><text:span text:style-name="T131_32">.</text:span></text:a></text:span><text:span text:style-name="T131_33"><text:a xlink:type="simple" xlink:href="http://developer.android.com/tools/extras/oem-usb.html#Drivers"><text:span text:style-name="T131_34">html</text:span></text:a></text:span><text:span text:style-name="T131_35"><text:a xlink:type="simple" xlink:href="http://developer.android.com/tools/extras/oem-usb.html#Drivers"><text:span text:style-name="T131_36">#</text:span></text:a></text:span><text:span text:style-name="T131_37"><text:a xlink:type="simple" xlink:href="http://developer.android.com/tools/extras/oem-usb.html#Drivers"><text:span text:style-name="T131_38">Drivers</text:span></text:a></text:span></text:p>
      <text:p text:style-name="P132"/>
      <text:p text:style-name="P133"><text:span text:style-name="T133_1">ou</text:span><text:span text:style-name="T133_2"><text:s/></text:span><text:span text:style-name="T133_3">installer</text:span><text:span text:style-name="T133_4"><text:s/>“</text:span><text:span text:style-name="T133_5">à</text:span><text:span text:style-name="T133_6"><text:s/></text:span><text:span text:style-name="T133_7">la</text:span><text:span text:style-name="T133_8"><text:s/></text:span><text:span text:style-name="T133_9">main</text:span><text:span text:style-name="T133_10">”<text:s/></text:span><text:span text:style-name="T133_11">le</text:span><text:span text:style-name="T133_12"><text:s/></text:span><text:span text:style-name="T133_13">driver</text:span><text:span text:style-name="T133_14"><text:s/></text:span><text:span text:style-name="T133_15">générique</text:span><text:span text:style-name="T133_16"><text:s/></text:span><text:span text:style-name="T133_17">android</text:span><text:span text:style-name="T133_18"><text:s/></text:span><text:span text:style-name="T133_19">dans</text:span><text:span text:style-name="T133_20"><text:s/></text:span><text:span text:style-name="T133_21">.../</text:span><text:span text:style-name="T133_22">android</text:span><text:span text:style-name="T133_23">-</text:span><text:span text:style-name="T133_24">sdk</text:span><text:span text:style-name="T133_25">/</text:span><text:span text:style-name="T133_26">extras</text:span><text:span text:style-name="T133_27">/</text:span><text:span text:style-name="T133_28">google</text:span><text:span text:style-name="T133_29">/</text:span><text:span text:style-name="T133_30">usb</text:span><text:span text:style-name="T133_31">_</text:span><text:span text:style-name="T133_32">driver</text:span><text:span text:style-name="T133_33">/</text:span><text:span text:style-name="T133_34">android</text:span><text:span text:style-name="T133_35">_</text:span><text:span text:style-name="T133_36">winusb</text:span><text:span text:style-name="T133_37">.</text:span><text:span text:style-name="T133_38">inf</text:span><text:span text:style-name="T133_39"><text:s/>:<text:line-break/></text:span></text:p>
      <text:list text:style-name="LS3" xml:id="list7">
        <text:list-item>
          <text:p text:style-name="P134"><text:span text:style-name="T134_1">Aller</text:span><text:span text:style-name="T134_2"><text:s/></text:span><text:span text:style-name="T134_3">dans</text:span><text:span text:style-name="T134_4"><text:s/></text:span><text:span text:style-name="T134_5">le</text:span><text:span text:style-name="T134_6"><text:s/></text:span><text:span text:style-name="T134_7">gestionnaire</text:span><text:span text:style-name="T134_8"><text:s/></text:span><text:span text:style-name="T134_9">de</text:span><text:span text:style-name="T134_10"><text:s/></text:span><text:span text:style-name="T134_11">périphériques</text:span><text:span text:style-name="T134_12">&gt;</text:span><text:span text:style-name="T134_13">détails</text:span><text:span text:style-name="T134_14">&gt;</text:span><text:span text:style-name="T134_15">numéros</text:span><text:span text:style-name="T134_16"><text:s/></text:span><text:span text:style-name="T134_17">identification</text:span><text:span text:style-name="T134_18"><text:s/></text:span><text:span text:style-name="T134_19">du</text:span><text:span text:style-name="T134_20"><text:s/></text:span><text:span text:style-name="T134_21">matériel</text:span><text:span text:style-name="T134_22">,<text:s/></text:span><text:span text:style-name="T134_23">et</text:span><text:span text:style-name="T134_24"><text:s/></text:span><text:span text:style-name="T134_25">noter</text:span><text:span text:style-name="T134_26"><text:s/></text:span><text:span text:style-name="T134_27">les</text:span><text:span text:style-name="T134_28"><text:s/>2<text:s/></text:span><text:span text:style-name="T134_29">nombres</text:span><text:span text:style-name="T134_30"><text:s/></text:span><text:span text:style-name="T134_31">hexadécimaux</text:span><text:span text:style-name="T134_32"><text:s/></text:span><text:span text:style-name="T134_33">après</text:span><text:span text:style-name="T134_34"><text:s/></text:span><text:span text:style-name="T134_35">VID</text:span><text:span text:style-name="T134_36">_<text:s text:c="3"/></text:span><text:span text:style-name="T134_37">et</text:span><text:span text:style-name="T134_38"><text:s text:c="4"/></text:span><text:span text:style-name="T134_39">PID</text:span><text:span text:style-name="T134_40">_<text:s/><text:line-break/><text:tab/></text:span><text:span text:style-name="T134_41">ex</text:span><text:span text:style-name="T134_42"><text:s/></text:span><text:span text:style-name="T134_43">pour</text:span><text:span text:style-name="T134_44"><text:s/></text:span><text:span text:style-name="T134_45">une</text:span><text:span text:style-name="T134_46"><text:s/></text:span><text:span text:style-name="T134_47">tab</text:span><text:span text:style-name="T134_48"><text:s/></text:span><text:span text:style-name="T134_49">iconia</text:span><text:span text:style-name="T134_50"><text:s/></text:span><text:span text:style-name="T134_51">a</text:span><text:span text:style-name="T134_52">500<text:s/>:<text:s/></text:span><text:span text:style-name="T134_53">VID</text:span><text:span text:style-name="T134_54">_</text:span><text:span text:style-name="T134_55">0502</text:span><text:span text:style-name="T134_56">&amp;</text:span><text:span text:style-name="T134_57">PID</text:span><text:span text:style-name="T134_58">_</text:span><text:span text:style-name="T134_59">3325</text:span></text:p>
        </text:list-item>
        <text:list-item>
          <text:p text:style-name="P135"><text:span text:style-name="T135_1">Ouvrir</text:span><text:span text:style-name="T135_2"><text:s/></text:span><text:span text:style-name="T135_3">android</text:span><text:span text:style-name="T135_4">_</text:span><text:span text:style-name="T135_5">winusb</text:span><text:span text:style-name="T135_6">.</text:span><text:span text:style-name="T135_7">inf</text:span><text:span text:style-name="T135_8">.<text:s/><text:line-break/></text:span><text:span text:style-name="T135_9">Si</text:span><text:span text:style-name="T135_10"><text:s/></text:span><text:span text:style-name="T135_11">votre</text:span><text:span text:style-name="T135_12"><text:s/></text:span><text:span text:style-name="T135_13">mobile</text:span><text:span text:style-name="T135_14"><text:s/></text:span><text:span text:style-name="T135_15">n</text:span><text:span text:style-name="T135_16">’</text:span><text:span text:style-name="T135_17">est</text:span><text:span text:style-name="T135_18"><text:s/></text:span><text:span text:style-name="T135_19">pas</text:span><text:span text:style-name="T135_20"><text:s/></text:span><text:span text:style-name="T135_21">défini</text:span><text:span text:style-name="T135_22">,<text:s/></text:span><text:span text:style-name="T135_23">c</text:span><text:span text:style-name="T135_24">’</text:span><text:span text:style-name="T135_25">est</text:span><text:span text:style-name="T135_26"><text:s/></text:span><text:span text:style-name="T135_27">à</text:span><text:span text:style-name="T135_28"><text:s/></text:span><text:span text:style-name="T135_29">dire</text:span><text:span text:style-name="T135_30"><text:s/></text:span><text:span text:style-name="T135_31">s</text:span><text:span text:style-name="T135_32">’</text:span><text:span text:style-name="T135_33">il</text:span><text:span text:style-name="T135_34"><text:s/></text:span><text:span text:style-name="T135_35">n</text:span><text:span text:style-name="T135_36">’</text:span><text:span text:style-name="T135_37">existe</text:span><text:span text:style-name="T135_38"><text:s/></text:span><text:span text:style-name="T135_39">aucune</text:span><text:span text:style-name="T135_40"><text:s/></text:span><text:span text:style-name="T135_41">ligne</text:span><text:span text:style-name="T135_42"><text:s/></text:span><text:span text:style-name="T135_43">de</text:span><text:span text:style-name="T135_44"><text:s/></text:span><text:span text:style-name="T135_45">commentaire</text:span><text:span text:style-name="T135_46"><text:s/></text:span><text:span text:style-name="T135_47">commençant</text:span><text:span text:style-name="T135_48"><text:s/></text:span><text:span text:style-name="T135_49">par</text:span><text:span text:style-name="T135_50"><text:s/>“</text:span><text:span text:style-name="T135_51">;</text:span><text:span text:style-name="T135_52">”<text:line-break/></text:span><text:span text:style-name="T135_53">avec</text:span><text:span text:style-name="T135_54"><text:s/></text:span><text:span text:style-name="T135_55">son</text:span><text:span text:style-name="T135_56"><text:s/></text:span><text:span text:style-name="T135_57">nom</text:span><text:span text:style-name="T135_58">,<text:s/></text:span><text:span text:style-name="T135_59">il</text:span><text:span text:style-name="T135_60"><text:s/></text:span><text:span text:style-name="T135_61">faut</text:span><text:span text:style-name="T135_62"><text:s/></text:span><text:span text:style-name="T135_63">ajouter</text:span><text:span text:style-name="T135_64"><text:s/></text:span><text:span text:style-name="T135_65">après</text:span><text:span text:style-name="T135_66"><text:s/></text:span><text:span text:style-name="T135_67">la</text:span><text:span text:style-name="T135_68"><text:s/></text:span><text:span text:style-name="T135_69">ligne</text:span><text:span text:style-name="T135_70"><text:s/>[</text:span><text:span text:style-name="T135_71">Google</text:span><text:span text:style-name="T135_72">.</text:span><text:span text:style-name="T135_73">NTx</text:span><text:span text:style-name="T135_74">86]<text:s text:c="2"/></text:span><text:span text:style-name="T135_75">ou</text:span><text:span text:style-name="T135_76"><text:s/>[</text:span><text:span text:style-name="T135_77">Google</text:span><text:span text:style-name="T135_78">.</text:span><text:span text:style-name="T135_79">NTamd</text:span><text:span text:style-name="T135_80">64]<text:s/></text:span><text:span text:style-name="T135_81">si</text:span><text:span text:style-name="T135_82"><text:s/></text:span><text:span text:style-name="T135_83">vous</text:span><text:span text:style-name="T135_84"><text:s/></text:span><text:span text:style-name="T135_85">avez</text:span><text:span text:style-name="T135_86"><text:s/></text:span><text:span text:style-name="T135_87">un</text:span><text:span text:style-name="T135_88"><text:s/></text:span><text:span text:style-name="T135_89">système</text:span><text:span text:style-name="T135_90"><text:s/>64<text:s/></text:span><text:span text:style-name="T135_91">bits</text:span><text:span text:style-name="T135_92">,<text:s/></text:span><text:span text:style-name="T135_93">les</text:span><text:span text:style-name="T135_94"><text:s/>3<text:s/></text:span><text:span text:style-name="T135_95">lignes</text:span><text:span text:style-name="T135_96"><text:s/></text:span><text:span text:style-name="T135_97">suivantes</text:span><text:span text:style-name="T135_98"><text:s/>:<text:line-break/>;<text:s/>&lt;</text:span><text:span text:style-name="T135_99">Nom</text:span><text:span text:style-name="T135_100"><text:s/></text:span><text:span text:style-name="T135_101">de</text:span><text:span text:style-name="T135_102"><text:s/></text:span><text:span text:style-name="T135_103">votre</text:span><text:span text:style-name="T135_104"><text:s/></text:span><text:span text:style-name="T135_105">mobile</text:span><text:span text:style-name="T135_106">&gt;<text:line-break/>%</text:span><text:span text:style-name="T135_107">SingleAdbInterface</text:span><text:span text:style-name="T135_108">%<text:s/>=<text:s/></text:span><text:span text:style-name="T135_109">USB</text:span><text:span text:style-name="T135_110">_</text:span><text:span text:style-name="T135_111">Install</text:span><text:span text:style-name="T135_112">,<text:s/></text:span><text:span text:style-name="T135_113">USB</text:span><text:span text:style-name="T135_114">\</text:span><text:span text:style-name="T135_115">VID</text:span><text:span text:style-name="T135_116">_&lt;</text:span><text:span text:style-name="T135_117">num</text:span><text:span text:style-name="T135_118">_</text:span><text:span text:style-name="T135_119">vid</text:span><text:span text:style-name="T135_120">&gt;&amp;</text:span><text:span text:style-name="T135_121">PID</text:span><text:span text:style-name="T135_122">_&lt;</text:span><text:span text:style-name="T135_123">num</text:span><text:span text:style-name="T135_124">_</text:span><text:span text:style-name="T135_125">pid</text:span><text:span text:style-name="T135_126">&gt;<text:line-break/>%</text:span><text:span text:style-name="T135_127">CompositeAdbInterface</text:span><text:span text:style-name="T135_128">%<text:s/>=<text:s/></text:span><text:span text:style-name="T135_129">USB</text:span><text:span text:style-name="T135_130">_</text:span><text:span text:style-name="T135_131">Install</text:span><text:span text:style-name="T135_132">,<text:s/></text:span><text:span text:style-name="T135_133">USB</text:span><text:span text:style-name="T135_134">\</text:span><text:span text:style-name="T135_135">VID</text:span><text:span text:style-name="T135_136">_&lt;</text:span><text:span text:style-name="T135_137">num</text:span><text:span text:style-name="T135_138">_</text:span><text:span text:style-name="T135_139">vid</text:span><text:span text:style-name="T135_140">&gt;&amp;</text:span><text:span text:style-name="T135_141">PID</text:span><text:span text:style-name="T135_142">_&lt;</text:span><text:span text:style-name="T135_143">num</text:span><text:span text:style-name="T135_144">_</text:span><text:span text:style-name="T135_145">pid</text:span><text:span text:style-name="T135_146">&gt;&amp;</text:span><text:span text:style-name="T135_147">MI</text:span><text:span text:style-name="T135_148">_01<text:line-break/></text:span><text:span text:style-name="T135_149">en</text:span><text:span text:style-name="T135_150"><text:s/></text:span><text:span text:style-name="T135_151">remplaçant</text:span><text:span text:style-name="T135_152"><text:s/>&lt;</text:span><text:span text:style-name="T135_153">num</text:span><text:span text:style-name="T135_154">_</text:span><text:span text:style-name="T135_155">vid</text:span><text:span text:style-name="T135_156">&gt;<text:s/></text:span><text:span text:style-name="T135_157">et</text:span><text:span text:style-name="T135_158"><text:s/>&lt;</text:span><text:span text:style-name="T135_159">num</text:span><text:span text:style-name="T135_160">_</text:span><text:span text:style-name="T135_161">pid</text:span><text:span text:style-name="T135_162">&gt;<text:s/></text:span><text:span text:style-name="T135_163">par</text:span><text:span text:style-name="T135_164"><text:s/></text:span><text:span text:style-name="T135_165">les</text:span><text:span text:style-name="T135_166"><text:s/></text:span><text:span text:style-name="T135_167">nombres</text:span><text:span text:style-name="T135_168"><text:s/></text:span><text:span text:style-name="T135_169">notés</text:span><text:span text:style-name="T135_170"><text:s/></text:span><text:span text:style-name="T135_171">précédemment</text:span><text:span text:style-name="T135_172">.<text:line-break/></text:span><text:span text:style-name="T135_173">Puis</text:span><text:span text:style-name="T135_174"><text:s/></text:span><text:span text:style-name="T135_175">sauvegarder</text:span><text:span text:style-name="T135_176">.</text:span></text:p>
        </text:list-item>
        <text:list-item>
          <text:p text:style-name="P136"><text:span text:style-name="T136_1">Sous</text:span><text:span text:style-name="T136_2"><text:s/></text:span><text:span text:style-name="T136_3">Windows</text:span><text:span text:style-name="T136_4"><text:s/>7<text:s/></text:span><text:span text:style-name="T136_5">ou</text:span><text:span text:style-name="T136_6"><text:s/></text:span><text:span text:style-name="T136_7">inférieure</text:span><text:span text:style-name="T136_8"><text:s/></text:span><text:span text:style-name="T136_9">passer</text:span><text:span text:style-name="T136_10"><text:s/></text:span><text:span text:style-name="T136_11">au</text:span><text:span text:style-name="T136_12"><text:s/>4.<text:line-break/></text:span><text:span text:style-name="T136_13">sous</text:span><text:span text:style-name="T136_14"><text:s/></text:span><text:span text:style-name="T136_15">Windows</text:span><text:span text:style-name="T136_16"><text:s/>8</text:span><text:span text:style-name="T136_17">,<text:s/></text:span><text:span text:style-name="T136_18">il</text:span><text:span text:style-name="T136_19"><text:s/></text:span><text:span text:style-name="T136_20">faudra</text:span><text:span text:style-name="T136_21"><text:s/>(</text:span><text:span text:style-name="T136_22">temporairement</text:span><text:span text:style-name="T136_23">)<text:s text:c="2"/></text:span><text:span text:style-name="T136_24">déactiver</text:span><text:span text:style-name="T136_25"><text:s/></text:span><text:span text:style-name="T136_26">le</text:span><text:span text:style-name="T136_27"><text:s/></text:span><text:span text:style-name="T136_28">contrôle</text:span><text:span text:style-name="T136_29"><text:s/></text:span><text:span text:style-name="T136_30">de</text:span><text:span text:style-name="T136_31"><text:s/></text:span><text:span text:style-name="T136_32">la</text:span><text:span text:style-name="T136_33"><text:s/></text:span><text:span text:style-name="T136_34">signature</text:span><text:span text:style-name="T136_35"><text:s/></text:span><text:span text:style-name="T136_36">des</text:span><text:span text:style-name="T136_37"><text:s/></text:span><text:span text:style-name="T136_38">pilotes</text:span><text:span text:style-name="T136_39"><text:s/>:</text:span></text:p>
          <text:list>
            <text:list-item>
              <text:p text:style-name="P137"><text:span text:style-name="T137_1">Lancer</text:span><text:span text:style-name="T137_2"><text:s/>“</text:span><text:span text:style-name="T137_3">l</text:span><text:span text:style-name="T137_4">’</text:span><text:span text:style-name="T137_5">invite</text:span><text:span text:style-name="T137_6"><text:s/></text:span><text:span text:style-name="T137_7">de</text:span><text:span text:style-name="T137_8"><text:s/></text:span><text:span text:style-name="T137_9">commandes</text:span><text:span text:style-name="T137_10">”</text:span></text:p>
            </text:list-item>
            <text:list-item>
              <text:p text:style-name="P138"><text:span text:style-name="T138_1">taper</text:span><text:span text:style-name="T138_2"><text:s/>:<text:line-break/></text:span><text:span text:style-name="T138_3">shutdown</text:span><text:span text:style-name="T138_4"><text:s text:c="2"/>-</text:span><text:span text:style-name="T138_5">o</text:span><text:span text:style-name="T138_6"><text:s text:c="2"/>-</text:span><text:span text:style-name="T138_7">r</text:span><text:span text:style-name="T138_8"><text:s text:c="2"/>-</text:span><text:span text:style-name="T138_9">t</text:span><text:span text:style-name="T138_10"><text:s text:c="2"/>0<text:line-break/>(</text:span><text:span text:style-name="T138_11">le</text:span><text:span text:style-name="T138_12"><text:s/></text:span><text:span text:style-name="T138_13">o</text:span><text:span text:style-name="T138_14"><text:s/></text:span><text:span text:style-name="T138_15">pour</text:span><text:span text:style-name="T138_16"><text:s/></text:span><text:span text:style-name="T138_17">accéder</text:span><text:span text:style-name="T138_18"><text:s/></text:span><text:span text:style-name="T138_19">aux</text:span><text:span text:style-name="T138_20"><text:s/></text:span><text:span text:style-name="T138_21">options</text:span><text:span text:style-name="T138_22"><text:s/></text:span><text:span text:style-name="T138_23">de</text:span><text:span text:style-name="T138_24"><text:s/></text:span><text:span text:style-name="T138_25">démarrage</text:span><text:span text:style-name="T138_26">)</text:span></text:p>
            </text:list-item>
            <text:list-item>
              <text:p text:style-name="P139"><text:span text:style-name="T139_1">Au</text:span><text:span text:style-name="T139_2"><text:s/></text:span><text:span text:style-name="T139_3">re</text:span><text:span text:style-name="T139_4">-</text:span><text:span text:style-name="T139_5">démarrage</text:span><text:span text:style-name="T139_6"><text:s/></text:span><text:span text:style-name="T139_7">cliquer</text:span><text:span text:style-name="T139_8"><text:s/></text:span><text:span text:style-name="T139_9">sur</text:span><text:span text:style-name="T139_10"><text:s/></text:span><text:span text:style-name="T139_11">Dépannage</text:span><text:span text:style-name="T139_12">&gt;</text:span><text:span text:style-name="T139_13">Options</text:span><text:span text:style-name="T139_14"><text:s/></text:span><text:span text:style-name="T139_15">avancées</text:span><text:span text:style-name="T139_16">&gt;</text:span><text:span text:style-name="T139_17">Paramètres</text:span><text:span text:style-name="T139_18">&gt;</text:span><text:span text:style-name="T139_19">Redémarrer</text:span></text:p>
            </text:list-item>
            <text:list-item>
              <text:p text:style-name="P140"><text:span text:style-name="T140_1">Au</text:span><text:span text:style-name="T140_2"><text:s/></text:span><text:span text:style-name="T140_3">re</text:span><text:span text:style-name="T140_4">-</text:span><text:span text:style-name="T140_5">re</text:span><text:span text:style-name="T140_6">-</text:span><text:span text:style-name="T140_7">démarage</text:span><text:span text:style-name="T140_8">,<text:s/></text:span><text:span text:style-name="T140_9">quand</text:span><text:span text:style-name="T140_10"><text:s/></text:span><text:span text:style-name="T140_11">une</text:span><text:span text:style-name="T140_12"><text:s/></text:span><text:span text:style-name="T140_13">liste</text:span><text:span text:style-name="T140_14"><text:s/></text:span><text:span text:style-name="T140_15">s</text:span><text:span text:style-name="T140_16">’</text:span><text:span text:style-name="T140_17">affiche</text:span><text:span text:style-name="T140_18"><text:s/></text:span><text:span text:style-name="T140_19">avec</text:span><text:span text:style-name="T140_20"><text:s/></text:span><text:span text:style-name="T140_21">entre</text:span><text:span text:style-name="T140_22"><text:s/></text:span><text:span text:style-name="T140_23">autres</text:span><text:span text:style-name="T140_24"><text:s/>:<text:s/><text:line-break/>“7)<text:s/></text:span><text:span text:style-name="T140_25">Disable</text:span><text:span text:style-name="T140_26"><text:s/></text:span><text:span text:style-name="T140_27">driver</text:span><text:span text:style-name="T140_28"><text:s/></text:span><text:span text:style-name="T140_29">signature</text:span><text:span text:style-name="T140_30"><text:s/></text:span><text:span text:style-name="T140_31">enforcement</text:span><text:span text:style-name="T140_32">”<text:line-break/></text:span><text:span text:style-name="T140_33">taper</text:span><text:span text:style-name="T140_34"><text:s/>“7”<text:s/></text:span><text:span text:style-name="T140_35">ou</text:span><text:span text:style-name="T140_36"><text:s/></text:span><text:span text:style-name="T140_37">F</text:span><text:span text:style-name="T140_38">7</text:span></text:p>
            </text:list-item>
          </text:list>
        </text:list-item>
        <text:list-item>
          <text:p text:style-name="P141"><text:span text:style-name="T141_1">Retourner</text:span><text:span text:style-name="T141_2"><text:s/></text:span><text:span text:style-name="T141_3">dans</text:span><text:span text:style-name="T141_4"><text:s/></text:span><text:span text:style-name="T141_5">le</text:span><text:span text:style-name="T141_6"><text:s/></text:span><text:span text:style-name="T141_7">gestionnaire</text:span><text:span text:style-name="T141_8"><text:s/></text:span><text:span text:style-name="T141_9">de</text:span><text:span text:style-name="T141_10"><text:s/></text:span><text:span text:style-name="T141_11">périphériques</text:span><text:span text:style-name="T141_12"><text:s/></text:span><text:span text:style-name="T141_13">et</text:span><text:span text:style-name="T141_14"><text:s/></text:span><text:span text:style-name="T141_15">mettre</text:span><text:span text:style-name="T141_16"><text:s/></text:span><text:span text:style-name="T141_17">à</text:span><text:span text:style-name="T141_18"><text:s/></text:span><text:span text:style-name="T141_19">jour</text:span><text:span text:style-name="T141_20"><text:s/></text:span><text:span text:style-name="T141_21">le</text:span><text:span text:style-name="T141_22"><text:s/></text:span><text:span text:style-name="T141_23">pilote</text:span><text:span text:style-name="T141_24"><text:s/></text:span><text:span text:style-name="T141_25">modifié</text:span><text:span text:style-name="T141_26">.</text:span></text:p>
        </text:list-item>
        <text:list-item>
          <text:p text:style-name="P142"><text:span text:style-name="T142_1">Sous</text:span><text:span text:style-name="T142_2"><text:s/></text:span><text:span text:style-name="T142_3">Windows</text:span><text:span text:style-name="T142_4"><text:s/>8</text:span><text:span text:style-name="T142_5">,<text:s/></text:span><text:span text:style-name="T142_6">redémarrer</text:span><text:span text:style-name="T142_7"><text:s/></text:span><text:span text:style-name="T142_8">normalement</text:span><text:span text:style-name="T142_9"><text:s/></text:span><text:span text:style-name="T142_10">si</text:span><text:span text:style-name="T142_11"><text:s/></text:span><text:span text:style-name="T142_12">vous</text:span><text:span text:style-name="T142_13"><text:s/></text:span><text:span text:style-name="T142_14">le</text:span><text:span text:style-name="T142_15"><text:s/></text:span><text:span text:style-name="T142_16">voulez</text:span><text:span text:style-name="T142_17">.<text:line-break/></text:span></text:p>
        </text:list-item>
      </text:list>
      <text:p text:style-name="P143"><text:span text:style-name="T143_1">Pour</text:span><text:span text:style-name="T143_2"><text:s/></text:span><text:span text:style-name="T143_3">tester</text:span><text:span text:style-name="T143_4"><text:s/></text:span><text:span text:style-name="T143_5">la</text:span><text:span text:style-name="T143_6"><text:s/></text:span><text:span text:style-name="T143_7">bonne</text:span><text:span text:style-name="T143_8"><text:s/></text:span><text:span text:style-name="T143_9">installation</text:span><text:span text:style-name="T143_10"><text:s/>:<text:s/></text:span><text:span text:style-name="T143_11">connecter</text:span><text:span text:style-name="T143_12"><text:s/></text:span><text:span text:style-name="T143_13">le</text:span><text:span text:style-name="T143_14"><text:s/></text:span><text:span text:style-name="T143_15">mobile</text:span><text:span text:style-name="T143_16"><text:s/></text:span><text:span text:style-name="T143_17">au</text:span><text:span text:style-name="T143_18"><text:s/></text:span><text:span text:style-name="T143_19">pc</text:span><text:span text:style-name="T143_20"><text:s/></text:span><text:span text:style-name="T143_21">et</text:span><text:span text:style-name="T143_22"><text:s/></text:span><text:span text:style-name="T143_23">lancer</text:span><text:span text:style-name="T143_24"><text:s text:c="2"/>“</text:span><text:span text:style-name="T143_25">start</text:span><text:span text:style-name="T143_26">.</text:span><text:span text:style-name="T143_27">bat</text:span><text:span text:style-name="T143_28">”<text:s/>,<text:s/></text:span><text:span text:style-name="T143_29">puis</text:span><text:span text:style-name="T143_30"><text:s/></text:span><text:span text:style-name="T143_31">taper</text:span><text:span text:style-name="T143_32"><text:s/>:<text:line-break/></text:span><text:span text:style-name="T143_33">adb</text:span><text:span text:style-name="T143_34"><text:s/></text:span><text:span text:style-name="T143_35">devices</text:span><text:span text:style-name="T143_36"><text:line-break/></text:span><text:span text:style-name="T143_37">il</text:span><text:span text:style-name="T143_38"><text:s/></text:span><text:span text:style-name="T143_39">doit</text:span><text:span text:style-name="T143_40"><text:s/></text:span><text:span text:style-name="T143_41">s</text:span><text:span text:style-name="T143_42">’</text:span><text:span text:style-name="T143_43">afficher</text:span><text:span text:style-name="T143_44"><text:s/>:<text:s/></text:span></text:p>
      <text:p text:style-name="P144"><text:span text:style-name="T144_1">“</text:span><text:span text:style-name="T144_2">List</text:span><text:span text:style-name="T144_3"><text:s/></text:span><text:span text:style-name="T144_4">of</text:span><text:span text:style-name="T144_5"><text:s/></text:span><text:span text:style-name="T144_6">devices</text:span><text:span text:style-name="T144_7"><text:s/></text:span><text:span text:style-name="T144_8">attached</text:span><text:span text:style-name="T144_9">”<text:s/></text:span><text:span text:style-name="T144_10">avec</text:span><text:span text:style-name="T144_11"><text:s/></text:span><text:span text:style-name="T144_12">en</text:span><text:span text:style-name="T144_13"><text:s/></text:span><text:span text:style-name="T144_14">dessous</text:span><text:span text:style-name="T144_15"><text:s/></text:span><text:span text:style-name="T144_16">une</text:span><text:span text:style-name="T144_17"><text:s/></text:span><text:span text:style-name="T144_18">ligne</text:span><text:span text:style-name="T144_19"><text:s/></text:span><text:span text:style-name="T144_20">d</text:span><text:span text:style-name="T144_21">’</text:span><text:span text:style-name="T144_22">ID</text:span><text:span text:style-name="T144_23"><text:s/></text:span><text:span text:style-name="T144_24">pour</text:span><text:span text:style-name="T144_25"><text:s/></text:span><text:span text:style-name="T144_26">chaque</text:span><text:span text:style-name="T144_27"><text:s/></text:span><text:span text:style-name="T144_28">mobile</text:span><text:span text:style-name="T144_29"><text:s/></text:span><text:span text:style-name="T144_30">connecté</text:span><text:span text:style-name="T144_31">.</text:span></text:p>
      <text:p text:style-name="P145"><text:span text:style-name="T145_1">Préparation</text:span><text:span text:style-name="T145_2"><text:s/></text:span><text:span text:style-name="T145_3">debug</text:span><text:span text:style-name="T145_4"><text:s/></text:span><text:span text:style-name="T145_5">sur</text:span><text:span text:style-name="T145_6"><text:s/></text:span><text:span text:style-name="T145_7">le</text:span><text:span text:style-name="T145_8"><text:s/></text:span><text:span text:style-name="T145_9">mobile</text:span><text:span text:style-name="T145_10"><text:s text:c="2"/>:</text:span></text:p>
      <text:p text:style-name="P146"/>
      <text:p text:style-name="P147"/>
      <text:p text:style-name="P148"><text:span text:style-name="T148_1">Paramétrage</text:span><text:span text:style-name="T148_2"><text:s/>(</text:span><text:span text:style-name="T148_3">peut</text:span><text:span text:style-name="T148_4"><text:s/></text:span><text:span text:style-name="T148_5">varier</text:span><text:span text:style-name="T148_6"><text:s/></text:span><text:span text:style-name="T148_7">selon</text:span><text:span text:style-name="T148_8"><text:s/></text:span><text:span text:style-name="T148_9">mobile</text:span><text:span text:style-name="T148_10">)<text:s/>:</text:span></text:p>
      <text:list text:style-name="LS4" xml:id="list16">
        <text:list-item>
          <text:p text:style-name="P149"><text:span text:style-name="T149_1">Applications</text:span><text:span text:style-name="T149_2">&gt;</text:span><text:span text:style-name="T149_3">Autoriser</text:span><text:span text:style-name="T149_4"><text:s/></text:span><text:span text:style-name="T149_5">sources</text:span><text:span text:style-name="T149_6"><text:s/></text:span><text:span text:style-name="T149_7">inconnues</text:span><text:span text:style-name="T149_8">.</text:span></text:p>
        </text:list-item>
        <text:list-item>
          <text:p text:style-name="P150"><text:span text:style-name="T150_1">Connexion</text:span><text:span text:style-name="T150_2"><text:s/></text:span><text:span text:style-name="T150_3">PC</text:span><text:span text:style-name="T150_4">&gt;</text:span><text:span text:style-name="T150_5">Lecteur</text:span><text:span text:style-name="T150_6"><text:s/></text:span><text:span text:style-name="T150_7">disque</text:span><text:span text:style-name="T150_8">.</text:span></text:p>
        </text:list-item>
      </text:list>
      <text:p text:style-name="P151"/>
      <text:p text:style-name="P152"><text:span text:style-name="T152_1">Note</text:span><text:span text:style-name="T152_2">:<text:s/></text:span><text:span text:style-name="T152_3">sur</text:span><text:span text:style-name="T152_4"><text:s/></text:span><text:span text:style-name="T152_5">Samsung</text:span><text:span text:style-name="T152_6"><text:s/></text:span><text:span text:style-name="T152_7">il</text:span><text:span text:style-name="T152_8"><text:s/></text:span><text:span text:style-name="T152_9">faut</text:span><text:span text:style-name="T152_10"><text:s/></text:span><text:span text:style-name="T152_11">débloquer</text:span><text:span text:style-name="T152_12"><text:s/></text:span><text:span text:style-name="T152_13">dans</text:span><text:span text:style-name="T152_14"><text:s/>“</text:span><text:span text:style-name="T152_15">à</text:span><text:span text:style-name="T152_16"><text:s/></text:span><text:span text:style-name="T152_17">propos</text:span><text:span text:style-name="T152_18">”<text:s text:c="2"/></text:span><text:span text:style-name="T152_19">le</text:span><text:span text:style-name="T152_20"><text:s/>“</text:span><text:span text:style-name="T152_21">paramétrage</text:span><text:span text:style-name="T152_22"><text:s/></text:span><text:span text:style-name="T152_23">développement</text:span><text:span text:style-name="T152_24">”<text:s/></text:span><text:span text:style-name="T152_25">pour</text:span><text:span text:style-name="T152_26"><text:s/></text:span><text:span text:style-name="T152_27">accéder</text:span><text:span text:style-name="T152_28"><text:s/></text:span><text:span text:style-name="T152_29">aux</text:span><text:span text:style-name="T152_30"><text:s/></text:span><text:span text:style-name="T152_31">paramétrage</text:span><text:span text:style-name="T152_32"><text:s/></text:span><text:span text:style-name="T152_33">ci</text:span><text:span text:style-name="T152_34">-</text:span><text:span text:style-name="T152_35">dessus</text:span><text:span text:style-name="T152_36">.</text:span></text:p>
      <text:p text:style-name="P153"/>
      <text:p text:style-name="P154"><text:span text:style-name="T154_1">Tester</text:span><text:span text:style-name="T154_2"><text:s/></text:span><text:span text:style-name="T154_3">la</text:span><text:span text:style-name="T154_4"><text:s/></text:span><text:span text:style-name="T154_5">connexion</text:span><text:span text:style-name="T154_6"><text:s/></text:span><text:span text:style-name="T154_7">PC</text:span><text:span text:style-name="T154_8">&lt;==&gt;</text:span><text:span text:style-name="T154_9">mobile</text:span><text:span text:style-name="T154_10"><text:s/></text:span><text:span text:style-name="T154_11">via</text:span><text:span text:style-name="T154_12"><text:s/></text:span><text:span text:style-name="T154_13">le</text:span><text:span text:style-name="T154_14"><text:s/></text:span><text:span text:style-name="T154_15">câble</text:span><text:span text:style-name="T154_16">.</text:span></text:p>
      <text:p text:style-name="P155"/>
      <text:p text:style-name="P1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2.54cm" fo:padding-left="0cm" fo:margin-left="1.011cm" fo:padding-right="0cm" fo:margin-right="0.34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